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.5cm" loext:decorative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2.5cm" loext:decorative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3.5cm" loext:decorative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cm" fo:min-width="4.5cm" loext:decorative="false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0cm" fo:min-width="4cm" loext:decorative="false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cm" fo:min-width="2.3cm" loext:decorative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cm" fo:min-width="1.2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draw:fill="solid" draw:fill-color="#ffb861" draw:textarea-horizontal-align="justify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cm" fo:min-width="0.7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0cm" fo:min-width="1.55cm" loext:decorative="false"/>
    </style:style>
    <style:style style:name="gr13" style:family="graphic" style:parent-style-name="standard">
      <style:graphic-properties draw:stroke="none" draw:fill="solid" draw:fill-color="#504c36" loext:decorative="false"/>
    </style:style>
    <style:style style:name="gr14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4cm" loext:decorative="false"/>
    </style:style>
    <style:style style:name="gr15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0.5cm" loext:decorative="false"/>
    </style:style>
    <style:style style:name="gr16" style:family="graphic" style:parent-style-name="standard">
      <style:graphic-properties draw:stroke="solid" svg:stroke-width="0.035cm" svg:stroke-color="#474747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protect="position size" loext:decorative="false"/>
    </style:style>
    <style:style style:name="gr17" style:family="graphic" style:parent-style-name="standard">
      <style:graphic-properties draw:stroke="none" draw:fill="solid" draw:fill-color="#474747" draw:opacity="100%" loext:decorative="false"/>
    </style:style>
    <style:style style:name="gr18" style:family="graphic">
      <style:graphic-properties style:protect="position size" style:writing-mode="lr-tb" loext:decorative="false"/>
    </style:style>
    <style:style style:name="gr19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1.51cm" loext:decorative="false"/>
    </style:style>
    <style:style style:name="gr20" style:family="graphic" style:parent-style-name="standard">
      <style:graphic-properties draw:stroke="none" draw:fill="solid" draw:fill-color="#7d9fc2" draw:opacity="100%" draw:opacity-name="Transparency_20_22" draw:textarea-horizontal-align="justify" draw:textarea-vertical-align="middle" draw:auto-grow-height="false" fo:min-height="0cm" fo:min-width="0.25cm" loext:decorative="false"/>
    </style:style>
    <style:style style:name="gr21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2.51cm" loext:decorative="false"/>
    </style:style>
    <style:style style:name="gr22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3.51cm" loext:decorative="false"/>
    </style:style>
    <style:style style:name="gr23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4.51cm" loext:decorative="false"/>
    </style:style>
    <style:style style:name="gr24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0.51cm" loext:decorative="false"/>
    </style:style>
    <style:style style:name="gr25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4cm" style:protect="position size" loext:decorative="false"/>
    </style:style>
    <style:style style:name="gr26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1.15cm" loext:decorative="false"/>
    </style:style>
    <style:style style:name="gr27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2.3cm" style:protect="position size" loext:decorative="false"/>
    </style:style>
    <style:style style:name="gr28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.35cm" loext:decorative="false"/>
    </style:style>
    <style:style style:name="gr29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5cm" style:protect="position size" loext:decorative="false"/>
    </style:style>
    <style:style style:name="gr30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cm" loext:decorative="false"/>
    </style:style>
    <style:style style:name="gr31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7cm" style:protect="position size" loext:decorative="false"/>
    </style:style>
    <style:style style:name="gr32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2cm" style:protect="position size" loext:decorative="false"/>
    </style:style>
    <style:style style:name="gr33" style:family="graphic" style:parent-style-name="objectwithoutfill">
      <style:graphic-properties draw:stroke="dash" draw:stroke-dash="Dot_20__28_Rounded_29_" svg:stroke-width="0.035cm" svg:stroke-color="#474747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34" style:family="graphic" style:parent-style-name="objectwithoutfill">
      <style:graphic-properties draw:stroke="dash" draw:stroke-dash="Long_20_Dash_20__28_Rounded_29_" svg:stroke-width="0.035cm" svg:stroke-color="#b2b2b2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9cm" loext:decorative="false"/>
    </style:style>
    <style:style style:name="gr36" style:family="graphic" style:parent-style-name="standard">
      <style:graphic-properties draw:stroke="none" draw:fill="solid" draw:fill-color="#7d9fc2" draw:textarea-horizontal-align="justify" draw:textarea-vertical-align="middle" draw:auto-grow-height="false" fo:min-height="0cm" fo:min-width="1.55cm" loext:decorative="false"/>
    </style:style>
    <style:style style:name="gr37" style:family="graphic" style:parent-style-name="objectwithoutfill">
      <style:graphic-properties svg:stroke-width="0.028cm" svg:stroke-color="#474747" draw:marker-start="Arrowheads_20_1" draw:marker-start-width="0.14cm" draw:marker-end="" draw:marker-end-width="0.2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8cm" svg:stroke-color="#474747" draw:marker-start="Arrowheads_20_1" draw:marker-start-width="0.14cm" draw:marker-end-width="0.242cm" draw:fill="none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="solid" svg:stroke-width="0.035cm" svg:stroke-color="#474747" draw:marker-start-width="0.252cm" draw:marker-end-width="0.252cm" draw:fill="solid" draw:fill-color="#ffff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40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1.9cm" style:protect="position size" loext:decorative="false"/>
    </style:style>
    <style:style style:name="gr41" style:family="graphic" style:parent-style-name="standard">
      <style:graphic-properties draw:stroke="none" draw:fill="solid" draw:fill-color="#c582b2" draw:opacity="100%" draw:opacity-name="Transparency_20_24" draw:textarea-horizontal-align="justify" draw:textarea-vertical-align="middle" draw:auto-grow-height="false" fo:min-height="0cm" fo:min-width="0.51cm" loext:decorative="false"/>
    </style:style>
    <style:style style:name="gr42" style:family="graphic" style:parent-style-name="standard">
      <style:graphic-properties draw:stroke="none" draw:fill="solid" draw:fill-color="#c582b2" draw:textarea-horizontal-align="justify" draw:textarea-vertical-align="middle" draw:auto-grow-height="false" fo:min-height="0cm" fo:min-width="0.508cm" style:protect="position size" loext:decorative="false"/>
    </style:style>
    <style:style style:name="gr43" style:family="graphic" style:parent-style-name="standard">
      <style:graphic-properties svg:stroke-width="0.018cm" svg:stroke-color="#474747" draw:marker-start-width="0.227cm" draw:marker-end-width="0.227cm" draw:fill="none" draw:textarea-vertical-align="middle" draw:auto-grow-height="false" fo:min-height="2.122cm" fo:min-width="0cm" fo:padding-top="0.134cm" fo:padding-bottom="0.134cm" fo:padding-left="0.259cm" fo:padding-right="0.259cm" fo:wrap-option="wrap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47" style:family="graphic" style:parent-style-name="objectwithoutfill">
      <style:graphic-properties svg:stroke-width="0.018cm" svg:stroke-color="#474747" draw:marker-start-width="0.227cm" draw:marker-end-width="0.227cm" draw:fill="none" draw:textarea-horizontal-align="center" draw:textarea-vertical-align="middle" fo:padding-top="0.134cm" fo:padding-bottom="0.134cm" fo:padding-left="0.259cm" fo:padding-right="0.259cm" loext:decorative="false"/>
    </style:style>
    <style:style style:name="gr48" style:family="graphic">
      <style:graphic-properties loext:decorative="false"/>
    </style:style>
    <style:style style:name="gr49" style:family="graphic" style:parent-style-name="standard">
      <style:graphic-properties draw:stroke="none" draw:fill="solid" draw:fill-color="#dee6ef" loext:decorative="false"/>
    </style:style>
    <style:style style:name="gr50" style:family="graphic" style:parent-style-name="standard">
      <style:graphic-properties draw:stroke="none" draw:fill="solid" draw:fill-color="#999999" loext:decorative="false"/>
    </style:style>
    <style:style style:name="gr51" style:family="graphic" style:parent-style-name="standard">
      <style:graphic-properties draw:stroke="none" draw:fill="solid" draw:fill-color="#474747" loext:decorative="false"/>
    </style:style>
    <style:style style:name="gr52" style:family="graphic" style:parent-style-name="standard">
      <style:graphic-properties draw:stroke="none" draw:fill="solid" draw:fill-color="#474747" draw:textarea-horizontal-align="center" draw:textarea-vertical-align="middle" loext:decorative="false"/>
    </style:style>
    <style:style style:name="gr53" style:family="graphic" style:parent-style-name="objectwithoutfill">
      <style:graphic-properties svg:stroke-width="0.018cm" svg:stroke-color="#b2b2b2" draw:marker-start-width="0.227cm" draw:marker-end="Arrowheads_20_1" draw:marker-end-width="0.125cm" draw:fill="none" draw:textarea-vertical-align="middle" fo:padding-top="0.134cm" fo:padding-bottom="0.134cm" fo:padding-left="0.259cm" fo:padding-right="0.259cm" loext:decorative="false"/>
    </style:style>
    <style:style style:name="gr5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cm" loext:decorative="false"/>
    </style:style>
    <style:style style:name="gr55" style:family="graphic" style:parent-style-name="standard">
      <style:graphic-properties draw:stroke="solid" svg:stroke-width="0.004cm" svg:stroke-color="#474747" draw:marker-start-width="0.206cm" draw:marker-end-width="0.206cm" draw:fill="solid" draw:fill-color="#474747" draw:textarea-horizontal-align="center" draw:textarea-vertical-align="middle" fo:padding-top="0.127cm" fo:padding-bottom="0.127cm" fo:padding-left="0.252cm" fo:padding-right="0.252cm" loext:decorative="false"/>
    </style:style>
    <style:style style:name="gr56" style:family="graphic" style:parent-style-name="standard">
      <style:graphic-properties draw:stroke="none" draw:fill="solid" draw:fill-color="#7fc242" loext:decorative="false"/>
    </style:style>
    <style:style style:name="gr57" style:family="graphic" style:parent-style-name="standard">
      <style:graphic-properties draw:stroke="none" draw:fill="solid" draw:fill-color="#4a6535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57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60" style:family="graphic" style:parent-style-name="standard">
      <style:graphic-properties draw:stroke="none" draw:fill="solid" draw:fill-color="#c582b2" draw:opacity="20%" draw:textarea-horizontal-align="justify" draw:textarea-vertical-align="middle" draw:auto-grow-height="false" fo:min-height="0.35cm" fo:min-width="4.75cm" loext:decorative="false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62" style:family="graphic" style:parent-style-name="objectwithoutfill">
      <style:graphic-properties draw:stroke="solid" draw:stroke-dash="Long_20_Dash_20__28_Rounded_29_" svg:stroke-width="0.028cm" svg:stroke-color="#b2b2b2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0.826cm" loext:decorative="false"/>
      <style:paragraph-properties style:writing-mode="lr-tb"/>
    </style:style>
    <style:style style:name="gr64" style:family="graphic" style:parent-style-name="objectwithoutfill">
      <style:graphic-properties svg:stroke-width="0.018cm" svg:stroke-color="#1c1c1c" draw:marker-start-width="0.227cm" draw:marker-end="Arrowheads_20_1" draw:marker-end-width="0.125cm" draw:fill="none" draw:textarea-vertical-align="middle" fo:padding-top="0.134cm" fo:padding-bottom="0.134cm" fo:padding-left="0.259cm" fo:padding-right="0.259cm" loext:decorative="false"/>
    </style:style>
    <style:style style:name="gr65" style:family="graphic" style:parent-style-name="standard">
      <style:graphic-properties draw:stroke="none" draw:fill="solid" draw:fill-color="#f7c1d9" loext:decorative="false"/>
    </style:style>
    <style:style style:name="gr66" style:family="graphic" style:parent-style-name="standard">
      <style:graphic-properties draw:stroke="none" draw:fill="solid" draw:fill-color="#b23c63" loext:decorative="false"/>
    </style:style>
    <style:style style:name="gr67" style:family="graphic" style:parent-style-name="standard">
      <style:graphic-properties draw:stroke="none" draw:fill="solid" draw:fill-color="#808080" draw:opacity="100%" loext:decorative="false"/>
    </style:style>
    <style:style style:name="gr6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35cm" fo:min-width="0.5cm" loext:decorative="false"/>
    </style:style>
    <style:style style:name="gr69" style:family="graphic" style:parent-style-name="objectwithoutfill">
      <style:graphic-properties draw:stroke="dash" draw:stroke-dash="Dash_20__28_Rounded_29_" svg:stroke-width="0.035cm" svg:stroke-color="#7d9fc2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70" style:family="graphic" style:parent-style-name="objectwithoutfill">
      <style:graphic-properties draw:stroke="solid" draw:stroke-dash="Dash_20__28_Rounded_29_" svg:stroke-width="0.035cm" svg:stroke-color="#7d9fc2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71" style:family="graphic" style:parent-style-name="standard">
      <style:graphic-properties draw:stroke="none" draw:fill="solid" draw:fill-color="#f5814b" draw:opacity="20%" draw:textarea-horizontal-align="justify" draw:textarea-vertical-align="middle" draw:auto-grow-height="false" fo:min-height="0.35cm" fo:min-width="4.75cm" loext:decorative="false"/>
    </style:style>
    <style:style style:name="gr72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1.9cm" loext:decorative="false"/>
    </style:style>
    <style:style style:name="gr73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1.55cm" loext:decorative="false"/>
    </style:style>
    <style:style style:name="gr74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1.51cm" loext:decorative="false"/>
    </style:style>
    <style:style style:name="gr75" style:family="graphic" style:parent-style-name="standard">
      <style:graphic-properties draw:stroke="none" draw:fill="solid" draw:fill-color="#6386c4" draw:opacity="100%" draw:opacity-name="Transparency_20_22" draw:textarea-horizontal-align="justify" draw:textarea-vertical-align="middle" draw:auto-grow-height="false" fo:min-height="0cm" fo:min-width="0.25cm" loext:decorative="false"/>
    </style:style>
    <style:style style:name="gr76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2.51cm" loext:decorative="false"/>
    </style:style>
    <style:style style:name="gr77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3.51cm" loext:decorative="false"/>
    </style:style>
    <style:style style:name="gr78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4.51cm" loext:decorative="false"/>
    </style:style>
    <style:style style:name="gr79" style:family="graphic" style:parent-style-name="standard">
      <style:graphic-properties draw:stroke="none" draw:fill="solid" draw:fill-color="#6386c4" draw:textarea-horizontal-align="justify" draw:textarea-vertical-align="middle" draw:auto-grow-height="false" fo:min-height="0cm" fo:min-width="0.51cm" loext:decorative="false"/>
    </style:style>
    <style:style style:name="gr80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1.9cm" style:protect="position size" loext:decorative="false"/>
    </style:style>
    <style:style style:name="gr81" style:family="graphic" style:parent-style-name="standard">
      <style:graphic-properties draw:stroke="none" draw:fill="solid" draw:fill-color="#f5814b" draw:opacity="100%" draw:opacity-name="Transparency_20_24" draw:textarea-horizontal-align="justify" draw:textarea-vertical-align="middle" draw:auto-grow-height="false" fo:min-height="0cm" fo:min-width="0.51cm" loext:decorative="false"/>
    </style:style>
    <style:style style:name="gr82" style:family="graphic" style:parent-style-name="objectwithoutfill">
      <style:graphic-properties draw:stroke="dash" draw:stroke-dash="Dot_20__28_Rounded_29_" svg:stroke-width="0.035cm" svg:stroke-color="#474747" draw:marker-start-width="0.252cm" draw:marker-end-width="0.252cm" svg:stroke-linecap="round" draw:fill="solid" draw:fill-color="#f5814b" draw:textarea-vertical-align="middle" fo:padding-top="0.142cm" fo:padding-bottom="0.142cm" fo:padding-left="0.267cm" fo:padding-right="0.267cm" loext:decorative="false"/>
    </style:style>
    <style:style style:name="gr83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1.2cm" style:protect="position size" loext:decorative="false"/>
    </style:style>
    <style:style style:name="gr84" style:family="graphic" style:parent-style-name="standard">
      <style:graphic-properties draw:stroke="none" draw:fill="solid" draw:fill-color="#f5814b" draw:opacity="100%" draw:opacity-name="Transparency_20_24" draw:textarea-horizontal-align="justify" draw:textarea-vertical-align="middle" draw:auto-grow-height="false" fo:min-height="0cm" fo:min-width="0cm" loext:decorative="false"/>
    </style:style>
    <style:style style:name="gr85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0.7cm" style:protect="position size" loext:decorative="false"/>
    </style:style>
    <style:style style:name="gr86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0.508cm" style:protect="position size" loext:decorative="false"/>
    </style:style>
    <style:style style:name="gr87" style:family="graphic" style:parent-style-name="standard">
      <style:graphic-properties draw:stroke="none" draw:fill="solid" draw:fill-color="#f5814b" draw:textarea-horizontal-align="justify" draw:textarea-vertical-align="middle" draw:auto-grow-height="false" fo:min-height="0cm" fo:min-width="4cm" style:protect="position size" loext:decorative="false"/>
    </style:style>
    <style:style style:name="gr88" style:family="graphic" style:parent-style-name="standard">
      <style:graphic-properties draw:stroke="none" draw:fill="solid" draw:fill-color="#f5814b" draw:opacity="100%" draw:opacity-name="Transparency_20_24" draw:textarea-horizontal-align="justify" draw:textarea-vertical-align="middle" draw:auto-grow-height="false" fo:min-height="0cm" fo:min-width="1.15cm" loext:decorative="false"/>
    </style:style>
    <style:style style:name="gr89" style:family="graphic" style:parent-style-name="objectwithoutfill">
      <style:graphic-properties draw:stroke="dash" draw:stroke-dash="Dash_20__28_Rounded_29_" svg:stroke-width="0.035cm" svg:stroke-color="#6386c4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90" style:family="graphic" style:parent-style-name="objectwithoutfill">
      <style:graphic-properties draw:stroke="solid" draw:stroke-dash="Dash_20__28_Rounded_29_" svg:stroke-width="0.035cm" svg:stroke-color="#6386c4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b861"/>
      <style:paragraph-properties fo:text-align="center"/>
    </style:style>
    <style:style style:name="P4" style:family="paragraph">
      <loext:graphic-properties draw:fill="solid" draw:fill-color="#504c36"/>
    </style:style>
    <style:style style:name="P5" style:family="paragraph">
      <loext:graphic-properties draw:fill="solid" draw:fill-color="#c582b2"/>
      <style:paragraph-properties fo:text-align="center"/>
    </style:style>
    <style:style style:name="P6" style:family="paragraph">
      <loext:graphic-properties draw:fill="solid" draw:fill-color="#7d9fc2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474747" draw:opacity="100%"/>
    </style:style>
    <style:style style:name="P9" style:family="paragraph">
      <loext:graphic-properties draw:fill="solid" draw:fill-color="#7d9fc2" draw:opacity="100%" draw:opacity-name="Transparency_20_22"/>
      <style:paragraph-properties fo:text-align="center"/>
    </style:style>
    <style:style style:name="P10" style:family="paragraph">
      <loext:graphic-properties draw:fill="solid" draw:fill-color="#c582b2" draw:opacity="100%" draw:opacity-name="Transparency_20_24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474747" loext:opacity="100%" style:font-name="Arial" fo:font-size="7pt" style:font-size-asian="7pt" style:font-size-complex="7pt"/>
    </style:style>
    <style:style style:name="P12" style:family="paragraph">
      <loext:graphic-properties draw:fill="none" draw:fill-color="#ffffff"/>
      <style:text-properties fo:color="#474747" loext:opacity="100%" fo:font-size="7pt" style:font-size-asian="7pt" style:font-size-complex="7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474747" loext:opacity="100%" fo:font-size="7pt" style:font-size-asian="7pt" style:font-size-complex="7pt"/>
    </style:style>
    <style:style style:name="P15" style:family="paragraph">
      <loext:graphic-properties draw:fill="none" draw:fill-color="#ffffff"/>
      <style:text-properties fo:color="#474747" loext:opacity="100%" style:font-name="Arial" fo:font-size="6pt" style:font-size-asian="6pt" style:font-size-complex="6pt"/>
    </style:style>
    <style:style style:name="P16" style:family="paragraph">
      <loext:graphic-properties draw:fill="solid" draw:fill-color="#dee6ef"/>
    </style:style>
    <style:style style:name="P17" style:family="paragraph">
      <loext:graphic-properties draw:fill="solid" draw:fill-color="#999999"/>
    </style:style>
    <style:style style:name="P18" style:family="paragraph">
      <loext:graphic-properties draw:fill="solid" draw:fill-color="#474747"/>
    </style:style>
    <style:style style:name="P19" style:family="paragraph">
      <loext:graphic-properties draw:fill="solid" draw:fill-color="#474747"/>
      <style:paragraph-properties fo:text-align="center"/>
    </style:style>
    <style:style style:name="P20" style:family="paragraph">
      <loext:graphic-properties draw:fill="solid" draw:fill-color="#7fc242"/>
    </style:style>
    <style:style style:name="P21" style:family="paragraph">
      <loext:graphic-properties draw:fill="solid" draw:fill-color="#4a6535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474747" loext:opacity="100%" fo:font-size="7pt" style:font-size-asian="7pt" style:font-size-complex="7pt"/>
    </style:style>
    <style:style style:name="P24" style:family="paragraph">
      <loext:graphic-properties draw:fill="none" draw:fill-color="#ffffff"/>
      <style:paragraph-properties fo:text-align="center"/>
      <style:text-properties fo:color="#474747" loext:opacity="100%"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color="#474747" loext:opacity="100%" fo:font-size="7pt" style:font-size-asian="7pt" style:font-size-complex="7pt"/>
    </style:style>
    <style:style style:name="P26" style:family="paragraph">
      <loext:graphic-properties draw:fill="solid" draw:fill-color="#c582b2" draw:opacity="20%"/>
      <style:paragraph-properties fo:text-align="center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solid" draw:fill-color="#f7c1d9"/>
    </style:style>
    <style:style style:name="P29" style:family="paragraph">
      <loext:graphic-properties draw:fill="solid" draw:fill-color="#b23c63"/>
    </style:style>
    <style:style style:name="P30" style:family="paragraph">
      <loext:graphic-properties draw:fill="solid" draw:fill-color="#808080" draw:opacity="100%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style:paragraph-properties fo:margin-top="0.42cm" fo:margin-bottom="0.35cm" fo:text-align="start"/>
    </style:style>
    <style:style style:name="P33" style:family="paragraph">
      <loext:graphic-properties draw:fill="none" draw:fill-color="#ffffff"/>
      <style:paragraph-properties fo:margin-top="0.42cm" fo:margin-bottom="0.35cm" fo:text-align="start"/>
      <style:text-properties fo:color="#c582b2" loext:opacity="100%" style:font-name="Arial" fo:font-size="10pt" style:font-size-asian="10pt" style:font-size-complex="10pt"/>
    </style:style>
    <style:style style:name="P34" style:family="paragraph">
      <loext:graphic-properties draw:fill="none" draw:fill-color="#ffffff"/>
      <style:paragraph-properties fo:margin-top="0.42cm" fo:margin-bottom="0.35cm" fo:text-align="start"/>
      <style:text-properties fo:color="#7d9fc2" loext:opacity="100%" style:font-name="Arial" fo:font-size="10pt" fo:font-weight="normal" style:font-size-asian="10pt" style:font-weight-asian="normal" style:font-size-complex="10pt" style:font-weight-complex="normal"/>
    </style:style>
    <style:style style:name="P35" style:family="paragraph">
      <loext:graphic-properties draw:fill="solid" draw:fill-color="#f5814b" draw:opacity="20%"/>
      <style:paragraph-properties fo:text-align="center"/>
    </style:style>
    <style:style style:name="P36" style:family="paragraph">
      <loext:graphic-properties draw:fill="solid" draw:fill-color="#f5814b"/>
      <style:paragraph-properties fo:text-align="center"/>
    </style:style>
    <style:style style:name="P37" style:family="paragraph">
      <loext:graphic-properties draw:fill="solid" draw:fill-color="#6386c4"/>
      <style:paragraph-properties fo:text-align="center"/>
    </style:style>
    <style:style style:name="P38" style:family="paragraph">
      <loext:graphic-properties draw:fill="solid" draw:fill-color="#6386c4" draw:opacity="100%" draw:opacity-name="Transparency_20_22"/>
      <style:paragraph-properties fo:text-align="center"/>
    </style:style>
    <style:style style:name="P39" style:family="paragraph">
      <loext:graphic-properties draw:fill="solid" draw:fill-color="#f5814b" draw:opacity="100%" draw:opacity-name="Transparency_20_24"/>
      <style:paragraph-properties fo:text-align="center"/>
    </style:style>
    <style:style style:name="P40" style:family="paragraph">
      <style:paragraph-properties fo:margin-top="0.42cm" fo:margin-bottom="0.35cm" fo:text-align="start"/>
      <style:text-properties fo:color="#f5814b" loext:opacity="100%"/>
    </style:style>
    <style:style style:name="P41" style:family="paragraph">
      <loext:graphic-properties draw:fill="none" draw:fill-color="#ffffff"/>
      <style:paragraph-properties fo:margin-top="0.42cm" fo:margin-bottom="0.35cm" fo:text-align="start"/>
      <style:text-properties fo:color="#f5814b" loext:opacity="100%" style:font-name="Arial" fo:font-size="10pt" style:font-size-asian="10pt" style:font-size-complex="10pt"/>
    </style:style>
    <style:style style:name="P42" style:family="paragraph">
      <style:paragraph-properties fo:margin-top="0.42cm" fo:margin-bottom="0.35cm" fo:text-align="start"/>
      <style:text-properties fo:color="#6386c4" loext:opacity="100%"/>
    </style:style>
    <style:style style:name="P43" style:family="paragraph">
      <loext:graphic-properties draw:fill="none" draw:fill-color="#ffffff"/>
      <style:paragraph-properties fo:margin-top="0.42cm" fo:margin-bottom="0.35cm" fo:text-align="start"/>
      <style:text-properties fo:color="#6386c4" loext:opacity="100%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474747" loext:opacity="100%" style:font-name="Arial" fo:font-size="7pt" style:font-size-asian="7pt" style:font-size-complex="7pt"/>
    </style:style>
    <style:style style:name="T2" style:family="text">
      <style:text-properties fo:color="#474747" loext:opacity="100%" fo:font-size="7pt" style:font-size-asian="7pt" style:font-size-complex="7pt"/>
    </style:style>
    <style:style style:name="T3" style:family="text">
      <style:text-properties fo:color="#7d9fc2" loext:opacity="100%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c582b2" loext:opacity="100%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474747" loext:opacity="100%" style:font-name="Arial" fo:font-size="6pt" style:font-size-asian="6pt" style:font-size-complex="6pt"/>
    </style:style>
    <style:style style:name="T6" style:family="text">
      <style:text-properties fo:color="#474747" loext:opacity="100%" fo:font-size="7pt" fo:font-weight="bold" style:font-size-asian="7pt" style:font-weight-asian="bold" style:font-size-complex="7pt" style:font-weight-complex="bold"/>
    </style:style>
    <style:style style:name="T7" style:family="text">
      <style:text-properties fo:color="#474747" loext:opacity="100%" fo:font-size="8pt" style:font-size-asian="8pt" style:font-size-complex="8pt"/>
    </style:style>
    <style:style style:name="T8" style:family="text">
      <style:text-properties fo:color="#c582b2" loext:opacity="100%" style:font-name="Arial" fo:font-size="7pt" style:font-size-asian="7pt" style:font-size-complex="7pt"/>
    </style:style>
    <style:style style:name="T9" style:family="text">
      <style:text-properties fo:color="#7d9fc2" loext:opacity="100%" style:font-name="Arial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6386c4" loext:opacity="100%" fo:font-size="7pt" fo:font-weight="bold" style:font-size-asian="7pt" style:font-weight-asian="bold" style:font-size-complex="7pt" style:font-weight-complex="bold"/>
    </style:style>
    <style:style style:name="T11" style:family="text">
      <style:text-properties fo:color="#f5814b" loext:opacity="100%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f5814b" loext:opacity="100%" style:font-name="Arial" fo:font-size="7pt" style:font-size-asian="7pt" style:font-size-complex="7pt"/>
    </style:style>
    <style:style style:name="T13" style:family="text">
      <style:text-properties fo:color="#6386c4" loext:opacity="100%" style:font-name="Arial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25cm" svg:x="3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0.25cm" svg:x="3cm" svg:y="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25cm" svg:x="3cm" svg:y="4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0.25cm" svg:x="3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0.25cm" svg:x="4.1cm" svg:y="1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0.25cm" svg:x="5.1cm" svg:y="2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0.25cm" svg:x="6.1cm" svg:y="3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25cm" svg:x="8.1cm" svg:y="5.35cm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5" draw:text-style-name="P1" draw:layer="layout" svg:width="4.5cm" svg:height="0.2cm" draw:transform="rotate (1.5707963267949) translate (11.897cm 5.7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11cm" svg:y1="0.7cm" svg:x2="11cm" svg:y2="5.7cm">
            <text:p/>
          </draw:line>
          <draw:line draw:style-name="gr9" draw:text-style-name="P2" draw:layer="layout" svg:x1="17cm" svg:y1="5.7cm" svg:x2="11cm" svg:y2="5.7cm">
            <text:p/>
          </draw:line>
          <draw:custom-shape draw:style-name="gr1" draw:text-style-name="P1" draw:layer="layout" svg:width="1cm" svg:height="0.2cm" svg:x="11cm" svg:y="1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1.897cm" svg:y="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2.8cm" svg:height="0.2cm" draw:transform="rotate (1.5707963267949) translate (12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2.9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7cm" svg:height="0.2cm" draw:transform="rotate (1.5707963267949) translate (13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3.9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2cm" svg:height="0.2cm" draw:transform="rotate (1.5707963267949) translate (14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4.9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cm" svg:height="0.2cm" draw:transform="rotate (1.5707963267949) translate (15.9cm 5.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2cm" svg:height="0.2cm" svg:x="15.9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" draw:layer="layout" svg:width="2.05cm" svg:height="0.25cm" svg:x="2.95cm" svg:y="2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0.25cm" svg:x="7.1cm" svg:y="4.35cm">
          <text:p/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913cm" svg:height="3.42cm" svg:x="0.436cm" svg:y="1.579cm" svg:viewBox="0 0 1914 3421" svg:d="M816 3285c4-11 7-23 10-35 5-20 6-39 10-58 0-17 2-36 2-53 1-18 4-36 4-55 0-11-7-31-9-45-6-47-3-95-6-142-3-43-2-85-4-128-1-43-14-85-14-127 1-35-11-67-16-102-6-42-14-83-22-125-11-62-30-122-49-181-36-22-66-50-102-74-16-11-37-19-57-25-19-6-39-5-59-12-38-13-71-39-108-56s-79-12-116-30c-36-19-56-45-84-72-13-12-22-24-29-40-7-15-54 14-62 18-21 12-40 27-57 43s-29 38-45 55c-2 1-4-1-3-2 16-18 28-39 44-57 14-16 32-29 49-41 14-9 58-42 77-29 12 8 18 28 29 39 16 17 33 36 51 51 44 33 93 31 143 43 26 7 49 20 72 33-7-14-14-23-27-33-34-24-59-61-77-98-9-16-22-26-33-40-7-8-12-17-18-26-7-12-18-19-28-28-30-29-50-68-80-97 0-1 0-1 0-1 27 29 50 61 77 89 12 12 25 20 35 34 6 9 11 17 18 26 5 5 13 9 18 15 28 35 46 73 78 105 11 11 26 16 36 28 9 12 13 29 25 39 10 5 20 9 31 13 22 6 45 4 67 11 20 7 39 16 57 27 21 13 38 28 57 43 2 2 5 3 7 5-1-2-1-4-2-5-21-67-38-134-50-203-3-7-6-14-10-21-16-31-33-63-50-94-31-55-34-123-52-182-9-31-21-60-26-92-3-18-9-35-16-51-7-18-13-39-23-55-16-26-24-54-38-80-7-13-17-24-25-36-9-13-15-28-21-43-8-17-15-35-23-52-19 2-37 6-56 0-30-9-59-22-87-37-27-15-63-3-92 1-27 4-54 9-81 16 21-5 41-11 63-15 26-5 55-13 82-12 27 2 47 17 73 26 17 6 34 14 52 17 16 3 29 0 43-2-4-9-8-19-12-28-13-27-29-52-39-80-6-15-7-32-14-47-5-13-15-24-21-37-16-31-26-65-42-97-13-25-25-51-38-77-14-30-27-63-46-90 0 0 1-1 1 0 16 25 30 53 44 80 13 26 26 51 40 77s30 51 40 79c10 30 32 53 39 84 8 30 25 57 40 85 10 15 18 32 26 48 2 1 3 3 2 5 6 13 12 26 18 38 7 15 14 29 22 43 7 14 19 24 28 36 3 5 6 10 9 15 4-18 9-37 9-55 1-17 4-36-1-52-5-15-14-28-19-42-10-28-18-56-21-86-1-18 1-35-4-54-5-17-11-34-16-50-1-1 0-1 0-1 9 29 22 56 24 86 2 44 12 80 33 119 27 50 10 101 6 154 9 17 17 34 28 49 37 54 49 120 74 178 26 59 37 123 64 182 0 1 1 3 2 4 2-52 10-105 18-157 12-84 34-166 38-251 10-187 14-373 14-560 0-13 0-26-1-39-4-6-13-16-17-21-10-10-30-25-42-32-14-6-25-15-34-26-10-12-18-35-35-39-15-3-30-17-44-23-24-12-49-20-74-26-40-10-78-14-116-32h1c48 24 103 21 154 37 22 7 44 16 65 26 11 5 26 11 35 21 15 16 25 35 45 47 15 9 30 17 44 29 6 4 11 9 16 15-7-71-26-137-51-206-7-18-23-35-32-52-11-20-21-42-31-62-22-40-39-80-56-122 0-1 0-1 0-1 29 75 71 148 117 214 20 32 31 69 43 104 15 41 26 81 31 125 9 83 6 168 13 252 1 18 2 36 3 54 5-5 7-10 13-14 7-5 15-9 24-13 28-14 19-44 19-70 0-16 11-29 18-41 17-28 11-58 5-89-11-50-28-98-26-150 1-26 11-50 13-76 2-27 12-43 23-67 0 0 1 0 0 0-13 26-20 47-22 77 0 12-5 26-8 38-4 18-3 39-1 57 4 56 30 107 35 163 1 15 2 31-7 45-6 9-12 20-17 30-6 13-1 36-1 50 1 10 1 27-8 35-7 6-19 9-27 14-13 6-17 17-29 26-1 0-2 1-3 1 4 69 7 137 10 206 0 8 0 15 0 22 22-8 44-14 64-26 26-15 58-9 87-8-39 0-66 3-101 24-15 9-32 15-49 22 3 75 4 150-7 225-13 82-15 171-12 255 3 83 24 169 50 247 0 2 1 4 1 5 1 1 1 2 2 3-1-20-5-40-7-59-3-23-3-46-5-70-3-21 1-41 4-61 1-8-1-17 3-24 6-10 18-22 19-34 3-45 43-73 62-110 9-17 24-28 32-44 2-3 4-6 5-8-1-16-9-35-11-41-8-28-5-57-14-85-1 0 0-1 0 0 13 35 17 73 28 109 1 3 2 6 3 10 6-6 13-12 20-17 43-31 69-81 72-135 2-39-2-78 20-113 1-2 4 0 3 2-23 40-14 85-16 128-2 38-24 79-47 109-10 14-28 20-39 34-4 5-8 11-12 17 0 1 0 1 0 1 0 3-3 6-6 9-4 5-7 9-10 13-12 14-19 30-30 44-16 19-30 42-38 65-3 7 0 17-3 23-3 8-7 15-12 22-11 18-11 54-10 75 2 42 9 86 17 128 3 22 2 46 4 69s6 46 9 69c10 30 20 62 31 91 16 40 25 86 32 128 4 23 8 45 12 68 4 25 14 49 16 75 3 38 13 78 18 118 5 38 6 76 8 114 11-62 23-125 27-188 2-39 1-77 5-116 3-41 7-82 7-123 1-37 6-72 12-108 8-45 11-88 25-132 5-12 9-25 13-37 0-4 0-7 0-11 0-17-9-33-10-50-3-38-8-75-25-109-9-17-23-45-15-66 4-12 11-20 20-29 20-18 27-39 15-64 0 0 1-1 1 0 8 20 10 38-4 57-13 18-29 26-27 53 1 21 16 42 26 59 15 27 16 60 21 89 2 11 6 22 9 33 17-56 35-113 60-166 14-32 32-62 52-91 0-15 1-27 9-42 10-16 24-30 31-48 7-20 13-40 15-61 5-43 1-86-4-129-2-22-1-44-3-65-1-5-1-10-2-14-7-8-16-15-26-21-13-8-25-15-36-25-14-14-12-25-22-41-11-16-18-34-28-50-14-20-28-40-39-63-8-18-18-37-25-56-8-22-14-44-24-65-1-1 0-1 0-1 16 36 25 73 45 106 4 6 6 15 9 22 7 14 16 26 25 39 10 15 21 29 29 46 6 14 17 23 20 38 4 23 31 36 49 46 6 3 13 7 20 12-4-15-10-29-14-43-14-44-26-90-36-134-4-22-7-44-13-66-6-21-13-41-18-62-5-20-11-39-12-60-1-24-3-49-11-73-12-38-16-75-15-116 0 25 6 47 9 71 2 21 15 40 21 61 6 22 9 43 11 66 3 25 18 56 27 80 16 41 26 82 39 123 2 6 4 12 6 17 3-10 9-15 14-26 5-10 9-20 16-29 28-38 26-88 18-132-7-36-16-71-13-108 2-26-4-54 8-78-10 18-6 36-5 56 1 16-2 33-2 49 1 40 19 78 21 118 2 29 3 55-8 82-4 9-13 24-20 32-5 8-19 35-20 43 0 3-3 4-6 4 5 14 11 29 15 44 9 27 21 54 27 81 10 41 10 86 15 129 5 40 9 82 0 122 17-25 31-52 48-77 25-35 45-72 62-111 23-56 39-116 55-174 19-67 31-137 41-205 9-64 11-132 33-193 5-12 10-25 15-37 3-28 3-57-9-81-19-39-26-84-48-121-23-36-35-79-61-113-9-13-18-25-26-38-11-20-14-45-22-67h1c7 22 14 45 24 66 10 20 28 34 39 53 23 39 47 78 67 117 10 19 15 40 21 59 7 20 19 37 25 57 2 8 3 17 4 26 0-1 1-2 1-3 10-30 12-64 20-95 7-31 4-63 3-94-1-36-2-72-2-108 1-18 0-36-1-54 0-1 0-2 0-3-3-48-10-96-19-145-11-63-11-127-25-189-6-28-13-55-19-83-6-29-9-59-16-88 0-1 1-1 1-1 7 36 14 72 23 107 9 41 23 80 28 121 6 41 10 81 18 121 9 44 19 88 22 133 0 1 0 1 0 2 3-4 4-9 4-15 0-2 1-4 3-5 27-7 13-77 26-93 10-15 18-28 32-38 14-9 33-13 49-17 2 0 3 3 1 4-29 7-50 16-68 41-12 16-13 27-13 46 1 11-5 21-5 33s-2 24-13 31c-5 3-2 10-3 15s-6 10-10 15c1 10 3 19 3 29 0 22 1 45 1 67 1 46 7 93 8 140 1 36-13 73-17 109-5 40-23 77-35 115-14 42-14 91-19 134-4 46-10 91-17 136-12 85-31 171-51 255-9 37-22 74-37 110-16 36-37 68-54 104-16 33-33 64-55 94-26 34-49 65-67 104-12 28-26 54-35 83-5 17-10 34-16 51 0-1 1-1 1-2 8-10 19-17 27-27 11-11 16-25 28-36 10-8 20-14 31-20 16-8 31-28 43-41 22-24 38-49 65-68 30-21 62-36 89-62 21-22 38-51 48-81 0-7-1-15-1-22 0-16 2-32 6-47 12-41 26-82 43-121 6-13 2-30 6-45 5-15 17-27 26-40 8-11 16-22 25-33l1 1c-10 13-19 27-28 40-13 19-23 33-22 57 0 18-9 29-14 45-11 38-29 80-33 120-1 5-1 12-1 18 16-53 34-104 69-148 39-49 94-70 142-109 18-16 36-28 56-40 11-12 19-29 26-46 6-17 15-36 19-53 4-16-11-47-17-63-8-23-17-36-17-61l1-45c0-19 5-37 6-55 0-1 0 0 0 0-3 37-5 72-4 109 0 21 14 40 22 60 5 15 11 30 15 46 2 13-4 25-9 36-7 18-11 36-20 53-2 3-3 6-5 9 30-20 39-52 54-81 9-16 8-31 13-48 3-12 12-22 16-35 11-29 15-60 29-88h1c-13 27-12 57-23 85-4 11-7 22-13 34-7 12 1 28-5 39-7 16-15 31-19 48-1 7-3 15-8 21-21 26-42 44-70 61-22 14-40 35-62 50-29 19-60 37-85 61-49 49-70 112-87 177-15 59-47 108-95 145-26 19-55 32-78 55-10 10-18 24-27 36-13 16-27 30-42 45-9 10-18 15-30 23-13 8-18 22-27 35-14 23-35 46-54 66-22 24-41 51-57 79-10 31-18 63-21 94-3 29-9 57-13 86-4 30-2 61-3 91-2 61-9 121-10 181-1 62-13 123-23 184-5 29-10 58-15 88 12-27 24-54 35-81 13-35 30-69 37-105 7-28 14-55 15-84 0-27 2-51 11-76 5-17 18-37 34-45 26-13 50-30 71-49-1-2-1-3 0-4 11-24 23-39 20-67-2-24-2-47-1-70 1-24 3-49 19-68 2-1 4 1 3 3-23 29-15 80-12 114 1 16 10 34 6 50-1 1-1 2-1 3 13-16 25-34 36-51 16-26 25-54 44-78 14-19 34-36 54-48 19-11 41-24 62-32 12-4 25-7 38-10s30-11 44-13c32-4 63-3 95-3 0 0 1 0 0 0-25 0-50 1-75 4-30 4-61 17-90 26-23 8-47 25-68 37-26 15-48 41-63 68-12 21-19 45-32 67-15 25-32 50-50 73-18 22-40 38-63 54-7 4-14 8-20 13 23-1 47-2 68 7 15 6 28 17 43 25 20 11 45 19 66 27-28-10-56-18-82-33-20-11-36-19-60-21-15 0-30 1-45 1-1 2-3 4-5 6-11 11-14 29-18 43-6 26-1 55-3 81-2 24-9 48-14 72-6 29-20 57-30 85-10 29-21 58-33 86-10 24-21 46-34 69-5 9-2 24-2 35 0 15 0 30 0 45-1 32-10 64-9 96 0 19-1 33-4 49 0 1 0 3 0 5-3 66-2 132-2 199 0 1 0 3 0 4 1 1 1 2 2 4 4 3 8 7 11 10 4 0 7 0 11 0-1 2-1 3-1 5-5-1-9-2-14-2-20-3-40-4-60-2-33-3-66-7-99-9-55-3-108-4-160 0 2-1 5-2 7-3 18-9 41-13 57-24 1-11 3-21 7-30z">
          <text:p/>
        </draw:path>
      </draw:page>
      <draw:page draw:name="page2" draw:style-name="dp1" draw:master-page-name="Default">
        <draw:custom-shape draw:style-name="gr14" draw:text-style-name="P5" draw:layer="layout" svg:width="4.5cm" svg:height="0.1cm" draw:transform="rotate (1.5707963267949) translate (11.947cm 5.7cm)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1cm" svg:y1="0.7cm" svg:x2="11cm" svg:y2="5.7cm">
          <text:p/>
        </draw:line>
        <draw:line draw:style-name="gr9" draw:text-style-name="P2" draw:layer="layout" svg:x1="17cm" svg:y1="5.7cm" svg:x2="11cm" svg:y2="5.7cm">
          <text:p/>
        </draw:line>
        <draw:custom-shape draw:style-name="gr15" draw:text-style-name="P6" draw:layer="layout" svg:width="1cm" svg:height="0.1cm" svg:x="11cm" svg:y="1.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1.89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8cm" svg:height="0.2cm" draw:transform="rotate (1.5707963267949) translate (12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2.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7cm" svg:height="0.2cm" draw:transform="rotate (1.5707963267949) translate (13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3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0.2cm" draw:transform="rotate (1.5707963267949) translate (14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4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2cm" draw:transform="rotate (1.5707963267949) translate (15.9cm 5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cm" svg:height="0.2cm" svg:x="15.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8" draw:layer="layout" svg:width="1.913cm" svg:height="3.42cm" svg:x="0.136cm" svg:y="1.679cm" svg:viewBox="0 0 1914 3421" svg:d="M816 3285c4-11 7-23 10-35 5-20 6-39 10-58 0-17 2-36 2-53 1-18 4-36 4-55 0-11-7-31-9-45-6-47-3-95-6-142-3-43-2-85-4-128-1-43-14-85-14-127 1-35-11-67-16-102-6-42-14-83-22-125-11-62-30-122-49-181-36-22-66-50-102-74-16-11-37-19-57-25-19-6-39-5-59-12-38-13-71-39-108-56s-79-12-116-30c-36-19-56-45-84-72-13-12-22-24-29-40-7-15-54 14-62 18-21 12-40 27-57 43s-29 38-45 55c-2 1-4-1-3-2 16-18 28-39 44-57 14-16 32-29 49-41 14-9 58-42 77-29 12 8 18 28 29 39 16 17 33 36 51 51 44 33 93 31 143 43 26 7 49 20 72 33-7-14-14-23-27-33-34-24-59-61-77-98-9-16-22-26-33-40-7-8-12-17-18-26-7-12-18-19-28-28-30-29-50-68-80-97 0-1 0-1 0-1 27 29 50 61 77 89 12 12 25 20 35 34 6 9 11 17 18 26 5 5 13 9 18 15 28 35 46 73 78 105 11 11 26 16 36 28 9 12 13 29 25 39 10 5 20 9 31 13 22 6 45 4 67 11 20 7 39 16 57 27 21 13 38 28 57 43 2 2 5 3 7 5-1-2-1-4-2-5-21-67-38-134-50-203-3-7-6-14-10-21-16-31-33-63-50-94-31-55-34-123-52-182-9-31-21-60-26-92-3-18-9-35-16-51-7-18-13-39-23-55-16-26-24-54-38-80-7-13-17-24-25-36-9-13-15-28-21-43-8-17-15-35-23-52-19 2-37 6-56 0-30-9-59-22-87-37-27-15-63-3-92 1-27 4-54 9-81 16 21-5 41-11 63-15 26-5 55-13 82-12 27 2 47 17 73 26 17 6 34 14 52 17 16 3 29 0 43-2-4-9-8-19-12-28-13-27-29-52-39-80-6-15-7-32-14-47-5-13-15-24-21-37-16-31-26-65-42-97-13-25-25-51-38-77-14-30-27-63-46-90 0 0 1-1 1 0 16 25 30 53 44 80 13 26 26 51 40 77s30 51 40 79c10 30 32 53 39 84 8 30 25 57 40 85 10 15 18 32 26 48 2 1 3 3 2 5 6 13 12 26 18 38 7 15 14 29 22 43 7 14 19 24 28 36 3 5 6 10 9 15 4-18 9-37 9-55 1-17 4-36-1-52-5-15-14-28-19-42-10-28-18-56-21-86-1-18 1-35-4-54-5-17-11-34-16-50-1-1 0-1 0-1 9 29 22 56 24 86 2 44 12 80 33 119 27 50 10 101 6 154 9 17 17 34 28 49 37 54 49 120 74 178 26 59 37 123 64 182 0 1 1 3 2 4 2-52 10-105 18-157 12-84 34-166 38-251 10-187 14-373 14-560 0-13 0-26-1-39-4-6-13-16-17-21-10-10-30-25-42-32-14-6-25-15-34-26-10-12-18-35-35-39-15-3-30-17-44-23-24-12-49-20-74-26-40-10-78-14-116-32h1c48 24 103 21 154 37 22 7 44 16 65 26 11 5 26 11 35 21 15 16 25 35 45 47 15 9 30 17 44 29 6 4 11 9 16 15-7-71-26-137-51-206-7-18-23-35-32-52-11-20-21-42-31-62-22-40-39-80-56-122 0-1 0-1 0-1 29 75 71 148 117 214 20 32 31 69 43 104 15 41 26 81 31 125 9 83 6 168 13 252 1 18 2 36 3 54 5-5 7-10 13-14 7-5 15-9 24-13 28-14 19-44 19-70 0-16 11-29 18-41 17-28 11-58 5-89-11-50-28-98-26-150 1-26 11-50 13-76 2-27 12-43 23-67 0 0 1 0 0 0-13 26-20 47-22 77 0 12-5 26-8 38-4 18-3 39-1 57 4 56 30 107 35 163 1 15 2 31-7 45-6 9-12 20-17 30-6 13-1 36-1 50 1 10 1 27-8 35-7 6-19 9-27 14-13 6-17 17-29 26-1 0-2 1-3 1 4 69 7 137 10 206 0 8 0 15 0 22 22-8 44-14 64-26 26-15 58-9 87-8-39 0-66 3-101 24-15 9-32 15-49 22 3 75 4 150-7 225-13 82-15 171-12 255 3 83 24 169 50 247 0 2 1 4 1 5 1 1 1 2 2 3-1-20-5-40-7-59-3-23-3-46-5-70-3-21 1-41 4-61 1-8-1-17 3-24 6-10 18-22 19-34 3-45 43-73 62-110 9-17 24-28 32-44 2-3 4-6 5-8-1-16-9-35-11-41-8-28-5-57-14-85-1 0 0-1 0 0 13 35 17 73 28 109 1 3 2 6 3 10 6-6 13-12 20-17 43-31 69-81 72-135 2-39-2-78 20-113 1-2 4 0 3 2-23 40-14 85-16 128-2 38-24 79-47 109-10 14-28 20-39 34-4 5-8 11-12 17 0 1 0 1 0 1 0 3-3 6-6 9-4 5-7 9-10 13-12 14-19 30-30 44-16 19-30 42-38 65-3 7 0 17-3 23-3 8-7 15-12 22-11 18-11 54-10 75 2 42 9 86 17 128 3 22 2 46 4 69s6 46 9 69c10 30 20 62 31 91 16 40 25 86 32 128 4 23 8 45 12 68 4 25 14 49 16 75 3 38 13 78 18 118 5 38 6 76 8 114 11-62 23-125 27-188 2-39 1-77 5-116 3-41 7-82 7-123 1-37 6-72 12-108 8-45 11-88 25-132 5-12 9-25 13-37 0-4 0-7 0-11 0-17-9-33-10-50-3-38-8-75-25-109-9-17-23-45-15-66 4-12 11-20 20-29 20-18 27-39 15-64 0 0 1-1 1 0 8 20 10 38-4 57-13 18-29 26-27 53 1 21 16 42 26 59 15 27 16 60 21 89 2 11 6 22 9 33 17-56 35-113 60-166 14-32 32-62 52-91 0-15 1-27 9-42 10-16 24-30 31-48 7-20 13-40 15-61 5-43 1-86-4-129-2-22-1-44-3-65-1-5-1-10-2-14-7-8-16-15-26-21-13-8-25-15-36-25-14-14-12-25-22-41-11-16-18-34-28-50-14-20-28-40-39-63-8-18-18-37-25-56-8-22-14-44-24-65-1-1 0-1 0-1 16 36 25 73 45 106 4 6 6 15 9 22 7 14 16 26 25 39 10 15 21 29 29 46 6 14 17 23 20 38 4 23 31 36 49 46 6 3 13 7 20 12-4-15-10-29-14-43-14-44-26-90-36-134-4-22-7-44-13-66-6-21-13-41-18-62-5-20-11-39-12-60-1-24-3-49-11-73-12-38-16-75-15-116 0 25 6 47 9 71 2 21 15 40 21 61 6 22 9 43 11 66 3 25 18 56 27 80 16 41 26 82 39 123 2 6 4 12 6 17 3-10 9-15 14-26 5-10 9-20 16-29 28-38 26-88 18-132-7-36-16-71-13-108 2-26-4-54 8-78-10 18-6 36-5 56 1 16-2 33-2 49 1 40 19 78 21 118 2 29 3 55-8 82-4 9-13 24-20 32-5 8-19 35-20 43 0 3-3 4-6 4 5 14 11 29 15 44 9 27 21 54 27 81 10 41 10 86 15 129 5 40 9 82 0 122 17-25 31-52 48-77 25-35 45-72 62-111 23-56 39-116 55-174 19-67 31-137 41-205 9-64 11-132 33-193 5-12 10-25 15-37 3-28 3-57-9-81-19-39-26-84-48-121-23-36-35-79-61-113-9-13-18-25-26-38-11-20-14-45-22-67h1c7 22 14 45 24 66 10 20 28 34 39 53 23 39 47 78 67 117 10 19 15 40 21 59 7 20 19 37 25 57 2 8 3 17 4 26 0-1 1-2 1-3 10-30 12-64 20-95 7-31 4-63 3-94-1-36-2-72-2-108 1-18 0-36-1-54 0-1 0-2 0-3-3-48-10-96-19-145-11-63-11-127-25-189-6-28-13-55-19-83-6-29-9-59-16-88 0-1 1-1 1-1 7 36 14 72 23 107 9 41 23 80 28 121 6 41 10 81 18 121 9 44 19 88 22 133 0 1 0 1 0 2 3-4 4-9 4-15 0-2 1-4 3-5 27-7 13-77 26-93 10-15 18-28 32-38 14-9 33-13 49-17 2 0 3 3 1 4-29 7-50 16-68 41-12 16-13 27-13 46 1 11-5 21-5 33s-2 24-13 31c-5 3-2 10-3 15s-6 10-10 15c1 10 3 19 3 29 0 22 1 45 1 67 1 46 7 93 8 140 1 36-13 73-17 109-5 40-23 77-35 115-14 42-14 91-19 134-4 46-10 91-17 136-12 85-31 171-51 255-9 37-22 74-37 110-16 36-37 68-54 104-16 33-33 64-55 94-26 34-49 65-67 104-12 28-26 54-35 83-5 17-10 34-16 51 0-1 1-1 1-2 8-10 19-17 27-27 11-11 16-25 28-36 10-8 20-14 31-20 16-8 31-28 43-41 22-24 38-49 65-68 30-21 62-36 89-62 21-22 38-51 48-81 0-7-1-15-1-22 0-16 2-32 6-47 12-41 26-82 43-121 6-13 2-30 6-45 5-15 17-27 26-40 8-11 16-22 25-33l1 1c-10 13-19 27-28 40-13 19-23 33-22 57 0 18-9 29-14 45-11 38-29 80-33 120-1 5-1 12-1 18 16-53 34-104 69-148 39-49 94-70 142-109 18-16 36-28 56-40 11-12 19-29 26-46 6-17 15-36 19-53 4-16-11-47-17-63-8-23-17-36-17-61l1-45c0-19 5-37 6-55 0-1 0 0 0 0-3 37-5 72-4 109 0 21 14 40 22 60 5 15 11 30 15 46 2 13-4 25-9 36-7 18-11 36-20 53-2 3-3 6-5 9 30-20 39-52 54-81 9-16 8-31 13-48 3-12 12-22 16-35 11-29 15-60 29-88h1c-13 27-12 57-23 85-4 11-7 22-13 34-7 12 1 28-5 39-7 16-15 31-19 48-1 7-3 15-8 21-21 26-42 44-70 61-22 14-40 35-62 50-29 19-60 37-85 61-49 49-70 112-87 177-15 59-47 108-95 145-26 19-55 32-78 55-10 10-18 24-27 36-13 16-27 30-42 45-9 10-18 15-30 23-13 8-18 22-27 35-14 23-35 46-54 66-22 24-41 51-57 79-10 31-18 63-21 94-3 29-9 57-13 86-4 30-2 61-3 91-2 61-9 121-10 181-1 62-13 123-23 184-5 29-10 58-15 88 12-27 24-54 35-81 13-35 30-69 37-105 7-28 14-55 15-84 0-27 2-51 11-76 5-17 18-37 34-45 26-13 50-30 71-49-1-2-1-3 0-4 11-24 23-39 20-67-2-24-2-47-1-70 1-24 3-49 19-68 2-1 4 1 3 3-23 29-15 80-12 114 1 16 10 34 6 50-1 1-1 2-1 3 13-16 25-34 36-51 16-26 25-54 44-78 14-19 34-36 54-48 19-11 41-24 62-32 12-4 25-7 38-10s30-11 44-13c32-4 63-3 95-3 0 0 1 0 0 0-25 0-50 1-75 4-30 4-61 17-90 26-23 8-47 25-68 37-26 15-48 41-63 68-12 21-19 45-32 67-15 25-32 50-50 73-18 22-40 38-63 54-7 4-14 8-20 13 23-1 47-2 68 7 15 6 28 17 43 25 20 11 45 19 66 27-28-10-56-18-82-33-20-11-36-19-60-21-15 0-30 1-45 1-1 2-3 4-5 6-11 11-14 29-18 43-6 26-1 55-3 81-2 24-9 48-14 72-6 29-20 57-30 85-10 29-21 58-33 86-10 24-21 46-34 69-5 9-2 24-2 35 0 15 0 30 0 45-1 32-10 64-9 96 0 19-1 33-4 49 0 1 0 3 0 5-3 66-2 132-2 199 0 1 0 3 0 4 1 1 1 2 2 4 4 3 8 7 11 10 4 0 7 0 11 0-1 2-1 3-1 5-5-1-9-2-14-2-20-3-40-4-60-2-33-3-66-7-99-9-55-3-108-4-160 0 2-1 5-2 7-3 18-9 41-13 57-24 1-11 3-21 7-30z">
          <text:p/>
        </draw:path>
        <draw:g draw:style-name="gr18">
          <draw:custom-shape draw:style-name="gr19" draw:text-style-name="P6" draw:layer="layout" svg:width="2.01cm" svg:height="0.25cm" svg:x="2.99cm" svg:y="2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2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1" draw:text-style-name="P6" draw:layer="layout" svg:width="3.01cm" svg:height="0.25cm" svg:x="2.9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2" draw:text-style-name="P6" draw:layer="layout" svg:width="4.01cm" svg:height="0.25cm" svg:x="2.99cm" svg:y="4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4.35cm">
            <text:p/>
            <draw:enhanced-geometry svg:viewBox="0 0 21600 21600" draw:type="rectangle" draw:enhanced-path="M 0 0 L 21600 0 21600 21600 0 21600 0 0 Z N"/>
          </draw:custom-shape>
        </draw:g>
        <draw:g draw:style-name="gr18">
          <draw:custom-shape draw:style-name="gr23" draw:text-style-name="P6" draw:layer="layout" svg:width="5.01cm" svg:height="0.25cm" svg:x="2.99cm" svg:y="5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5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99cm" svg:y="1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25cm" svg:y="1.35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5" draw:layer="layout" svg:width="4.5cm" svg:height="0.25cm" svg:x="4.1cm" svg:y="1.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65cm" svg:height="0.25cm" draw:transform="rotate (-3.14159265358979) translate (10.24cm 1.6cm)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27" draw:text-style-name="P5" draw:layer="layout" svg:width="2.8cm" svg:height="0.25cm" svg:x="5.1cm" svg:y="2.3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0.85cm" svg:height="0.25cm" draw:transform="rotate (-3.14159265358979) translate (8.74cm 2.6cm)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9" draw:text-style-name="P5" draw:layer="layout" svg:width="1cm" svg:height="0.25cm" svg:x="8.1cm" svg:y="5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2cm" svg:height="0.25cm" draw:transform="rotate (-3.14159265358979) translate (9.29cm 5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custom-shape draw:style-name="gr31" draw:text-style-name="P5" draw:layer="layout" svg:width="1.2cm" svg:height="0.25cm" svg:x="7.1cm" svg:y="4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2cm" svg:height="0.25cm" draw:transform="rotate (-3.14159265358979) translate (8.49cm 4.6cm)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32" draw:text-style-name="P5" draw:layer="layout" svg:width="1.7cm" svg:height="0.25cm" svg:x="6.1cm" svg:y="3.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0.45cm" svg:height="0.25cm" draw:transform="rotate (-3.14159265358979) translate (8.24cm 3.6cm)">
            <text:p/>
            <draw:enhanced-geometry svg:viewBox="0 0 21600 21600" draw:type="rectangle" draw:enhanced-path="M 0 0 L 21600 0 21600 21600 0 21600 0 0 Z N"/>
          </draw:custom-shape>
        </draw:g>
        <draw:line draw:style-name="gr33" draw:text-style-name="P2" draw:layer="layout" svg:x1="8.6cm" svg:y1="1.25cm" svg:x2="8.6cm" svg:y2="1.7cm">
          <text:p/>
        </draw:line>
        <draw:line draw:style-name="gr33" draw:text-style-name="P2" draw:layer="layout" svg:x1="7.9cm" svg:y1="2.25cm" svg:x2="7.9cm" svg:y2="2.7cm">
          <text:p/>
        </draw:line>
        <draw:line draw:style-name="gr33" draw:text-style-name="P2" draw:layer="layout" svg:x1="7.8cm" svg:y1="3.25cm" svg:x2="7.8cm" svg:y2="3.7cm">
          <text:p/>
        </draw:line>
        <draw:line draw:style-name="gr33" draw:text-style-name="P2" draw:layer="layout" svg:x1="8.3cm" svg:y1="4.25cm" svg:x2="8.3cm" svg:y2="4.7cm">
          <text:p/>
        </draw:line>
        <draw:line draw:style-name="gr33" draw:text-style-name="P2" draw:layer="layout" svg:x1="9.1cm" svg:y1="5.25cm" svg:x2="9.1cm" svg:y2="5.7cm">
          <text:p/>
        </draw:line>
        <draw:line draw:style-name="gr33" draw:text-style-name="P2" draw:layer="layout" svg:x1="3cm" svg:y1="1.25cm" svg:x2="3cm" svg:y2="1.7cm">
          <text:p/>
        </draw:line>
        <draw:line draw:style-name="gr33" draw:text-style-name="P2" draw:layer="layout" svg:x1="3cm" svg:y1="2.25cm" svg:x2="3cm" svg:y2="2.7cm">
          <text:p/>
        </draw:line>
        <draw:line draw:style-name="gr33" draw:text-style-name="P2" draw:layer="layout" svg:x1="3cm" svg:y1="3.25cm" svg:x2="3cm" svg:y2="3.7cm">
          <text:p/>
        </draw:line>
        <draw:line draw:style-name="gr33" draw:text-style-name="P2" draw:layer="layout" svg:x1="3cm" svg:y1="4.25cm" svg:x2="3cm" svg:y2="4.7cm">
          <text:p/>
        </draw:line>
        <draw:line draw:style-name="gr33" draw:text-style-name="P2" draw:layer="layout" svg:x1="3cm" svg:y1="5.25cm" svg:x2="3cm" svg:y2="5.7cm">
          <text:p/>
        </draw:line>
      </draw:page>
      <draw:page draw:name="page3" draw:style-name="dp1" draw:master-page-name="Default">
        <draw:path draw:style-name="gr34" draw:text-style-name="P2" draw:layer="layout" svg:width="3.895cm" svg:height="4.25cm" draw:transform="skewX (-0.00907571211037053) rotate (-1.48963851657716) translate (16.5341620723499cm 0.366896322592157cm)" svg:viewBox="0 0 3896 4251" svg:d="M0 4251c3512 1 3896-4251 3896-4251">
          <text:p/>
        </draw:path>
        <draw:custom-shape draw:style-name="gr35" draw:text-style-name="P5" draw:layer="layout" svg:width="2.4cm" svg:height="0.1cm" draw:transform="rotate (1.5707963267949) translate (13.25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2.05cm" svg:height="0.1cm" svg:x="11.3cm" svg:y="2.85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1.3cm" svg:y1="0.3cm" svg:x2="11.3cm" svg:y2="5.3cm">
          <text:p/>
        </draw:line>
        <draw:line draw:style-name="gr38" draw:text-style-name="P2" draw:layer="layout" svg:x1="16.8cm" svg:y1="5.3cm" svg:x2="11.3cm" svg:y2="5.3cm">
          <text:p/>
        </draw:line>
        <draw:custom-shape draw:style-name="gr39" draw:text-style-name="P7" draw:layer="layout" svg:width="0.2cm" svg:height="0.2cm" svg:x="12.19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3.2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4.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5.2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6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8" draw:layer="layout" svg:width="1.309cm" svg:height="2.339cm" svg:x="0.236cm" svg:y="0.279cm" svg:viewBox="0 0 1310 2340" svg:d="M559 2247c2-8 4-16 7-24 3-14 4-27 6-40 0-11 2-24 2-36s2-25 2-38c0-7-4-21-6-30-4-32-2-65-4-97-2-30-1-59-3-88 0-29-9-58-9-87 1-24-8-46-11-70-4-28-10-56-15-85-8-43-21-84-34-124-24-15-45-34-69-51-11-7-26-13-39-17s-27-3-41-8c-26-9-48-27-74-38-25-12-54-8-79-21s-39-30-58-49c-9-8-15-16-20-27-4-11-36 9-42 12-14 8-27 19-39 29-12 11-20 26-31 38-1 1-3-1-2-1 11-13 19-27 30-39 10-11 22-20 34-28 9-6 40-29 53-20 8 5 12 19 19 27 11 11 23 24 35 34 30 23 64 22 98 30 18 5 34 13 49 22-4-9-9-15-18-22-23-17-40-42-53-67-6-11-15-18-22-28-5-5-9-11-13-17-4-9-12-13-19-20-20-19-34-46-55-66 0-1 0-1 0-1 19 20 35 42 53 61 8 9 17 14 24 24 4 6 8 11 12 17 4 4 9 7 13 11 19 24 31 50 53 71 8 8 18 11 25 20 6 8 9 19 17 26 7 4 14 6 21 9 15 4 31 3 46 8 14 4 27 11 39 18 14 9 26 19 39 30 1 1 3 2 5 3-1-1-1-3-2-3-14-46-26-92-34-139-2-5-4-10-7-15-11-21-22-43-34-64-21-38-23-84-35-124-7-22-15-41-18-63-2-13-6-24-11-35-5-13-9-27-16-38-11-18-16-37-26-55-5-8-12-16-17-24-6-9-10-19-14-30-6-11-11-24-16-35-13 1-26 4-39 0-20-6-40-15-59-26-19-10-43-2-63 1-19 3-37 6-55 11 14-3 28-7 43-10 17-4 37-9 56-8 18 1 32 11 50 17 11 5 23 10 35 12 11 2 20 0 30-1-3-6-6-13-8-19-9-19-20-36-27-55-4-10-5-22-10-32-3-9-10-17-14-26-11-21-18-44-29-66-9-17-17-35-26-53-9-20-18-43-31-61 0 0 0-1 0 0 11 17 21 36 30 55 9 17 18 34 28 52 9 18 20 35 27 54 7 21 22 36 27 58 5 20 17 39 27 58 7 10 13 22 18 33 1 0 2 2 1 3 5 9 9 18 13 26 5 10 9 20 15 29 5 10 13 17 19 25 2 4 4 7 6 10 3-12 6-25 6-37 1-12 3-25 0-36-4-10-10-19-13-29-7-19-13-38-15-58 0-13 1-24-3-37-3-12-7-24-10-35-1 0 0 0 0 0 6 20 15 38 16 59 1 30 8 54 23 81 18 34 6 69 4 105 6 12 11 24 19 34 25 37 33 82 50 122 18 40 26 84 44 124 0 1 1 2 2 3 1-36 6-72 12-108 8-57 23-113 26-171 7-128 10-255 10-383 0-9 0-18-1-27-3-4-9-11-12-14-7-7-20-17-29-22-9-4-17-10-23-18-7-8-12-24-24-27-10-2-20-11-30-15-16-9-33-14-51-18-27-7-53-10-79-22h1c33 16 70 14 105 25 15 5 30 11 45 18 7 3 17 8 24 14 10 11 17 24 30 33 11 6 21 11 31 19 4 3 7 7 10 11-4-49-17-94-34-141-5-13-16-24-22-36-8-14-15-29-22-42-15-28-26-55-38-84 20 51 49 101 80 146 14 22 21 47 30 71 10 28 17 56 21 86 6 56 4 115 9 172 0 12 1 25 2 37 3-3 5-7 9-10 5-3 10-6 16-9 19-9 13-30 13-47 0-11 8-20 12-28 12-20 8-40 4-61-8-35-19-67-18-103 1-18 8-34 9-52s8-29 16-46c-9 18-14 32-15 53 0 8-4 18-6 26-3 12-2 27 0 39 2 38 20 73 23 111 1 11 2 22-4 31-4 6-9 14-12 21-4 9-1 24-1 34 1 7 1 18-5 24-5 4-13 6-19 9-8 5-11 12-19 18-1 0-2 1-2 1 2 47 4 94 6 141 0 5 0 10 0 15 15-6 30-10 44-18 18-10 40-6 60-5-27 0-45 2-69 16-11 6-22 10-34 15 2 51 3 103-5 154-9 56-10 117-8 174s16 116 34 169c0 2 1 3 1 4 1 0 1 1 1 2 0-14-3-28-4-41-3-15-3-31-4-47-2-15 1-28 3-42 1-6-1-12 2-17 4-6 12-15 13-23 2-31 29-50 42-75 6-12 17-19 22-30 2-2 3-4 4-6-1-11-7-24-8-28-5-19-3-39-9-58-1 0 0-1 0 0 8 24 11 50 19 75 0 2 1 4 2 7 4-5 9-9 13-12 30-21 48-55 50-92 1-27-2-54 13-78 1-1 3 0 2 2-15 27-9 58-10 87-2 26-17 54-33 75-7 9-19 13-26 23-3 3-6 8-9 12 0 2-2 4-4 6-2 4-4 7-7 9-8 10-13 21-20 30-11 13-21 29-26 45-2 5 0 12-2 16-2 5-5 10-8 15-8 12-8 37-7 51 1 29 6 59 11 88 3 15 2 31 3 47 2 16 4 31 6 47 7 20 14 42 22 62 11 28 17 59 21 88 3 16 6 31 9 46 2 17 9 34 11 52 2 26 9 53 12 80 3 26 4 52 5 78 8-42 16-85 19-128 1-27 1-53 3-80 2-28 5-56 5-84 1-25 4-49 8-74 6-30 8-60 17-90 4-8 7-17 9-25 0-3 0-5 0-8 0-11-6-22-6-34-3-26-6-51-18-75-6-11-15-30-10-45 3-8 8-13 14-20 14-12 18-26 10-43 0 0 1-1 1 0 5 13 7 26-3 39-9 12-20 17-18 36 0 14 11 29 17 40 11 19 11 41 15 61 1 8 4 15 6 23 12-39 24-78 41-114 10-22 22-42 36-62 0-10 0-19 6-29 7-11 16-20 21-33s9-27 10-41c4-30 1-59-3-89-1-15 0-30-2-44 0-3 0-7-1-10-5-5-11-10-18-14-9-5-17-10-24-17-10-10-9-17-15-28-8-11-13-23-20-34-9-14-19-28-26-43-6-13-13-26-17-39-6-15-10-30-17-44-1-1 0-1 0-1 11 25 17 50 31 73 3 4 4 10 6 15 5 9 11 17 17 26 7 11 15 20 20 32 4 9 12 16 14 26 2 16 21 24 33 31 4 2 9 5 14 8-3-10-7-19-10-29-9-30-17-61-24-92-3-15-5-30-9-45-4-14-9-28-12-42-4-14-8-27-9-41 0-17-2-34-7-50-8-26-11-51-10-79 0 17 4 32 6 48 1 14 10 27 14 42s6 29 8 45c2 17 12 38 18 55 11 28 18 56 27 84 1 4 2 8 4 11 2-6 6-10 9-17 4-7 7-14 11-20 20-26 18-60 13-90-5-25-11-49-9-74 1-18-3-37 5-54-7 13-4 25-3 39 1 11-1 22-1 33 0 28 13 54 14 81 1 20 2 37-6 56-2 6-8 16-13 22-4 5-13 24-14 29 0 2-2 3-4 3 3 10 7 20 10 30 6 19 15 37 19 55 7 29 7 59 10 89 3 27 6 56 0 83 12-17 21-35 33-52 17-24 31-50 42-76 16-39 27-80 38-119 13-46 21-94 28-141 6-43 7-90 23-132 3-8 6-17 10-25 2-19 2-39-6-55-13-27-18-58-33-83-16-25-24-54-42-77-6-9-12-18-18-26-7-14-9-31-15-46h1c5 15 9 31 16 45s19 23 27 36c16 27 32 53 46 80 7 13 10 28 14 41 5 13 13 25 17 39 2 5 2 11 3 17 0 0 1-1 1-2 7-20 8-44 13-65s3-43 2-64c0-25-1-49-1-74 1-12 0-25-1-37 0-1 0-1 0-2-2-33-6-66-13-99-7-43-7-87-17-129-4-20-9-38-13-57-4-20-6-40-11-60 0-1 1-1 1-1 5 25 10 49 16 73 6 28 16 55 19 83 4 28 7 55 12 83 6 30 13 60 15 91v1c2-3 3-6 3-10 0-2 1-3 2-4 19-4 9-52 18-63 7-10 12-19 22-26 9-6 22-9 33-12 2 0 2 2 1 3-20 5-34 11-47 28-8 11-8 18-8 31 0 8-4 15-4 23s-1 16-9 21c-3 2-1 7-2 10 0 4-4 7-7 11 1 7 2 13 2 20 0 15 1 30 1 45 1 32 5 64 6 96 0 25-9 50-12 75-3 27-16 52-24 78-10 29-10 63-13 92-3 31-7 62-12 93-8 58-21 117-35 174-6 26-15 51-25 76-11 24-25 46-37 71-11 22-22 44-37 64-18 23-34 45-46 71-9 19-18 37-24 57-4 12-7 23-11 35 0-1 0-1 0-1 6-7 13-12 19-19 7-7 11-17 19-25 7-5 14-9 21-13 11-6 22-19 30-28 15-17 26-34 44-47 21-14 43-24 61-42 15-15 26-35 33-56 0-4-1-10-1-15 0-11 2-22 4-32 9-28 18-56 30-83 4-8 1-20 4-30 3-11 12-19 18-28 5-7 11-15 17-22h1c-7 9-13 19-20 28-9 13-15 22-15 39 0 12-6 20-9 31-8 26-20 54-23 82-1 3-1 8-1 12 11-36 24-71 48-101 26-34 64-48 97-75 12-11 25-19 38-27 8-8 13-20 18-32 4-11 10-24 13-36 3-11-8-32-12-43-5-16-11-25-11-42v-31c0-13 4-25 5-37 0-1 0 0 0 0-3 25-4 49-3 74 0 15 9 28 15 41 3 11 7 21 10 32 1 9-3 17-6 25-5 12-8 24-14 36-1 2-2 4-3 6 20-14 27-36 37-55 6-11 5-22 9-33 2-9 8-15 11-24 7-20 10-41 19-60h1c-9 18-8 39-16 58-2 7-4 15-8 23-5 8 0 19-4 27-5 11-10 21-13 32-1 5-2 11-5 15-15 18-29 30-48 42-15 9-28 24-43 34-20 13-41 25-58 41-33 34-48 77-59 122-11 40-33 73-65 99-18 13-38 22-54 37-7 7-12 17-18 25-9 11-19 21-29 31-6 7-12 10-21 15-8 6-12 16-18 24-10 16-24 32-37 46-15 16-28 34-39 54-7 21-12 43-14 64-2 20-7 39-9 59-3 20-2 41-2 62-2 42-7 83-7 124-1 42-9 84-16 126-3 19-7 39-10 60 8-19 16-37 24-56 9-24 20-47 25-71 5-20 10-38 10-58 0-18 2-35 8-52 3-11 12-25 23-31 18-8 34-20 49-33-1-1-1-2 0-3 7-16 15-27 13-46-1-16-1-32 0-48 0-16 2-33 13-46 1-1 2 1 2 2-16 20-10 55-8 78 0 11 6 23 4 34-1 1-1 2-1 2 9-11 17-23 25-35 11-17 17-37 30-53 9-13 23-25 37-33 13-7 28-16 42-22 8-2 17-5 26-7s21-7 30-8c22-3 43-3 65-3 0 0 1 0 0 0-17 0-34 1-51 3-21 3-42 12-62 18-15 5-32 17-46 25-18 11-33 28-43 47-9 14-13 31-22 46-10 17-22 34-34 50-13 15-28 26-44 36-4 3-9 6-13 9 16 0 32-1 46 5 11 4 19 12 30 17 13 8 31 13 45 19-19-7-38-13-56-23-14-7-25-13-41-14-11 0-21 0-31 0-1 2-2 3-4 5-7 7-9 19-12 29-4 18-1 38-2 55s-6 33-9 50c-5 20-14 39-21 58-7 20-14 39-23 59-6 16-14 31-23 47-3 6-1 16-1 24 0 10 0 20 0 31-1 21-7 43-6 65 0 13-1 23-3 34 0 0 0 2 0 3-2 45-1 90-1 136 0 1 0 2 0 3s0 1 1 3c3 2 5 5 7 7 3 0 5 0 8 0-1 1-1 2-1 3-3-1-6-1-9-1-14-2-28-3-41-2-23-2-46-5-68-6-38-2-74-3-110 0 2-1 4-1 5-2 12-6 28-9 39-16 1-8 2-15 5-21z">
          <text:p/>
        </draw:path>
        <draw:g draw:style-name="gr8">
          <draw:custom-shape draw:style-name="gr19" draw:text-style-name="P6" draw:layer="layout" svg:width="2.01cm" svg:height="0.25cm" svg:x="2.89cm" svg:y="2.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2.6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1" draw:text-style-name="P6" draw:layer="layout" svg:width="3.01cm" svg:height="0.25cm" svg:x="2.8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2" draw:text-style-name="P6" draw:layer="layout" svg:width="4.01cm" svg:height="0.25cm" svg:x="2.89cm" svg:y="4.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0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3" draw:text-style-name="P6" draw:layer="layout" svg:width="5.01cm" svg:height="0.25cm" svg:x="2.89cm" svg:y="4.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7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89cm" svg:y="1.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1.9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40" draw:text-style-name="P5" draw:layer="layout" svg:width="2.4cm" svg:height="0.25cm" svg:x="4.9cm" svg:y="2.6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01cm" svg:height="0.25cm" draw:transform="rotate (-3.14159265358979) translate (8.3cm 2.9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7.3cm" svg:y1="2.55cm" svg:x2="7.3cm" svg:y2="3cm">
            <text:p/>
          </draw:line>
          <draw:line draw:style-name="gr33" draw:text-style-name="P2" draw:layer="layout" svg:x1="4.9cm" svg:y1="2.55cm" svg:x2="4.9cm" svg:y2="3cm">
            <text:p/>
          </draw:line>
        </draw:g>
        <draw:g draw:style-name="gr8">
          <draw:g draw:style-name="gr8">
            <draw:custom-shape draw:style-name="gr32" draw:text-style-name="P5" draw:layer="layout" svg:width="1.7cm" svg:height="0.25cm" svg:x="5.9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45cm" svg:height="0.25cm" draw:transform="rotate (-3.14159265358979) translate (8.04cm 3.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7.6cm" svg:y1="3.25cm" svg:x2="7.6cm" svg:y2="3.7cm">
            <text:p/>
          </draw:line>
          <draw:line draw:style-name="gr33" draw:text-style-name="P2" draw:layer="layout" svg:x1="5.9cm" svg:y1="3.25cm" svg:x2="5.9cm" svg:y2="3.7cm">
            <text:p/>
          </draw:line>
        </draw:g>
        <draw:g draw:style-name="gr8">
          <draw:g draw:style-name="gr8">
            <draw:custom-shape draw:style-name="gr31" draw:text-style-name="P5" draw:layer="layout" svg:width="1.2cm" svg:height="0.25cm" svg:x="6.9cm" svg:y="4.0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2cm" svg:height="0.25cm" draw:transform="rotate (-3.14159265358979) translate (8.29cm 4.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8.1cm" svg:y1="3.95cm" svg:x2="8.1cm" svg:y2="4.4cm">
            <text:p/>
          </draw:line>
          <draw:line draw:style-name="gr33" draw:text-style-name="P2" draw:layer="layout" svg:x1="6.9cm" svg:y1="3.95cm" svg:x2="6.9cm" svg:y2="4.4cm">
            <text:p/>
          </draw:line>
        </draw:g>
        <draw:g draw:style-name="gr8">
          <draw:custom-shape draw:style-name="gr42" draw:text-style-name="P5" draw:layer="layout" svg:width="1.008cm" svg:height="0.25cm" svg:x="7.9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201cm" svg:height="0.25cm" draw:transform="rotate (-3.14159265358979) translate (9.1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8.908cm" svg:y1="4.65cm" svg:x2="8.908cm" svg:y2="5.1cm">
            <text:p/>
          </draw:line>
          <draw:line draw:style-name="gr33" draw:text-style-name="P2" draw:layer="layout" svg:x1="7.9cm" svg:y1="4.65cm" svg:x2="7.9cm" svg:y2="5.1cm">
            <text:p/>
          </draw:line>
        </draw:g>
        <draw:line draw:style-name="gr33" draw:text-style-name="P2" draw:layer="layout" svg:x1="2.9cm" svg:y1="1.85cm" svg:x2="2.9cm" svg:y2="2.3cm">
          <text:p/>
        </draw:line>
        <draw:line draw:style-name="gr33" draw:text-style-name="P2" draw:layer="layout" svg:x1="2.9cm" svg:y1="2.55cm" svg:x2="2.9cm" svg:y2="3cm">
          <text:p/>
        </draw:line>
        <draw:line draw:style-name="gr33" draw:text-style-name="P2" draw:layer="layout" svg:x1="2.9cm" svg:y1="3.25cm" svg:x2="2.9cm" svg:y2="3.7cm">
          <text:p/>
        </draw:line>
        <draw:line draw:style-name="gr33" draw:text-style-name="P2" draw:layer="layout" svg:x1="2.9cm" svg:y1="3.95cm" svg:x2="2.9cm" svg:y2="4.4cm">
          <text:p/>
        </draw:line>
        <draw:line draw:style-name="gr33" draw:text-style-name="P2" draw:layer="layout" svg:x1="2.9cm" svg:y1="4.65cm" svg:x2="2.9cm" svg:y2="5.1cm">
          <text:p/>
        </draw:line>
        <draw:g draw:style-name="gr8">
          <draw:custom-shape draw:style-name="gr25" draw:text-style-name="P5" draw:layer="layout" svg:width="4.5cm" svg:height="0.25cm" svg:x="3.9cm" svg:y="1.9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65cm" svg:height="0.25cm" draw:transform="rotate (-3.14159265358979) translate (10.04cm 2.2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4cm" svg:y1="1.85cm" svg:x2="8.4cm" svg:y2="2.3cm">
            <text:p/>
          </draw:line>
          <draw:custom-shape draw:style-name="gr43" draw:text-style-name="P2" draw:layer="layout" svg:width="0.15cm" svg:height="2.6cm" draw:transform="rotate (1.5707963267949) translate (7.45cm 1.7cm)">
            <text:p/>
            <draw:enhanced-geometry svg:viewBox="0 0 21600 21600" draw:glue-points="0 0 0 21600 21600 10800" draw:text-areas="0 ?f3 15150 ?f4" draw:type="right-bracket" draw:modifiers="1756.01954686806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right $0" draw:handle-position-x="right" draw:handle-position-y="$0"/>
            </draw:enhanced-geometry>
          </draw:custom-shape>
          <draw:line draw:style-name="gr33" draw:text-style-name="P2" draw:layer="layout" svg:x1="3.9cm" svg:y1="1.85cm" svg:x2="3.9cm" svg:y2="2.3cm">
            <text:p/>
          </draw:line>
          <draw:frame draw:style-name="gr44" draw:text-style-name="P11" draw:layer="layout" svg:width="3.2cm" svg:height="0.526cm" svg:x="7.15cm" svg:y="1.001cm">
            <draw:text-box>
              <text:p text:style-name="P1"><text:span text:style-name="T1">More scattered budburst</text:span></text:p>
            </draw:text-box>
          </draw:frame>
        </draw:g>
        <draw:frame draw:style-name="gr45" draw:text-style-name="P12" draw:layer="layout" svg:width="2.45cm" svg:height="0.801cm" svg:x="3cm" svg:y="5.777cm">
          <draw:text-box>
            <text:p><text:span text:style-name="T2">Start of ‘</text:span><text:span text:style-name="T3">chilling</text:span><text:span text:style-name="T2">’</text:span></text:p>
            <text:p><text:span text:style-name="T2">conditions</text:span></text:p>
          </draw:text-box>
        </draw:frame>
        <draw:frame draw:style-name="gr45" draw:text-style-name="P14" draw:layer="layout" svg:width="2.25cm" svg:height="0.801cm" svg:x="5.5cm" svg:y="5.777cm">
          <draw:text-box>
            <text:p text:style-name="P13"><text:span text:style-name="T2">Start of </text:span><text:span text:style-name="T4">forcing</text:span><text:span text:style-name="T2"> conditions</text:span></text:p>
          </draw:text-box>
        </draw:frame>
        <draw:line draw:style-name="gr37" draw:text-style-name="P2" draw:layer="layout" svg:x1="10.95cm" svg:y1="5.3cm" svg:x2="1.95cm" svg:y2="5.3cm">
          <text:p/>
        </draw:line>
        <draw:frame draw:style-name="gr46" draw:text-style-name="P15" draw:layer="layout" svg:width="2.5cm" svg:height="0.965cm" svg:x="-0.1cm" svg:y="2.647cm">
          <draw:text-box>
            <text:p><text:span text:style-name="T5">Dormant individual from field or greenhouse</text:span></text:p>
          </draw:text-box>
        </draw:frame>
        <draw:polyline draw:style-name="gr47" draw:text-style-name="P2" draw:layer="layout" svg:width="0.499cm" svg:height="0.549cm" svg:x="2.9cm" svg:y="5.3cm" svg:viewBox="0 0 500 550" draw:points="500,550 0,100 0,100 0,0">
          <text:p/>
        </draw:polyline>
        <draw:polyline draw:style-name="gr47" draw:text-style-name="P2" draw:layer="layout" svg:width="0.499cm" svg:height="0.549cm" svg:x="7.4cm" svg:y="5.3cm" svg:viewBox="0 0 500 550" draw:points="0,550 500,100 500,100 500,0">
          <text:p/>
        </draw:polyline>
        <draw:g draw:style-name="gr48">
          <draw:path draw:style-name="gr49" draw:text-style-name="P16" draw:layer="layout" svg:width="0.384cm" svg:height="0.239cm" svg:x="3.334cm" svg:y="1.314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3cm" svg:y="0.973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0.191986217719376) translate (3.36620991253601cm 0.756011159607377cm)" svg:viewBox="0 0 135 787" svg:d="M24 631v152l-24 4c0-36 1-160 10-194 9-36 24-72 39-105 14-29 34-54 48-83 16-36 27-77 23-115-3-32-3-67-12-98-13-35-22-78-41-111-17-28-33-54-53-81h1c24 33 49 65 69 100 8 16 13 39 19 56 7 15 13 30 18 45 8 28 11 61 13 89 3 29 0 62-9 92-12 37-35 66-49 101-10 26-21 51-28 76 0-1 1-2 2-2z">
            <text:p/>
          </draw:path>
          <draw:polygon draw:style-name="gr52" draw:text-style-name="P19" draw:layer="layout" svg:width="0cm" svg:height="0cm" svg:x="3.521cm" svg:y="1.296cm" svg:viewBox="0 0 0 1" draw:points="0,1 0,0">
            <text:p/>
          </draw:polygon>
        </draw:g>
        <draw:path draw:style-name="gr53" draw:text-style-name="P2" draw:layer="layout" svg:width="0.921cm" svg:height="1.152cm" draw:transform="skewX (-0.15707963267949) rotate (0.913330797568633) translate (1.45021092242705cm 1.43409043044104cm)" svg:viewBox="0 0 922 1153" svg:d="M0 0c838 0 922 1153 922 1153">
          <text:p/>
        </draw:path>
        <draw:frame draw:style-name="gr44" draw:text-style-name="P11" draw:layer="layout" svg:width="1.5cm" svg:height="0.526cm" svg:x="1.5cm" svg:y="0.6cm">
          <draw:text-box>
            <text:p text:style-name="P1"><text:span text:style-name="T1">Cuttings</text:span></text:p>
          </draw:text-box>
        </draw:frame>
        <draw:g draw:style-name="gr48">
          <draw:path draw:style-name="gr54" draw:text-style-name="P7" draw:layer="layout" svg:width="0.449cm" svg:height="0.602cm" svg:x="3.1cm" svg:y="1.097cm" svg:viewBox="0 0 450 603" svg:d="M45 603h360c26 0 45-17 45-41 0-22-8-37-10-38l-147-292v-192c14-15 18-25 15-32 0-3-2-8-10-8h-3-6-9-110-10-7-1c-8 0-10 5-11 8-3 7 2 17 15 32v192l-147 292c-1 1-9 16-9 38 0 24 18 41 45 41z">
            <text:p/>
          </draw:path>
          <draw:path draw:style-name="gr49" draw:text-style-name="P16" draw:layer="layout" svg:width="0.384cm" svg:height="0.239cm" svg:x="3.134cm" svg:y="1.437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1cm" svg:y="1.096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-0.191986217719376) translate (3.34322603596718cm 0.85324331829688cm)" svg:viewBox="0 0 135 787" svg:d="M111 631v152l24 4c0-36-1-160-10-194-9-36-23-72-39-105-14-29-33-54-48-83-16-36-27-77-23-115 3-32 3-67 12-98 13-35 22-78 41-111 17-28 34-54 53-81h-1c-24 33-49 65-69 100-8 16-13 39-19 56-7 15-13 30-18 45-8 28-10 61-13 89-3 29 0 62 9 92 12 37 35 66 49 101 10 26 21 51 28 76 0-1-1-2-2-2z">
            <text:p/>
          </draw:path>
          <draw:path draw:style-name="gr55" draw:text-style-name="P19" draw:layer="layout" svg:width="0.09cm" svg:height="0.096cm" draw:transform="skewX (0.258134196369961) rotate (1.04475409024381) translate (3.24525500630501cm 0.998556420343723cm)" svg:viewBox="0 0 91 97" svg:d="M6 97c11-17 21-36 35-50 16-16 32-32 50-47h-1c-22 19-45 37-64 58-8 9-15 24-22 34-1 2-3 4-4 5z">
            <text:p/>
          </draw:path>
        </draw:g>
        <draw:polyline draw:style-name="gr47" draw:text-style-name="P2" draw:layer="layout" svg:width="0.499cm" svg:height="0.549cm" svg:x="8.9cm" svg:y="5.3cm" svg:viewBox="0 0 500 550" draw:points="500,550 0,100 0,100 0,0">
          <text:p/>
        </draw:polyline>
        <draw:g draw:style-name="gr48">
          <draw:path draw:style-name="gr13" draw:text-style-name="P4" draw:layer="layout" svg:width="0.33cm" svg:height="1.091cm" svg:x="16.092cm" svg:y="2.80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path draw:style-name="gr56" draw:text-style-name="P20" draw:layer="layout" svg:width="0.104cm" svg:height="0.107cm" svg:x="16.17cm" svg:y="2.962cm" svg:viewBox="0 0 105 108" svg:d="M85 92c-10 42-83-2-85-92 71 10 141 68 85 92z">
            <text:p/>
          </draw:path>
          <draw:path draw:style-name="gr57" draw:text-style-name="P21" draw:layer="layout" svg:width="0.091cm" svg:height="0.096cm" svg:x="16.171cm" svg:y="2.966cm" svg:viewBox="0 0 92 97" svg:d="M92 97c-3 3-45-42-92-97 44 40 96 94 92 97z">
            <text:p/>
          </draw:path>
          <draw:path draw:style-name="gr56" draw:text-style-name="P20" draw:layer="layout" svg:width="0.136cm" svg:height="0.078cm" svg:x="16.313cm" svg:y="2.925cm" svg:viewBox="0 0 137 79" svg:d="M137 52c-64 38-161 39-132-20-20-40 70-52 132 20z">
            <text:p/>
          </draw:path>
          <draw:path draw:style-name="gr57" draw:text-style-name="P21" draw:layer="layout" svg:width="0.122cm" svg:height="0.017cm" svg:x="16.322cm" svg:y="2.959cm" svg:viewBox="0 0 123 18" svg:d="M123 18c-54-5-124-13-123-17s58 3 123 17z">
            <text:p/>
          </draw:path>
          <draw:path draw:style-name="gr56" draw:text-style-name="P20" draw:layer="layout" svg:width="0.071cm" svg:height="0.104cm" svg:x="16.3cm" svg:y="2.77cm" svg:viewBox="0 0 72 105" svg:d="M7 0c53 27 93 94 40 97-20 30-65-26-40-97z">
            <text:p/>
          </draw:path>
          <draw:path draw:style-name="gr57" draw:text-style-name="P21" draw:layer="layout" svg:width="0.041cm" svg:height="0.095cm" svg:x="16.308cm" svg:y="2.77cm" svg:viewBox="0 0 42 96" svg:d="M0 0c21 41 45 95 42 96-4 1-23-44-42-96z">
            <text:p/>
          </draw:path>
          <draw:path draw:style-name="gr56" draw:text-style-name="P20" draw:layer="layout" svg:width="0.149cm" svg:height="0.149cm" svg:x="15.97cm" svg:y="3.342cm" svg:viewBox="0 0 150 150" svg:d="M125 124c62-8 5-112-125-124 6 97 83 199 125 124z">
            <text:p/>
          </draw:path>
          <draw:path draw:style-name="gr57" draw:text-style-name="P21" draw:layer="layout" svg:width="0.123cm" svg:height="0.126cm" svg:x="15.975cm" svg:y="3.342cm" svg:viewBox="0 0 124 127" svg:d="M0 0c51 58 120 131 124 127 3-5-53-64-124-127z">
            <text:p/>
          </draw:path>
          <draw:path draw:style-name="gr56" draw:text-style-name="P20" draw:layer="layout" svg:width="0.159cm" svg:height="0.089cm" svg:x="16.246cm" svg:y="3.11cm" svg:viewBox="0 0 160 90" svg:d="M160 59c-74 45-188 45-154-22-24-46 81-60 154 22z">
            <text:p/>
          </draw:path>
          <draw:path draw:style-name="gr57" draw:text-style-name="P21" draw:layer="layout" svg:width="0.143cm" svg:height="0.019cm" svg:x="16.257cm" svg:y="3.149cm" svg:viewBox="0 0 144 20" svg:d="M144 20c-64-4-145-14-144-18 1-6 67 3 144 18z">
            <text:p/>
          </draw:path>
          <draw:path draw:style-name="gr56" draw:text-style-name="P20" draw:layer="layout" svg:width="0.069cm" svg:height="0.069cm" draw:transform="rotate (-0.715584993317675) translate (16.1369591426061cm 3.43027443140615cm)" svg:viewBox="0 0 70 70" svg:d="M58 58c29-4 3-53-58-58 3 45 39 93 58 58z">
            <text:p/>
          </draw:path>
          <draw:path draw:style-name="gr57" draw:text-style-name="P21" draw:layer="layout" svg:width="0.057cm" svg:height="0.058cm" draw:transform="rotate (-0.715584993317675) translate (16.1387579484672cm 3.43183810948508cm)" svg:viewBox="0 0 58 59" svg:d="M0 0c24 27 56 61 58 59 1-2-25-29-58-59z">
            <text:p/>
          </draw:path>
          <draw:path draw:style-name="gr56" draw:text-style-name="P20" draw:layer="layout" svg:width="0.094cm" svg:height="0.092cm" draw:transform="skewX (-0.0722566310325652) rotate (2.75762021815104) translate (16.1746308925719cm 3.63457578735628cm)" svg:viewBox="0 0 95 93" svg:d="M16 77c-39-6-3-70 79-77-4 60-53 124-79 77z">
            <text:p/>
          </draw:path>
          <draw:path draw:style-name="gr57" draw:text-style-name="P21" draw:layer="layout" svg:width="0.08cm" svg:height="0.078cm" draw:transform="skewX (-0.11065387457644) rotate (2.75203516454466) translate (16.1647962411851cm 3.63111164458569cm)" svg:viewBox="0 0 81 79" svg:d="M81 0c-33 36-79 81-81 79-2-3 35-40 81-79z">
            <text:p/>
          </draw:path>
          <draw:path draw:style-name="gr56" draw:text-style-name="P20" draw:layer="layout" svg:width="0.094cm" svg:height="0.092cm" draw:transform="skewX (-0.0722566310325653) rotate (0.15707963267949) translate (16.1968992499239cm 3.50639203731082cm)" svg:viewBox="0 0 95 93" svg:d="M16 77c-39-6-3-70 79-77-4 60-53 124-79 77z">
            <text:p/>
          </draw:path>
          <draw:path draw:style-name="gr57" draw:text-style-name="P21" draw:layer="layout" svg:width="0.08cm" svg:height="0.078cm" draw:transform="skewX (-0.110653874576441) rotate (0.151494579073108) translate (16.2071133569302cm 3.5042961673011cm)" svg:viewBox="0 0 81 79" svg:d="M81 0c-33 36-79 81-81 79-2-3 35-40 81-79z">
            <text:p/>
          </draw:path>
        </draw:g>
        <draw:g draw:style-name="gr48">
          <draw:path draw:style-name="gr51" draw:text-style-name="P18" draw:layer="layout" svg:width="0.33cm" svg:height="1.091cm" svg:x="12.769cm" svg:y="0.15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path draw:style-name="gr56" draw:text-style-name="P20" draw:layer="layout" svg:width="0.104cm" svg:height="0.107cm" svg:x="12.847cm" svg:y="0.312cm" svg:viewBox="0 0 105 108" svg:d="M85 92c-10 42-83-2-85-92 71 10 141 68 85 92z">
            <text:p/>
          </draw:path>
          <draw:path draw:style-name="gr57" draw:text-style-name="P21" draw:layer="layout" svg:width="0.091cm" svg:height="0.096cm" svg:x="12.848cm" svg:y="0.316cm" svg:viewBox="0 0 92 97" svg:d="M92 97c-3 3-45-42-92-97 44 40 96 94 92 97z">
            <text:p/>
          </draw:path>
          <draw:path draw:style-name="gr56" draw:text-style-name="P20" draw:layer="layout" svg:width="0.099cm" svg:height="0.049cm" svg:x="12.99cm" svg:y="0.275cm" svg:viewBox="0 0 100 50" svg:d="M100 33c-46 25-117 25-96-12-15-26 50-34 96 12z">
            <text:p/>
          </draw:path>
          <draw:path draw:style-name="gr57" draw:text-style-name="P21" draw:layer="layout" svg:width="0.089cm" svg:height="0.01cm" svg:x="12.997cm" svg:y="0.296cm" svg:viewBox="0 0 90 11" svg:d="M90 11c-40-2-91-8-90-10 0-3 42 2 90 10z">
            <text:p/>
          </draw:path>
          <draw:path draw:style-name="gr56" draw:text-style-name="P20" draw:layer="layout" svg:width="0.124cm" svg:height="0.13cm" svg:x="12.667cm" svg:y="0.692cm" svg:viewBox="0 0 125 131" svg:d="M104 109c52-8 4-99-104-109 5 85 69 174 104 109z">
            <text:p/>
          </draw:path>
          <draw:path draw:style-name="gr57" draw:text-style-name="P21" draw:layer="layout" svg:width="0.102cm" svg:height="0.109cm" svg:x="12.671cm" svg:y="0.692cm" svg:viewBox="0 0 103 110" svg:d="M0 0c43 50 100 114 103 110s-44-55-103-110z">
            <text:p/>
          </draw:path>
          <draw:path draw:style-name="gr56" draw:text-style-name="P20" draw:layer="layout" svg:width="0.069cm" svg:height="0.069cm" draw:transform="rotate (-0.715584993317675) translate (12.8139591426061cm 0.780274431406149cm)" svg:viewBox="0 0 70 70" svg:d="M58 58c29-4 3-53-58-58 3 45 39 93 58 58z">
            <text:p/>
          </draw:path>
          <draw:path draw:style-name="gr57" draw:text-style-name="P21" draw:layer="layout" svg:width="0.057cm" svg:height="0.058cm" draw:transform="rotate (-0.715584993317675) translate (12.8157579484672cm 0.781838109485078cm)" svg:viewBox="0 0 58 59" svg:d="M0 0c24 27 56 61 58 59 1-2-25-29-58-59z">
            <text:p/>
          </draw:path>
        </draw:g>
        <draw:frame draw:style-name="gr58" draw:text-style-name="P23" draw:layer="layout" svg:width="3.45cm" svg:height="0.823cm" svg:x="8.15cm" svg:y="5.777cm">
          <draw:text-box>
            <text:p text:style-name="P22"><text:span text:style-name="T2">Observation of the</text:span><text:span text:style-name="T6"> event</text:span><text:span text:style-name="T2"> (e.g. 50% budburst)</text:span></text:p>
          </draw:text-box>
        </draw:frame>
        <draw:frame draw:style-name="gr59" draw:text-style-name="P24" draw:layer="layout" svg:width="3.45cm" svg:height="0.569cm" draw:transform="rotate (1.5707963267949) translate (10.6cm 4.525cm)">
          <draw:text-box>
            <text:p text:style-name="P1"><text:span text:style-name="T7">Days to event</text:span></text:p>
          </draw:text-box>
        </draw:frame>
        <draw:frame draw:style-name="gr59" draw:text-style-name="P24" draw:layer="layout" svg:width="3.45cm" svg:height="0.569cm" svg:x="12.325cm" svg:y="5.4cm">
          <draw:text-box>
            <text:p text:style-name="P1"><text:span text:style-name="T7">Chill days</text:span></text:p>
          </draw:text-box>
        </draw:frame>
        <draw:frame draw:style-name="gr44" draw:text-style-name="P25" draw:layer="layout" svg:width="1.25cm" svg:height="0.526cm" svg:x="9.65cm" svg:y="5.25cm">
          <draw:text-box>
            <text:p text:style-name="P1"><text:span text:style-name="T2">Time</text:span></text:p>
          </draw:text-box>
        </draw:frame>
      </draw:page>
      <draw:page draw:name="page4" draw:style-name="dp1" draw:master-page-name="Default">
        <draw:custom-shape draw:style-name="gr60" draw:text-style-name="P26" draw:layer="layout" svg:width="5.25cm" svg:height="0.6cm" svg:x="11.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1" draw:text-style-name="P27" draw:layer="layout" svg:width="0.19cm" svg:height="0.303cm" draw:transform="skewX (0.00331612557878924) rotate (0.959931088596881) translate (1.14093875596347cm 1.50826854626698cm)" svg:viewBox="0 0 191 304" svg:d="M8 0c-1 0-2 1-3 1-5 3-6 8-4 13l173 286c3 4 8 6 13 3 2-1 4-3 4-5 1-3 0-5-1-7l-172-286c-2-4-6-5-10-5z">
          <text:p/>
        </draw:path>
        <draw:path draw:style-name="gr62" draw:text-style-name="P2" draw:layer="layout" svg:width="3.895cm" svg:height="4.25cm" draw:transform="skewX (-0.00907571211037051) rotate (-1.48963851657716) translate (16.3341620723499cm 0.366896322592157cm)" svg:viewBox="0 0 3896 4251" svg:d="M0 4251c3512 1 3896-4251 3896-4251">
          <text:p/>
        </draw:path>
        <draw:custom-shape draw:style-name="gr35" draw:text-style-name="P5" draw:layer="layout" svg:width="2.4cm" svg:height="0.1cm" draw:transform="rotate (1.5707963267949) translate (13.05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2.05cm" svg:height="0.1cm" svg:x="11.1cm" svg:y="2.85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1.1cm" svg:y1="0.3cm" svg:x2="11.1cm" svg:y2="5.3cm">
          <text:p/>
        </draw:line>
        <draw:line draw:style-name="gr38" draw:text-style-name="P2" draw:layer="layout" svg:x1="16.6cm" svg:y1="5.3cm" svg:x2="11.1cm" svg:y2="5.3cm">
          <text:p/>
        </draw:line>
        <draw:custom-shape draw:style-name="gr39" draw:text-style-name="P7" draw:layer="layout" svg:width="0.2cm" svg:height="0.2cm" svg:x="11.99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5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19" draw:text-style-name="P6" draw:layer="layout" svg:width="2.01cm" svg:height="0.25cm" svg:x="2.89cm" svg:y="2.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2.6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1" draw:text-style-name="P6" draw:layer="layout" svg:width="3.01cm" svg:height="0.25cm" svg:x="2.89cm" svg:y="3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2" draw:text-style-name="P6" draw:layer="layout" svg:width="4.01cm" svg:height="0.25cm" svg:x="2.89cm" svg:y="4.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0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3" draw:text-style-name="P6" draw:layer="layout" svg:width="5.01cm" svg:height="0.25cm" svg:x="2.89cm" svg:y="4.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4.7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4" draw:text-style-name="P6" draw:layer="layout" svg:width="1.01cm" svg:height="0.25cm" svg:x="2.89cm" svg:y="1.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5cm" svg:height="0.25cm" svg:x="2.15cm" svg:y="1.9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40" draw:text-style-name="P5" draw:layer="layout" svg:width="2.4cm" svg:height="0.25cm" svg:x="4.9cm" svg:y="2.6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01cm" svg:height="0.25cm" draw:transform="rotate (-3.14159265358979) translate (8.3cm 2.9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7.3cm" svg:y1="2.55cm" svg:x2="7.3cm" svg:y2="3cm">
            <text:p/>
          </draw:line>
          <draw:line draw:style-name="gr33" draw:text-style-name="P2" draw:layer="layout" svg:x1="4.9cm" svg:y1="2.55cm" svg:x2="4.9cm" svg:y2="3cm">
            <text:p/>
          </draw:line>
        </draw:g>
        <draw:g draw:style-name="gr8">
          <draw:g draw:style-name="gr8">
            <draw:custom-shape draw:style-name="gr32" draw:text-style-name="P5" draw:layer="layout" svg:width="1.7cm" svg:height="0.25cm" svg:x="5.9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45cm" svg:height="0.25cm" draw:transform="rotate (-3.14159265358979) translate (8.04cm 3.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7.6cm" svg:y1="3.25cm" svg:x2="7.6cm" svg:y2="3.7cm">
            <text:p/>
          </draw:line>
          <draw:line draw:style-name="gr33" draw:text-style-name="P2" draw:layer="layout" svg:x1="5.9cm" svg:y1="3.25cm" svg:x2="5.9cm" svg:y2="3.7cm">
            <text:p/>
          </draw:line>
        </draw:g>
        <draw:g draw:style-name="gr8">
          <draw:g draw:style-name="gr8">
            <draw:custom-shape draw:style-name="gr31" draw:text-style-name="P5" draw:layer="layout" svg:width="1.2cm" svg:height="0.25cm" svg:x="6.9cm" svg:y="4.0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0.2cm" svg:height="0.25cm" draw:transform="rotate (-3.14159265358979) translate (8.29cm 4.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33" draw:text-style-name="P2" draw:layer="layout" svg:x1="8.1cm" svg:y1="3.95cm" svg:x2="8.1cm" svg:y2="4.4cm">
            <text:p/>
          </draw:line>
          <draw:line draw:style-name="gr33" draw:text-style-name="P2" draw:layer="layout" svg:x1="6.9cm" svg:y1="3.95cm" svg:x2="6.9cm" svg:y2="4.4cm">
            <text:p/>
          </draw:line>
        </draw:g>
        <draw:g draw:style-name="gr8">
          <draw:custom-shape draw:style-name="gr42" draw:text-style-name="P5" draw:layer="layout" svg:width="1.008cm" svg:height="0.25cm" svg:x="7.9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201cm" svg:height="0.25cm" draw:transform="rotate (-3.14159265358979) translate (9.1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8.908cm" svg:y1="4.65cm" svg:x2="8.908cm" svg:y2="5.1cm">
            <text:p/>
          </draw:line>
          <draw:line draw:style-name="gr33" draw:text-style-name="P2" draw:layer="layout" svg:x1="7.9cm" svg:y1="4.65cm" svg:x2="7.9cm" svg:y2="5.1cm">
            <text:p/>
          </draw:line>
        </draw:g>
        <draw:line draw:style-name="gr33" draw:text-style-name="P2" draw:layer="layout" svg:x1="2.9cm" svg:y1="1.85cm" svg:x2="2.9cm" svg:y2="2.3cm">
          <text:p/>
        </draw:line>
        <draw:line draw:style-name="gr33" draw:text-style-name="P2" draw:layer="layout" svg:x1="2.9cm" svg:y1="2.55cm" svg:x2="2.9cm" svg:y2="3cm">
          <text:p/>
        </draw:line>
        <draw:line draw:style-name="gr33" draw:text-style-name="P2" draw:layer="layout" svg:x1="2.9cm" svg:y1="3.25cm" svg:x2="2.9cm" svg:y2="3.7cm">
          <text:p/>
        </draw:line>
        <draw:line draw:style-name="gr33" draw:text-style-name="P2" draw:layer="layout" svg:x1="2.9cm" svg:y1="3.95cm" svg:x2="2.9cm" svg:y2="4.4cm">
          <text:p/>
        </draw:line>
        <draw:line draw:style-name="gr33" draw:text-style-name="P2" draw:layer="layout" svg:x1="2.9cm" svg:y1="4.65cm" svg:x2="2.9cm" svg:y2="5.1cm">
          <text:p/>
        </draw:line>
        <draw:g draw:style-name="gr8">
          <draw:custom-shape draw:style-name="gr25" draw:text-style-name="P5" draw:layer="layout" svg:width="4.5cm" svg:height="0.25cm" svg:x="3.9cm" svg:y="1.9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65cm" svg:height="0.25cm" draw:transform="rotate (-3.14159265358979) translate (10.04cm 2.2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4cm" svg:y1="1.85cm" svg:x2="8.4cm" svg:y2="2.3cm">
            <text:p/>
          </draw:line>
          <draw:custom-shape draw:style-name="gr43" draw:text-style-name="P2" draw:layer="layout" svg:width="0.15cm" svg:height="2.6cm" draw:transform="rotate (1.5707963267949) translate (7.45cm 1.7cm)">
            <text:p/>
            <draw:enhanced-geometry svg:viewBox="0 0 21600 21600" draw:glue-points="0 0 0 21600 21600 10800" draw:text-areas="0 ?f3 15150 ?f4" draw:type="right-bracket" draw:modifiers="1756.01954686806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right $0" draw:handle-position-x="right" draw:handle-position-y="$0"/>
            </draw:enhanced-geometry>
          </draw:custom-shape>
          <draw:line draw:style-name="gr33" draw:text-style-name="P2" draw:layer="layout" svg:x1="3.9cm" svg:y1="1.85cm" svg:x2="3.9cm" svg:y2="2.3cm">
            <text:p/>
          </draw:line>
          <draw:frame draw:style-name="gr44" draw:text-style-name="P11" draw:layer="layout" svg:width="3.2cm" svg:height="0.526cm" svg:x="7.15cm" svg:y="1.001cm">
            <draw:text-box>
              <text:p text:style-name="P1"><text:span text:style-name="T1">More scattered budburst</text:span></text:p>
            </draw:text-box>
          </draw:frame>
        </draw:g>
        <draw:frame draw:style-name="gr45" draw:text-style-name="P12" draw:layer="layout" svg:width="2.45cm" svg:height="0.801cm" svg:x="3cm" svg:y="5.777cm">
          <draw:text-box>
            <text:p><text:span text:style-name="T2">Start of ‘</text:span><text:span text:style-name="T3">chilling</text:span><text:span text:style-name="T2">’</text:span></text:p>
            <text:p><text:span text:style-name="T2">conditions</text:span></text:p>
          </draw:text-box>
        </draw:frame>
        <draw:frame draw:style-name="gr63" draw:text-style-name="P14" draw:layer="layout" svg:width="2.5cm" svg:height="1.076cm" svg:x="5.25cm" svg:y="5.777cm">
          <draw:text-box>
            <text:p text:style-name="P13"><text:span text:style-name="T2">Start of ‘</text:span><text:span text:style-name="T4">forcing</text:span><text:span text:style-name="T6">’</text:span><text:span text:style-name="T2"> conditions</text:span></text:p>
          </draw:text-box>
        </draw:frame>
        <draw:line draw:style-name="gr37" draw:text-style-name="P2" draw:layer="layout" svg:x1="10.55cm" svg:y1="5.3cm" svg:x2="1.95cm" svg:y2="5.3cm">
          <text:p/>
        </draw:line>
        <draw:frame draw:style-name="gr46" draw:text-style-name="P15" draw:layer="layout" svg:width="2.5cm" svg:height="0.965cm" svg:x="-0.1cm" svg:y="2.647cm">
          <draw:text-box>
            <text:p><text:span text:style-name="T5">Dormant individual from field or greenhouse</text:span></text:p>
          </draw:text-box>
        </draw:frame>
        <draw:polyline draw:style-name="gr47" draw:text-style-name="P2" draw:layer="layout" svg:width="0.499cm" svg:height="0.549cm" svg:x="2.9cm" svg:y="5.3cm" svg:viewBox="0 0 500 550" draw:points="500,550 0,100 0,100 0,0">
          <text:p/>
        </draw:polyline>
        <draw:polyline draw:style-name="gr47" draw:text-style-name="P2" draw:layer="layout" svg:width="0.499cm" svg:height="0.549cm" svg:x="7.4cm" svg:y="5.3cm" svg:viewBox="0 0 500 550" draw:points="0,550 500,100 500,100 500,0">
          <text:p/>
        </draw:polyline>
        <draw:g draw:style-name="gr48">
          <draw:path draw:style-name="gr49" draw:text-style-name="P16" draw:layer="layout" svg:width="0.384cm" svg:height="0.239cm" svg:x="3.334cm" svg:y="1.314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3cm" svg:y="0.973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0.191986217719376) translate (3.36620991253601cm 0.756011159607377cm)" svg:viewBox="0 0 135 787" svg:d="M24 631v152l-24 4c0-36 1-160 10-194 9-36 24-72 39-105 14-29 34-54 48-83 16-36 27-77 23-115-3-32-3-67-12-98-13-35-22-78-41-111-17-28-33-54-53-81h1c24 33 49 65 69 100 8 16 13 39 19 56 7 15 13 30 18 45 8 28 11 61 13 89 3 29 0 62-9 92-12 37-35 66-49 101-10 26-21 51-28 76 0-1 1-2 2-2z">
            <text:p/>
          </draw:path>
          <draw:polygon draw:style-name="gr52" draw:text-style-name="P19" draw:layer="layout" svg:width="0cm" svg:height="0cm" svg:x="3.521cm" svg:y="1.296cm" svg:viewBox="0 0 0 1" draw:points="0,1 0,0">
            <text:p/>
          </draw:polygon>
        </draw:g>
        <draw:path draw:style-name="gr64" draw:text-style-name="P2" draw:layer="layout" svg:width="0.921cm" svg:height="1.152cm" draw:transform="skewX (-0.15707963267949) rotate (0.826064334968916) translate (1.53814570449109cm 1.36424849245493cm)" svg:viewBox="0 0 922 1153" svg:d="M0 0c838 0 922 1153 922 1153">
          <text:p/>
        </draw:path>
        <draw:frame draw:style-name="gr44" draw:text-style-name="P11" draw:layer="layout" svg:width="1.5cm" svg:height="0.526cm" svg:x="1.5cm" svg:y="0.6cm">
          <draw:text-box>
            <text:p text:style-name="P1"><text:span text:style-name="T1">Cuttings</text:span></text:p>
          </draw:text-box>
        </draw:frame>
        <draw:g draw:style-name="gr48">
          <draw:path draw:style-name="gr54" draw:text-style-name="P7" draw:layer="layout" svg:width="0.449cm" svg:height="0.602cm" svg:x="3.1cm" svg:y="1.097cm" svg:viewBox="0 0 450 603" svg:d="M45 603h360c26 0 45-17 45-41 0-22-8-37-10-38l-147-292v-192c14-15 18-25 15-32 0-3-2-8-10-8h-3-6-9-110-10-7-1c-8 0-10 5-11 8-3 7 2 17 15 32v192l-147 292c-1 1-9 16-9 38 0 24 18 41 45 41z">
            <text:p/>
          </draw:path>
          <draw:path draw:style-name="gr49" draw:text-style-name="P16" draw:layer="layout" svg:width="0.384cm" svg:height="0.239cm" svg:x="3.134cm" svg:y="1.437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1cm" svg:y="1.096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-0.191986217719376) translate (3.34322603596718cm 0.85324331829688cm)" svg:viewBox="0 0 135 787" svg:d="M111 631v152l24 4c0-36-1-160-10-194-9-36-23-72-39-105-14-29-33-54-48-83-16-36-27-77-23-115 3-32 3-67 12-98 13-35 22-78 41-111 17-28 34-54 53-81h-1c-24 33-49 65-69 100-8 16-13 39-19 56-7 15-13 30-18 45-8 28-10 61-13 89-3 29 0 62 9 92 12 37 35 66 49 101 10 26 21 51 28 76 0-1-1-2-2-2z">
            <text:p/>
          </draw:path>
          <draw:path draw:style-name="gr55" draw:text-style-name="P19" draw:layer="layout" svg:width="0.09cm" svg:height="0.096cm" draw:transform="skewX (0.258134196369961) rotate (1.04475409024381) translate (3.24525500630501cm 0.998556420343723cm)" svg:viewBox="0 0 91 97" svg:d="M6 97c11-17 21-36 35-50 16-16 32-32 50-47h-1c-22 19-45 37-64 58-8 9-15 24-22 34-1 2-3 4-4 5z">
            <text:p/>
          </draw:path>
        </draw:g>
        <draw:polyline draw:style-name="gr47" draw:text-style-name="P2" draw:layer="layout" svg:width="0.499cm" svg:height="0.549cm" svg:x="8.9cm" svg:y="5.3cm" svg:viewBox="0 0 500 550" draw:points="500,550 0,100 0,100 0,0">
          <text:p/>
        </draw:polyline>
        <draw:g draw:style-name="gr8">
          <draw:path draw:style-name="gr51" draw:text-style-name="P18" draw:layer="layout" svg:width="0.33cm" svg:height="1.091cm" svg:x="12.569cm" svg:y="0.15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44cm" svg:height="0.068cm" svg:x="12.749cm" svg:y="0.38cm" svg:viewBox="0 0 45 69" svg:d="M28 0c35 3 6 71-1 69-18-4-51-73 1-69z">
              <text:p/>
            </draw:path>
            <draw:path draw:style-name="gr65" draw:text-style-name="P28" draw:layer="layout" svg:width="0.077cm" svg:height="0.041cm" svg:x="12.7cm" svg:y="0.417cm" svg:viewBox="0 0 78 42" svg:d="M3 10c15-30 78 16 74 22-11 13-95 20-74-22z">
              <text:p/>
            </draw:path>
            <draw:path draw:style-name="gr65" draw:text-style-name="P28" draw:layer="layout" svg:width="0.055cm" svg:height="0.061cm" svg:x="12.724cm" svg:y="0.448cm" svg:viewBox="0 0 56 62" svg:d="M6 55c-26-21 42-60 47-54 10 12-8 84-47 54z">
              <text:p/>
            </draw:path>
            <draw:path draw:style-name="gr65" draw:text-style-name="P28" draw:layer="layout" svg:width="0.059cm" svg:height="0.057cm" svg:x="12.775cm" svg:y="0.448cm" svg:viewBox="0 0 60 58" svg:d="M46 56c-31 16-52-54-44-55 17-6 89 33 44 55z">
              <text:p/>
            </draw:path>
            <draw:path draw:style-name="gr65" draw:text-style-name="P28" draw:layer="layout" svg:width="0.073cm" svg:height="0.043cm" svg:x="12.776cm" svg:y="0.41cm" svg:viewBox="0 0 74 44" svg:d="M73 18c8 32-73 28-73 21-1-16 62-65 73-21z">
              <text:p/>
            </draw:path>
            <draw:path draw:style-name="gr66" draw:text-style-name="P29" draw:layer="layout" svg:width="0.022cm" svg:height="0.018cm" svg:x="12.765cm" svg:y="0.438cm" svg:viewBox="0 0 23 19" svg:d="M15 19c16-3 6-19-5-19-17-1-10 19 3 19z">
              <text:p/>
            </draw:path>
          </draw:g>
          <draw:g draw:style-name="gr48">
            <draw:path draw:style-name="gr65" draw:text-style-name="P28" draw:layer="layout" svg:width="0.041cm" svg:height="0.047cm" svg:x="12.666cm" svg:y="0.89cm" svg:viewBox="0 0 42 48" svg:d="M26 0c33 2 6 49 0 48-18-3-48-51 0-48z">
              <text:p/>
            </draw:path>
            <draw:path draw:style-name="gr65" draw:text-style-name="P28" draw:layer="layout" svg:width="0.071cm" svg:height="0.028cm" svg:x="12.62cm" svg:y="0.916cm" svg:viewBox="0 0 72 29" svg:d="M3 7c14-21 72 11 69 15-11 9-89 14-69-15z">
              <text:p/>
            </draw:path>
            <draw:path draw:style-name="gr65" draw:text-style-name="P28" draw:layer="layout" svg:width="0.051cm" svg:height="0.043cm" svg:x="12.642cm" svg:y="0.937cm" svg:viewBox="0 0 52 44" svg:d="M6 38c-25-15 39-42 43-38 10 9-7 59-43 38z">
              <text:p/>
            </draw:path>
            <draw:path draw:style-name="gr65" draw:text-style-name="P28" draw:layer="layout" svg:width="0.056cm" svg:height="0.04cm" svg:x="12.69cm" svg:y="0.937cm" svg:viewBox="0 0 57 41" svg:d="M43 39c-29 11-49-38-42-39 16-4 84 23 42 39z">
              <text:p/>
            </draw:path>
            <draw:path draw:style-name="gr65" draw:text-style-name="P28" draw:layer="layout" svg:width="0.067cm" svg:height="0.03cm" svg:x="12.691cm" svg:y="0.911cm" svg:viewBox="0 0 68 31" svg:d="M68 12c7 23-68 20-68 15-1-11 58-45 68-15z">
              <text:p/>
            </draw:path>
            <draw:path draw:style-name="gr66" draw:text-style-name="P29" draw:layer="layout" svg:width="0.021cm" svg:height="0.012cm" svg:x="12.681cm" svg:y="0.93cm" svg:viewBox="0 0 22 13" svg:d="M14 13c15-2 6-13-5-13-16-1-9 13 3 13 1 0 2 0 2 0z">
              <text:p/>
            </draw:path>
          </draw:g>
          <draw:g draw:style-name="gr48">
            <draw:path draw:style-name="gr65" draw:text-style-name="P28" draw:layer="layout" svg:width="0.035cm" svg:height="0.042cm" svg:x="12.559cm" svg:y="0.77cm" svg:viewBox="0 0 36 43" svg:d="M22 0c28 2 5 44 0 43-15-3-41-45 0-43z">
              <text:p/>
            </draw:path>
            <draw:path draw:style-name="gr65" draw:text-style-name="P28" draw:layer="layout" svg:width="0.06cm" svg:height="0.024cm" svg:x="12.52cm" svg:y="0.793cm" svg:viewBox="0 0 61 25" svg:d="M3 6c11-18 62 10 58 13-8 8-75 13-58-13z">
              <text:p/>
            </draw:path>
            <draw:path draw:style-name="gr65" draw:text-style-name="P28" draw:layer="layout" svg:width="0.043cm" svg:height="0.038cm" svg:x="12.539cm" svg:y="0.811cm" svg:viewBox="0 0 44 39" svg:d="M5 34c-21-13 33-37 37-34 9 8-6 52-37 34z">
              <text:p/>
            </draw:path>
            <draw:path draw:style-name="gr65" draw:text-style-name="P28" draw:layer="layout" svg:width="0.047cm" svg:height="0.035cm" svg:x="12.58cm" svg:y="0.811cm" svg:viewBox="0 0 48 36" svg:d="M37 34c-25 10-42-33-36-34 14-3 71 21 36 34z">
              <text:p/>
            </draw:path>
            <draw:path draw:style-name="gr65" draw:text-style-name="P28" draw:layer="layout" svg:width="0.058cm" svg:height="0.026cm" svg:x="12.581cm" svg:y="0.788cm" svg:viewBox="0 0 59 27" svg:d="M59 11c6 20-59 17-59 13-1-10 50-40 59-13z">
              <text:p/>
            </draw:path>
            <draw:path draw:style-name="gr66" draw:text-style-name="P29" draw:layer="layout" svg:width="0.018cm" svg:height="0.011cm" svg:x="12.572cm" svg:y="0.80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4cm" svg:height="0.052cm" svg:x="12.749cm" svg:y="0.25cm" svg:viewBox="0 0 45 53" svg:d="M28 0c35 3 6 54-1 53-18-3-51-56 1-53z">
              <text:p/>
            </draw:path>
            <draw:path draw:style-name="gr65" draw:text-style-name="P28" draw:layer="layout" svg:width="0.077cm" svg:height="0.031cm" svg:x="12.7cm" svg:y="0.278cm" svg:viewBox="0 0 78 32" svg:d="M3 8c15-23 78 12 74 16-11 10-95 16-74-16z">
              <text:p/>
            </draw:path>
            <draw:path draw:style-name="gr65" draw:text-style-name="P28" draw:layer="layout" svg:width="0.055cm" svg:height="0.047cm" svg:x="12.724cm" svg:y="0.302cm" svg:viewBox="0 0 56 48" svg:d="M6 42c-26-16 42-46 47-42 10 10-8 65-47 42z">
              <text:p/>
            </draw:path>
            <draw:path draw:style-name="gr65" draw:text-style-name="P28" draw:layer="layout" svg:width="0.059cm" svg:height="0.044cm" svg:x="12.775cm" svg:y="0.302cm" svg:viewBox="0 0 60 45" svg:d="M46 43c-31 12-52-41-44-43 17-4 89 26 44 43z">
              <text:p/>
            </draw:path>
            <draw:path draw:style-name="gr65" draw:text-style-name="P28" draw:layer="layout" svg:width="0.073cm" svg:height="0.033cm" svg:x="12.776cm" svg:y="0.273cm" svg:viewBox="0 0 74 34" svg:d="M73 14c8 25-73 21-73 16-1-12 62-50 73-16z">
              <text:p/>
            </draw:path>
            <draw:path draw:style-name="gr66" draw:text-style-name="P29" draw:layer="layout" svg:width="0.022cm" svg:height="0.014cm" svg:x="12.765cm" svg:y="0.294cm" svg:viewBox="0 0 23 15" svg:d="M15 15c16-3 6-15-5-15-17-1-10 14 3 15z">
              <text:p/>
            </draw:path>
          </draw:g>
        </draw:g>
        <draw:frame draw:style-name="gr58" draw:text-style-name="P23" draw:layer="layout" svg:width="3.45cm" svg:height="0.823cm" svg:x="8.15cm" svg:y="5.777cm">
          <draw:text-box>
            <text:p text:style-name="P22"><text:span text:style-name="T2">Observation of the</text:span><text:span text:style-name="T6"> event</text:span><text:span text:style-name="T2"> (e.g. 50% budburst)</text:span></text:p>
          </draw:text-box>
        </draw:frame>
        <draw:frame draw:style-name="gr59" draw:text-style-name="P24" draw:layer="layout" svg:width="3.45cm" svg:height="0.569cm" draw:transform="rotate (1.5707963267949) translate (10.4cm 4.625cm)">
          <draw:text-box>
            <text:p text:style-name="P1"><text:span text:style-name="T7">Days to event</text:span></text:p>
          </draw:text-box>
        </draw:frame>
        <draw:frame draw:style-name="gr59" draw:text-style-name="P24" draw:layer="layout" svg:width="3.45cm" svg:height="0.569cm" svg:x="11.35cm" svg:y="5.331cm">
          <draw:text-box>
            <text:p text:style-name="P1"><text:span text:style-name="T7">Chill days</text:span></text:p>
          </draw:text-box>
        </draw:frame>
        <draw:frame draw:style-name="gr44" draw:text-style-name="P25" draw:layer="layout" svg:width="1.25cm" svg:height="0.526cm" svg:x="9.65cm" svg:y="4.75cm">
          <draw:text-box>
            <text:p text:style-name="P1"><text:span text:style-name="T2">Time</text:span></text:p>
          </draw:text-box>
        </draw:frame>
        <draw:g draw:style-name="gr8">
          <draw:path draw:style-name="gr51" draw:text-style-name="P18" draw:layer="layout" svg:width="0.33cm" svg:height="1.091cm" svg:x="15.849cm" svg:y="2.65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53cm" svg:height="0.058cm" svg:x="16.009cm" svg:y="2.89cm" svg:viewBox="0 0 54 59" svg:d="M34 0c42 3 7 60-1 59-22-5-62-62 1-59z">
              <text:p/>
            </draw:path>
            <draw:path draw:style-name="gr65" draw:text-style-name="P28" draw:layer="layout" svg:width="0.091cm" svg:height="0.035cm" svg:x="15.95cm" svg:y="2.921cm" svg:viewBox="0 0 92 36" svg:d="M4 8c17-25 93 14 88 19-13 11-113 17-88-19z">
              <text:p/>
            </draw:path>
            <draw:path draw:style-name="gr65" draw:text-style-name="P28" draw:layer="layout" svg:width="0.066cm" svg:height="0.052cm" svg:x="15.979cm" svg:y="2.947cm" svg:viewBox="0 0 67 53" svg:d="M7 47c-31-19 50-51 56-47 13 11-9 72-56 47z">
              <text:p/>
            </draw:path>
            <draw:path draw:style-name="gr65" draw:text-style-name="P28" draw:layer="layout" svg:width="0.071cm" svg:height="0.048cm" svg:x="16.04cm" svg:y="2.947cm" svg:viewBox="0 0 72 49" svg:d="M55 47c-37 14-62-45-53-47 20-4 107 28 53 47z">
              <text:p/>
            </draw:path>
            <draw:path draw:style-name="gr65" draw:text-style-name="P28" draw:layer="layout" svg:width="0.088cm" svg:height="0.036cm" svg:x="16.041cm" svg:y="2.915cm" svg:viewBox="0 0 89 37" svg:d="M88 15c9 27-88 24-88 18-1-14 75-55 88-18z">
              <text:p/>
            </draw:path>
            <draw:path draw:style-name="gr66" draw:text-style-name="P29" draw:layer="layout" svg:width="0.027cm" svg:height="0.015cm" svg:x="16.028cm" svg:y="2.939cm" svg:viewBox="0 0 28 16" svg:d="M19 16c18-2 6-16-7-16-21-1-12 16 3 16 1 0 3 0 4 0z">
              <text:p/>
            </draw:path>
          </draw:g>
          <draw:g draw:style-name="gr48">
            <draw:path draw:style-name="gr65" draw:text-style-name="P28" draw:layer="layout" svg:width="0.035cm" svg:height="0.047cm" svg:x="15.889cm" svg:y="3.34cm" svg:viewBox="0 0 36 48" svg:d="M22 0c28 2 5 49 0 48-15-3-41-51 0-48z">
              <text:p/>
            </draw:path>
            <draw:path draw:style-name="gr65" draw:text-style-name="P28" draw:layer="layout" svg:width="0.06cm" svg:height="0.028cm" svg:x="15.85cm" svg:y="3.366cm" svg:viewBox="0 0 61 29" svg:d="M3 7c11-21 62 11 58 15-8 9-75 14-58-15z">
              <text:p/>
            </draw:path>
            <draw:path draw:style-name="gr65" draw:text-style-name="P28" draw:layer="layout" svg:width="0.043cm" svg:height="0.043cm" svg:x="15.869cm" svg:y="3.387cm" svg:viewBox="0 0 44 44" svg:d="M5 38c-21-15 33-42 37-38 9 9-6 59-37 38z">
              <text:p/>
            </draw:path>
            <draw:path draw:style-name="gr65" draw:text-style-name="P28" draw:layer="layout" svg:width="0.047cm" svg:height="0.04cm" svg:x="15.91cm" svg:y="3.387cm" svg:viewBox="0 0 48 41" svg:d="M37 39c-25 11-42-38-36-39 14-4 71 23 36 39z">
              <text:p/>
            </draw:path>
            <draw:path draw:style-name="gr65" draw:text-style-name="P28" draw:layer="layout" svg:width="0.058cm" svg:height="0.03cm" svg:x="15.911cm" svg:y="3.361cm" svg:viewBox="0 0 59 31" svg:d="M59 12c6 23-59 20-59 15-1-11 50-45 59-15z">
              <text:p/>
            </draw:path>
            <draw:path draw:style-name="gr66" draw:text-style-name="P29" draw:layer="layout" svg:width="0.018cm" svg:height="0.012cm" svg:x="15.902cm" svg:y="3.38cm" svg:viewBox="0 0 19 13" svg:d="M12 13c12-2 5-13-4-13-14-1-8 13 2 13 1 0 2 0 2 0z">
              <text:p/>
            </draw:path>
          </draw:g>
          <draw:g draw:style-name="gr48">
            <draw:path draw:style-name="gr65" draw:text-style-name="P28" draw:layer="layout" svg:width="0.035cm" svg:height="0.042cm" svg:x="15.839cm" svg:y="3.262cm" svg:viewBox="0 0 36 43" svg:d="M22 0c28 2 5 44 0 43-15-3-41-45 0-43z">
              <text:p/>
            </draw:path>
            <draw:path draw:style-name="gr65" draw:text-style-name="P28" draw:layer="layout" svg:width="0.06cm" svg:height="0.024cm" svg:x="15.8cm" svg:y="3.285cm" svg:viewBox="0 0 61 25" svg:d="M3 6c11-18 62 10 58 13-8 8-75 13-58-13z">
              <text:p/>
            </draw:path>
            <draw:path draw:style-name="gr65" draw:text-style-name="P28" draw:layer="layout" svg:width="0.043cm" svg:height="0.038cm" svg:x="15.819cm" svg:y="3.303cm" svg:viewBox="0 0 44 39" svg:d="M5 34c-21-13 33-37 37-34 9 8-6 52-37 34z">
              <text:p/>
            </draw:path>
            <draw:path draw:style-name="gr65" draw:text-style-name="P28" draw:layer="layout" svg:width="0.047cm" svg:height="0.035cm" svg:x="15.86cm" svg:y="3.303cm" svg:viewBox="0 0 48 36" svg:d="M37 34c-25 10-42-33-36-34 14-3 71 21 36 34z">
              <text:p/>
            </draw:path>
            <draw:path draw:style-name="gr65" draw:text-style-name="P28" draw:layer="layout" svg:width="0.058cm" svg:height="0.026cm" svg:x="15.861cm" svg:y="3.28cm" svg:viewBox="0 0 59 27" svg:d="M59 11c6 20-59 17-59 13-1-10 50-40 59-13z">
              <text:p/>
            </draw:path>
            <draw:path draw:style-name="gr66" draw:text-style-name="P29" draw:layer="layout" svg:width="0.018cm" svg:height="0.011cm" svg:x="15.852cm" svg:y="3.298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35cm" svg:height="0.042cm" svg:x="16.039cm" svg:y="2.78cm" svg:viewBox="0 0 36 43" svg:d="M22 0c28 2 5 44 0 43-15-3-41-45 0-43z">
              <text:p/>
            </draw:path>
            <draw:path draw:style-name="gr65" draw:text-style-name="P28" draw:layer="layout" svg:width="0.06cm" svg:height="0.024cm" svg:x="16cm" svg:y="2.803cm" svg:viewBox="0 0 61 25" svg:d="M3 6c11-18 62 10 58 13-8 8-75 13-58-13z">
              <text:p/>
            </draw:path>
            <draw:path draw:style-name="gr65" draw:text-style-name="P28" draw:layer="layout" svg:width="0.043cm" svg:height="0.038cm" svg:x="16.019cm" svg:y="2.821cm" svg:viewBox="0 0 44 39" svg:d="M5 34c-21-13 33-37 37-34 9 8-6 52-37 34z">
              <text:p/>
            </draw:path>
            <draw:path draw:style-name="gr65" draw:text-style-name="P28" draw:layer="layout" svg:width="0.047cm" svg:height="0.035cm" svg:x="16.06cm" svg:y="2.821cm" svg:viewBox="0 0 48 36" svg:d="M37 34c-25 10-42-33-36-34 14-3 71 21 36 34z">
              <text:p/>
            </draw:path>
            <draw:path draw:style-name="gr65" draw:text-style-name="P28" draw:layer="layout" svg:width="0.058cm" svg:height="0.026cm" svg:x="16.061cm" svg:y="2.798cm" svg:viewBox="0 0 59 27" svg:d="M59 11c6 20-59 17-59 13-1-10 50-40 59-13z">
              <text:p/>
            </draw:path>
            <draw:path draw:style-name="gr66" draw:text-style-name="P29" draw:layer="layout" svg:width="0.018cm" svg:height="0.011cm" svg:x="16.052cm" svg:y="2.81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1cm" svg:height="0.063cm" svg:x="16.096cm" svg:y="2.68cm" svg:viewBox="0 0 42 64" svg:d="M26 0c33 3 6 65 0 64-18-5-48-68 0-64z">
              <text:p/>
            </draw:path>
            <draw:path draw:style-name="gr65" draw:text-style-name="P28" draw:layer="layout" svg:width="0.071cm" svg:height="0.037cm" svg:x="16.05cm" svg:y="2.714cm" svg:viewBox="0 0 72 38" svg:d="M3 9c14-27 72 15 69 20-11 12-89 19-69-20z">
              <text:p/>
            </draw:path>
            <draw:path draw:style-name="gr65" draw:text-style-name="P28" draw:layer="layout" svg:width="0.051cm" svg:height="0.056cm" svg:x="16.072cm" svg:y="2.742cm" svg:viewBox="0 0 52 57" svg:d="M6 51c-25-20 39-56 43-50 10 11-7 77-43 50z">
              <text:p/>
            </draw:path>
            <draw:path draw:style-name="gr65" draw:text-style-name="P28" draw:layer="layout" svg:width="0.056cm" svg:height="0.053cm" svg:x="16.12cm" svg:y="2.742cm" svg:viewBox="0 0 57 54" svg:d="M43 52c-29 14-49-50-42-51 16-6 84 30 42 51z">
              <text:p/>
            </draw:path>
            <draw:path draw:style-name="gr65" draw:text-style-name="P28" draw:layer="layout" svg:width="0.067cm" svg:height="0.04cm" svg:x="16.121cm" svg:y="2.707cm" svg:viewBox="0 0 68 41" svg:d="M68 17c7 29-68 26-68 19-1-15 58-60 68-19z">
              <text:p/>
            </draw:path>
            <draw:path draw:style-name="gr66" draw:text-style-name="P29" draw:layer="layout" svg:width="0.021cm" svg:height="0.017cm" svg:x="16.111cm" svg:y="2.733cm" svg:viewBox="0 0 22 18" svg:d="M14 18c15-3 6-18-5-18-16-1-9 17 3 18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361cm" svg:viewBox="0 0 30 43" svg:d="M19 0c23 2 4 44-1 43-12-3-34-45 1-43z">
              <text:p/>
            </draw:path>
            <draw:path draw:style-name="gr65" draw:text-style-name="P28" draw:layer="layout" svg:width="0.05cm" svg:height="0.024cm" svg:x="15.95cm" svg:y="3.384cm" svg:viewBox="0 0 51 25" svg:d="M2 6c10-18 52 10 49 13-7 8-63 13-49-13z">
              <text:p/>
            </draw:path>
            <draw:path draw:style-name="gr65" draw:text-style-name="P28" draw:layer="layout" svg:width="0.036cm" svg:height="0.038cm" svg:x="15.966cm" svg:y="3.402cm" svg:viewBox="0 0 37 39" svg:d="M4 34c-17-13 28-37 31-34 7 8-5 52-31 34z">
              <text:p/>
            </draw:path>
            <draw:path draw:style-name="gr65" draw:text-style-name="P28" draw:layer="layout" svg:width="0.039cm" svg:height="0.035cm" svg:x="16cm" svg:y="3.402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379cm" svg:viewBox="0 0 49 27" svg:d="M49 11c5 20-49 17-49 13 0-10 42-40 49-13z">
              <text:p/>
            </draw:path>
            <draw:path draw:style-name="gr66" draw:text-style-name="P29" draw:layer="layout" svg:width="0.014cm" svg:height="0.011cm" svg:x="15.993cm" svg:y="3.397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09cm" svg:viewBox="0 0 30 43" svg:d="M19 0c23 2 4 44-1 43-12-3-34-45 1-43z">
              <text:p/>
            </draw:path>
            <draw:path draw:style-name="gr65" draw:text-style-name="P28" draw:layer="layout" svg:width="0.05cm" svg:height="0.024cm" svg:x="15.95cm" svg:y="3.113cm" svg:viewBox="0 0 51 25" svg:d="M2 6c10-18 52 10 49 13-7 8-63 13-49-13z">
              <text:p/>
            </draw:path>
            <draw:path draw:style-name="gr65" draw:text-style-name="P28" draw:layer="layout" svg:width="0.036cm" svg:height="0.038cm" svg:x="15.966cm" svg:y="3.131cm" svg:viewBox="0 0 37 39" svg:d="M4 34c-17-13 28-37 31-34 7 8-5 52-31 34z">
              <text:p/>
            </draw:path>
            <draw:path draw:style-name="gr65" draw:text-style-name="P28" draw:layer="layout" svg:width="0.039cm" svg:height="0.035cm" svg:x="16cm" svg:y="3.131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108cm" svg:viewBox="0 0 49 27" svg:d="M49 11c5 20-49 17-49 13 0-10 42-40 49-13z">
              <text:p/>
            </draw:path>
            <draw:path draw:style-name="gr66" draw:text-style-name="P29" draw:layer="layout" svg:width="0.014cm" svg:height="0.011cm" svg:x="15.993cm" svg:y="3.126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6.033cm" svg:y="3.438cm" svg:viewBox="0 0 30 43" svg:d="M19 0c23 2 4 44-1 43-12-3-34-45 1-43z">
              <text:p/>
            </draw:path>
            <draw:path draw:style-name="gr65" draw:text-style-name="P28" draw:layer="layout" svg:width="0.05cm" svg:height="0.024cm" svg:x="16cm" svg:y="3.461cm" svg:viewBox="0 0 51 25" svg:d="M2 6c10-18 52 10 49 13-7 8-63 13-49-13z">
              <text:p/>
            </draw:path>
            <draw:path draw:style-name="gr65" draw:text-style-name="P28" draw:layer="layout" svg:width="0.036cm" svg:height="0.038cm" svg:x="16.016cm" svg:y="3.479cm" svg:viewBox="0 0 37 39" svg:d="M4 34c-17-13 28-37 31-34 7 8-5 52-31 34z">
              <text:p/>
            </draw:path>
            <draw:path draw:style-name="gr65" draw:text-style-name="P28" draw:layer="layout" svg:width="0.039cm" svg:height="0.035cm" svg:x="16.05cm" svg:y="3.479cm" svg:viewBox="0 0 40 36" svg:d="M31 34c-21 10-35-33-30-34 11-3 59 21 30 34z">
              <text:p/>
            </draw:path>
            <draw:path draw:style-name="gr65" draw:text-style-name="P28" draw:layer="layout" svg:width="0.048cm" svg:height="0.026cm" svg:x="16.051cm" svg:y="3.456cm" svg:viewBox="0 0 49 27" svg:d="M49 11c5 20-49 17-49 13 0-10 42-40 49-13z">
              <text:p/>
            </draw:path>
            <draw:path draw:style-name="gr66" draw:text-style-name="P29" draw:layer="layout" svg:width="0.014cm" svg:height="0.011cm" svg:x="16.043cm" svg:y="3.474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53cm" svg:y="3cm" svg:viewBox="0 0 30 43" svg:d="M19 0c23 2 4 44-1 43-12-3-34-45 1-43z">
              <text:p/>
            </draw:path>
            <draw:path draw:style-name="gr65" draw:text-style-name="P28" draw:layer="layout" svg:width="0.05cm" svg:height="0.024cm" svg:x="15.92cm" svg:y="3.023cm" svg:viewBox="0 0 51 25" svg:d="M2 6c10-18 52 10 49 13-7 8-63 13-49-13z">
              <text:p/>
            </draw:path>
            <draw:path draw:style-name="gr65" draw:text-style-name="P28" draw:layer="layout" svg:width="0.036cm" svg:height="0.038cm" svg:x="15.936cm" svg:y="3.041cm" svg:viewBox="0 0 37 39" svg:d="M4 34c-17-13 28-37 31-34 7 8-5 52-31 34z">
              <text:p/>
            </draw:path>
            <draw:path draw:style-name="gr65" draw:text-style-name="P28" draw:layer="layout" svg:width="0.039cm" svg:height="0.035cm" svg:x="15.97cm" svg:y="3.041cm" svg:viewBox="0 0 40 36" svg:d="M31 34c-21 10-35-33-30-34 11-3 59 21 30 34z">
              <text:p/>
            </draw:path>
            <draw:path draw:style-name="gr65" draw:text-style-name="P28" draw:layer="layout" svg:width="0.048cm" svg:height="0.026cm" svg:x="15.971cm" svg:y="3.018cm" svg:viewBox="0 0 49 27" svg:d="M49 11c5 20-49 17-49 13 0-10 42-40 49-13z">
              <text:p/>
            </draw:path>
            <draw:path draw:style-name="gr66" draw:text-style-name="P29" draw:layer="layout" svg:width="0.014cm" svg:height="0.011cm" svg:x="15.963cm" svg:y="3.036cm" svg:viewBox="0 0 15 12" svg:d="M10 12c10-2 4-12-3-12-12 0-7 11 1 12 1 0 2 0 2 0z">
              <text:p/>
            </draw:path>
          </draw:g>
        </draw:g>
        <draw:path draw:style-name="gr67" draw:text-style-name="P30" draw:layer="layout" svg:width="1.309cm" svg:height="2.339cm" svg:x="0.236cm" svg:y="0.279cm" svg:viewBox="0 0 1310 2340" svg:d="M559 2247c2-8 4-16 7-24 3-14 4-27 6-40 0-11 2-24 2-36s2-25 2-38c0-7-4-21-6-30-4-32-2-65-4-97-2-30-1-59-3-88 0-29-9-58-9-87 1-24-8-46-11-70-4-28-10-56-15-85-8-43-21-84-34-124-24-15-45-34-69-51-11-7-26-13-39-17s-27-3-41-8c-26-9-48-27-74-38-25-12-54-8-79-21s-39-30-58-49c-9-8-15-16-20-27-4-11-36 9-42 12-14 8-27 19-39 29-12 11-20 26-31 38-1 1-3-1-2-1 11-13 19-27 30-39 10-11 22-20 34-28 9-6 40-29 53-20 8 5 12 19 19 27 11 11 23 24 35 34 30 23 64 22 98 30 18 5 34 13 49 22-4-9-9-15-18-22-23-17-40-42-53-67-6-11-15-18-22-28-5-5-9-11-13-17-4-9-12-13-19-20-20-19-34-46-55-66 0-1 0-1 0-1 19 20 35 42 53 61 8 9 17 14 24 24 4 6 8 11 12 17 4 4 9 7 13 11 19 24 31 50 53 71 8 8 18 11 25 20 6 8 9 19 17 26 7 4 14 6 21 9 15 4 31 3 46 8 14 4 27 11 39 18 14 9 26 19 39 30 1 1 3 2 5 3-1-1-1-3-2-3-14-46-26-92-34-139-2-5-4-10-7-15-11-21-22-43-34-64-21-38-23-84-35-124-7-22-15-41-18-63-2-13-6-24-11-35-5-13-9-27-16-38-11-18-16-37-26-55-5-8-12-16-17-24-6-9-10-19-14-30-6-11-11-24-16-35-13 1-26 4-39 0-20-6-40-15-59-26-19-10-43-2-63 1-19 3-37 6-55 11 14-3 28-7 43-10 17-4 37-9 56-8 18 1 32 11 50 17 11 5 23 10 35 12 11 2 20 0 30-1-3-6-6-13-8-19-9-19-20-36-27-55-4-10-5-22-10-32-3-9-10-17-14-26-11-21-18-44-29-66-9-17-17-35-26-53-9-20-18-43-31-61 0 0 0-1 0 0 11 17 21 36 30 55 9 17 18 34 28 52 9 18 20 35 27 54 7 21 22 36 27 58 5 20 17 39 27 58 7 10 13 22 18 33 1 0 2 2 1 3 5 9 9 18 13 26 5 10 9 20 15 29 5 10 13 17 19 25 2 4 4 7 6 10 3-12 6-25 6-37 1-12 3-25 0-36-4-10-10-19-13-29-7-19-13-38-15-58 0-13 1-24-3-37-3-12-7-24-10-35-1 0 0 0 0 0 6 20 15 38 16 59 1 30 8 54 23 81 18 34 6 69 4 105 6 12 11 24 19 34 25 37 33 82 50 122 18 40 26 84 44 124 0 1 1 2 2 3 1-36 6-72 12-108 8-57 23-113 26-171 7-128 10-255 10-383 0-9 0-18-1-27-3-4-9-11-12-14-7-7-20-17-29-22-9-4-17-10-23-18-7-8-12-24-24-27-10-2-20-11-30-15-16-9-33-14-51-18-27-7-53-10-79-22h1c33 16 70 14 105 25 15 5 30 11 45 18 7 3 17 8 24 14 10 11 17 24 30 33 11 6 21 11 31 19 4 3 7 7 10 11-4-49-17-94-34-141-5-13-16-24-22-36-8-14-15-29-22-42-15-28-26-55-38-84 20 51 49 101 80 146 14 22 21 47 30 71 10 28 17 56 21 86 6 56 4 115 9 172 0 12 1 25 2 37 3-3 5-7 9-10 5-3 10-6 16-9 19-9 13-30 13-47 0-11 8-20 12-28 12-20 8-40 4-61-8-35-19-67-18-103 1-18 8-34 9-52s8-29 16-46c-9 18-14 32-15 53 0 8-4 18-6 26-3 12-2 27 0 39 2 38 20 73 23 111 1 11 2 22-4 31-4 6-9 14-12 21-4 9-1 24-1 34 1 7 1 18-5 24-5 4-13 6-19 9-8 5-11 12-19 18-1 0-2 1-2 1 2 47 4 94 6 141 0 5 0 10 0 15 15-6 30-10 44-18 18-10 40-6 60-5-27 0-45 2-69 16-11 6-22 10-34 15 2 51 3 103-5 154-9 56-10 117-8 174s16 116 34 169c0 2 1 3 1 4 1 0 1 1 1 2 0-14-3-28-4-41-3-15-3-31-4-47-2-15 1-28 3-42 1-6-1-12 2-17 4-6 12-15 13-23 2-31 29-50 42-75 6-12 17-19 22-30 2-2 3-4 4-6-1-11-7-24-8-28-5-19-3-39-9-58-1 0 0-1 0 0 8 24 11 50 19 75 0 2 1 4 2 7 4-5 9-9 13-12 30-21 48-55 50-92 1-27-2-54 13-78 1-1 3 0 2 2-15 27-9 58-10 87-2 26-17 54-33 75-7 9-19 13-26 23-3 3-6 8-9 12 0 2-2 4-4 6-2 4-4 7-7 9-8 10-13 21-20 30-11 13-21 29-26 45-2 5 0 12-2 16-2 5-5 10-8 15-8 12-8 37-7 51 1 29 6 59 11 88 3 15 2 31 3 47 2 16 4 31 6 47 7 20 14 42 22 62 11 28 17 59 21 88 3 16 6 31 9 46 2 17 9 34 11 52 2 26 9 53 12 80 3 26 4 52 5 78 8-42 16-85 19-128 1-27 1-53 3-80 2-28 5-56 5-84 1-25 4-49 8-74 6-30 8-60 17-90 4-8 7-17 9-25 0-3 0-5 0-8 0-11-6-22-6-34-3-26-6-51-18-75-6-11-15-30-10-45 3-8 8-13 14-20 14-12 18-26 10-43 0 0 1-1 1 0 5 13 7 26-3 39-9 12-20 17-18 36 0 14 11 29 17 40 11 19 11 41 15 61 1 8 4 15 6 23 12-39 24-78 41-114 10-22 22-42 36-62 0-10 0-19 6-29 7-11 16-20 21-33s9-27 10-41c4-30 1-59-3-89-1-15 0-30-2-44 0-3 0-7-1-10-5-5-11-10-18-14-9-5-17-10-24-17-10-10-9-17-15-28-8-11-13-23-20-34-9-14-19-28-26-43-6-13-13-26-17-39-6-15-10-30-17-44-1-1 0-1 0-1 11 25 17 50 31 73 3 4 4 10 6 15 5 9 11 17 17 26 7 11 15 20 20 32 4 9 12 16 14 26 2 16 21 24 33 31 4 2 9 5 14 8-3-10-7-19-10-29-9-30-17-61-24-92-3-15-5-30-9-45-4-14-9-28-12-42-4-14-8-27-9-41 0-17-2-34-7-50-8-26-11-51-10-79 0 17 4 32 6 48 1 14 10 27 14 42s6 29 8 45c2 17 12 38 18 55 11 28 18 56 27 84 1 4 2 8 4 11 2-6 6-10 9-17 4-7 7-14 11-20 20-26 18-60 13-90-5-25-11-49-9-74 1-18-3-37 5-54-7 13-4 25-3 39 1 11-1 22-1 33 0 28 13 54 14 81 1 20 2 37-6 56-2 6-8 16-13 22-4 5-13 24-14 29 0 2-2 3-4 3 3 10 7 20 10 30 6 19 15 37 19 55 7 29 7 59 10 89 3 27 6 56 0 83 12-17 21-35 33-52 17-24 31-50 42-76 16-39 27-80 38-119 13-46 21-94 28-141 6-43 7-90 23-132 3-8 6-17 10-25 2-19 2-39-6-55-13-27-18-58-33-83-16-25-24-54-42-77-6-9-12-18-18-26-7-14-9-31-15-46h1c5 15 9 31 16 45s19 23 27 36c16 27 32 53 46 80 7 13 10 28 14 41 5 13 13 25 17 39 2 5 2 11 3 17 0 0 1-1 1-2 7-20 8-44 13-65s3-43 2-64c0-25-1-49-1-74 1-12 0-25-1-37 0-1 0-1 0-2-2-33-6-66-13-99-7-43-7-87-17-129-4-20-9-38-13-57-4-20-6-40-11-60 0-1 1-1 1-1 5 25 10 49 16 73 6 28 16 55 19 83 4 28 7 55 12 83 6 30 13 60 15 91v1c2-3 3-6 3-10 0-2 1-3 2-4 19-4 9-52 18-63 7-10 12-19 22-26 9-6 22-9 33-12 2 0 2 2 1 3-20 5-34 11-47 28-8 11-8 18-8 31 0 8-4 15-4 23s-1 16-9 21c-3 2-1 7-2 10 0 4-4 7-7 11 1 7 2 13 2 20 0 15 1 30 1 45 1 32 5 64 6 96 0 25-9 50-12 75-3 27-16 52-24 78-10 29-10 63-13 92-3 31-7 62-12 93-8 58-21 117-35 174-6 26-15 51-25 76-11 24-25 46-37 71-11 22-22 44-37 64-18 23-34 45-46 71-9 19-18 37-24 57-4 12-7 23-11 35 0-1 0-1 0-1 6-7 13-12 19-19 7-7 11-17 19-25 7-5 14-9 21-13 11-6 22-19 30-28 15-17 26-34 44-47 21-14 43-24 61-42 15-15 26-35 33-56 0-4-1-10-1-15 0-11 2-22 4-32 9-28 18-56 30-83 4-8 1-20 4-30 3-11 12-19 18-28 5-7 11-15 17-22h1c-7 9-13 19-20 28-9 13-15 22-15 39 0 12-6 20-9 31-8 26-20 54-23 82-1 3-1 8-1 12 11-36 24-71 48-101 26-34 64-48 97-75 12-11 25-19 38-27 8-8 13-20 18-32 4-11 10-24 13-36 3-11-8-32-12-43-5-16-11-25-11-42v-31c0-13 4-25 5-37 0-1 0 0 0 0-3 25-4 49-3 74 0 15 9 28 15 41 3 11 7 21 10 32 1 9-3 17-6 25-5 12-8 24-14 36-1 2-2 4-3 6 20-14 27-36 37-55 6-11 5-22 9-33 2-9 8-15 11-24 7-20 10-41 19-60h1c-9 18-8 39-16 58-2 7-4 15-8 23-5 8 0 19-4 27-5 11-10 21-13 32-1 5-2 11-5 15-15 18-29 30-48 42-15 9-28 24-43 34-20 13-41 25-58 41-33 34-48 77-59 122-11 40-33 73-65 99-18 13-38 22-54 37-7 7-12 17-18 25-9 11-19 21-29 31-6 7-12 10-21 15-8 6-12 16-18 24-10 16-24 32-37 46-15 16-28 34-39 54-7 21-12 43-14 64-2 20-7 39-9 59-3 20-2 41-2 62-2 42-7 83-7 124-1 42-9 84-16 126-3 19-7 39-10 60 8-19 16-37 24-56 9-24 20-47 25-71 5-20 10-38 10-58 0-18 2-35 8-52 3-11 12-25 23-31 18-8 34-20 49-33-1-1-1-2 0-3 7-16 15-27 13-46-1-16-1-32 0-48 0-16 2-33 13-46 1-1 2 1 2 2-16 20-10 55-8 78 0 11 6 23 4 34-1 1-1 2-1 2 9-11 17-23 25-35 11-17 17-37 30-53 9-13 23-25 37-33 13-7 28-16 42-22 8-2 17-5 26-7s21-7 30-8c22-3 43-3 65-3 0 0 1 0 0 0-17 0-34 1-51 3-21 3-42 12-62 18-15 5-32 17-46 25-18 11-33 28-43 47-9 14-13 31-22 46-10 17-22 34-34 50-13 15-28 26-44 36-4 3-9 6-13 9 16 0 32-1 46 5 11 4 19 12 30 17 13 8 31 13 45 19-19-7-38-13-56-23-14-7-25-13-41-14-11 0-21 0-31 0-1 2-2 3-4 5-7 7-9 19-12 29-4 18-1 38-2 55s-6 33-9 50c-5 20-14 39-21 58-7 20-14 39-23 59-6 16-14 31-23 47-3 6-1 16-1 24 0 10 0 20 0 31-1 21-7 43-6 65 0 13-1 23-3 34 0 0 0 2 0 3-2 45-1 90-1 136 0 1 0 2 0 3s0 1 1 3c3 2 5 5 7 7 3 0 5 0 8 0-1 1-1 2-1 3-3-1-6-1-9-1-14-2-28-3-41-2-23-2-46-5-68-6-38-2-74-3-110 0 2-1 4-1 5-2 12-6 28-9 39-16 1-8 2-15 5-21z">
          <text:p/>
        </draw:path>
        <draw:path draw:style-name="gr61" draw:text-style-name="P27" draw:layer="layout" svg:width="0.107cm" svg:height="0.103cm" draw:transform="skewX (0.0097738438111682) rotate (0.96656333975446) translate (1.42048133813602cm 1.50021988130382cm)" svg:viewBox="0 0 108 104" svg:d="M52 0c-9 0-17 2-25 7-26 14-35 46-20 70 15 25 48 34 74 20 25-14 34-46 19-71-10-17-29-26-48-26zM53 18c12 0 24 6 31 17 10 16 4 37-13 46-16 9-38 4-47-13-10-16-5-36 12-45 5-3 11-5 17-5z">
          <text:p/>
        </draw:path>
        <draw:path draw:style-name="gr61" draw:text-style-name="P27" draw:layer="layout" svg:width="0.189cm" svg:height="0.303cm" draw:transform="skewX (0.00331612557878928) rotate (0.959931088596881) translate (1.15885258442812cm 1.48268494785207cm)" svg:viewBox="0 0 190 304" svg:d="M181 0c-3 0-7 1-9 5l-171 286c-1 2-1 4-1 7 1 2 2 4 5 5 4 3 10 1 13-3l170-286c2-3 2-5 1-7 0-3-2-5-4-6-1 0-2-1-4-1z">
          <text:p/>
        </draw:path>
        <draw:path draw:style-name="gr61" draw:text-style-name="P27" draw:layer="layout" svg:width="0.107cm" svg:height="0.103cm" draw:transform="skewX (0.00977384381116828) rotate (0.96656333975446) translate (1.2941564563643cm 1.68062985863223cm)" svg:viewBox="0 0 108 104" svg:d="M7 26c-15 24-6 56 20 70 26 15 59 7 73-18 15-25 6-57-19-71-9-4-17-7-26-7-19-1-38 9-48 26zM55 18c5 0 11 2 16 5 17 9 23 30 13 46s-31 21-48 12c-17-10-22-30-13-46 7-11 19-17 32-17z">
          <text:p/>
        </draw:path>
        <draw:custom-shape draw:style-name="gr68" draw:text-style-name="P31" draw:layer="layout" svg:width="1cm" svg:height="0.6cm" svg:x="16.35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3" draw:layer="layout" svg:width="2.1cm" svg:height="0.801cm" svg:x="16.2cm" svg:y="3.75cm">
          <draw:text-box>
            <text:p text:style-name="P32"><text:span text:style-name="T8">No further advancement</text:span></text:p>
          </draw:text-box>
        </draw:frame>
        <draw:line draw:style-name="gr69" draw:text-style-name="P2" draw:layer="layout" svg:x1="14.65cm" svg:y1="3.92cm" svg:x2="14.65cm" svg:y2="5.29cm">
          <text:p/>
        </draw:line>
        <draw:frame draw:style-name="gr63" draw:text-style-name="P34" draw:layer="layout" svg:width="2.1cm" svg:height="1.076cm" svg:x="14.15cm" svg:y="5.424cm">
          <draw:text-box>
            <text:p text:style-name="P32"><text:span text:style-name="T9">Chilling requirement met?</text:span></text:p>
          </draw:text-box>
        </draw:frame>
        <draw:line draw:style-name="gr70" draw:text-style-name="P2" draw:layer="layout" svg:x1="14.65cm" svg:y1="5.3cm" svg:x2="14.65cm" svg:y2="5.5cm">
          <text:p/>
        </draw:line>
      </draw:page>
      <draw:page draw:name="page5" draw:style-name="dp1" draw:master-page-name="Default">
        <draw:custom-shape draw:style-name="gr71" draw:text-style-name="P35" draw:layer="layout" svg:width="5.25cm" svg:height="0.6cm" svg:x="11.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1" draw:text-style-name="P27" draw:layer="layout" svg:width="0.19cm" svg:height="0.303cm" draw:transform="skewX (0.00331612557878924) rotate (0.959931088596881) translate (1.14093875596347cm 1.50826854626698cm)" svg:viewBox="0 0 191 304" svg:d="M8 0c-1 0-2 1-3 1-5 3-6 8-4 13l173 286c3 4 8 6 13 3 2-1 4-3 4-5 1-3 0-5-1-7l-172-286c-2-4-6-5-10-5z">
          <text:p/>
        </draw:path>
        <draw:path draw:style-name="gr62" draw:text-style-name="P2" draw:layer="layout" svg:width="3.895cm" svg:height="4.25cm" draw:transform="skewX (-0.00907571211037051) rotate (-1.48963851657716) translate (16.3341620723499cm 0.366896322592157cm)" svg:viewBox="0 0 3896 4251" svg:d="M0 4251c3512 1 3896-4251 3896-4251">
          <text:p/>
        </draw:path>
        <draw:custom-shape draw:style-name="gr72" draw:text-style-name="P36" draw:layer="layout" svg:width="2.4cm" svg:height="0.1cm" draw:transform="rotate (1.5707963267949) translate (13.05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7" draw:layer="layout" svg:width="2.05cm" svg:height="0.1cm" svg:x="11.1cm" svg:y="2.85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1.1cm" svg:y1="0.3cm" svg:x2="11.1cm" svg:y2="5.3cm">
          <text:p/>
        </draw:line>
        <draw:line draw:style-name="gr38" draw:text-style-name="P2" draw:layer="layout" svg:x1="16.6cm" svg:y1="5.3cm" svg:x2="11.1cm" svg:y2="5.3cm">
          <text:p/>
        </draw:line>
        <draw:custom-shape draw:style-name="gr39" draw:text-style-name="P7" draw:layer="layout" svg:width="0.2cm" svg:height="0.2cm" svg:x="11.99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5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cm" svg:height="0.2cm" svg:x="1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74" draw:text-style-name="P37" draw:layer="layout" svg:width="2.01cm" svg:height="0.25cm" svg:x="2.89cm" svg:y="2.6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2.6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76" draw:text-style-name="P37" draw:layer="layout" svg:width="3.01cm" svg:height="0.25cm" svg:x="2.89cm" svg:y="3.3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3.3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77" draw:text-style-name="P37" draw:layer="layout" svg:width="4.01cm" svg:height="0.25cm" svg:x="2.89cm" svg:y="4.0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4.0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78" draw:text-style-name="P37" draw:layer="layout" svg:width="5.01cm" svg:height="0.25cm" svg:x="2.89cm" svg:y="4.7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4.7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79" draw:text-style-name="P37" draw:layer="layout" svg:width="1.01cm" svg:height="0.25cm" svg:x="2.89cm" svg:y="1.9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0.75cm" svg:height="0.25cm" svg:x="2.15cm" svg:y="1.95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80" draw:text-style-name="P36" draw:layer="layout" svg:width="2.4cm" svg:height="0.25cm" svg:x="4.9cm" svg:y="2.65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9" draw:layer="layout" svg:width="1.01cm" svg:height="0.25cm" draw:transform="rotate (-3.14159265358979) translate (8.3cm 2.9cm)">
            <text:p/>
            <draw:enhanced-geometry svg:viewBox="0 0 21600 21600" draw:type="rectangle" draw:enhanced-path="M 0 0 L 21600 0 21600 21600 0 21600 0 0 Z N"/>
          </draw:custom-shape>
          <draw:line draw:style-name="gr82" draw:text-style-name="P36" draw:layer="layout" svg:x1="7.3cm" svg:y1="2.55cm" svg:x2="7.3cm" svg:y2="3cm">
            <text:p/>
          </draw:line>
          <draw:line draw:style-name="gr82" draw:text-style-name="P36" draw:layer="layout" svg:x1="4.9cm" svg:y1="2.55cm" svg:x2="4.9cm" svg:y2="3cm">
            <text:p/>
          </draw:line>
        </draw:g>
        <draw:g draw:style-name="gr8">
          <draw:g draw:style-name="gr8">
            <draw:custom-shape draw:style-name="gr83" draw:text-style-name="P36" draw:layer="layout" svg:width="1.7cm" svg:height="0.25cm" svg:x="5.9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9" draw:layer="layout" svg:width="0.45cm" svg:height="0.25cm" draw:transform="rotate (-3.14159265358979) translate (8.04cm 3.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82" draw:text-style-name="P36" draw:layer="layout" svg:x1="7.6cm" svg:y1="3.25cm" svg:x2="7.6cm" svg:y2="3.7cm">
            <text:p/>
          </draw:line>
          <draw:line draw:style-name="gr82" draw:text-style-name="P36" draw:layer="layout" svg:x1="5.9cm" svg:y1="3.25cm" svg:x2="5.9cm" svg:y2="3.7cm">
            <text:p/>
          </draw:line>
        </draw:g>
        <draw:g draw:style-name="gr8">
          <draw:g draw:style-name="gr8">
            <draw:custom-shape draw:style-name="gr85" draw:text-style-name="P36" draw:layer="layout" svg:width="1.2cm" svg:height="0.25cm" svg:x="6.9cm" svg:y="4.05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9" draw:layer="layout" svg:width="0.2cm" svg:height="0.25cm" draw:transform="rotate (-3.14159265358979) translate (8.29cm 4.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82" draw:text-style-name="P36" draw:layer="layout" svg:x1="8.1cm" svg:y1="3.95cm" svg:x2="8.1cm" svg:y2="4.4cm">
            <text:p/>
          </draw:line>
          <draw:line draw:style-name="gr82" draw:text-style-name="P36" draw:layer="layout" svg:x1="6.9cm" svg:y1="3.95cm" svg:x2="6.9cm" svg:y2="4.4cm">
            <text:p/>
          </draw:line>
        </draw:g>
        <draw:g draw:style-name="gr8">
          <draw:custom-shape draw:style-name="gr86" draw:text-style-name="P36" draw:layer="layout" svg:width="1.008cm" svg:height="0.25cm" svg:x="7.9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39" draw:layer="layout" svg:width="0.201cm" svg:height="0.25cm" draw:transform="rotate (-3.14159265358979) translate (9.1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36" draw:layer="layout" svg:x1="8.908cm" svg:y1="4.65cm" svg:x2="8.908cm" svg:y2="5.1cm">
            <text:p/>
          </draw:line>
          <draw:line draw:style-name="gr82" draw:text-style-name="P36" draw:layer="layout" svg:x1="7.9cm" svg:y1="4.65cm" svg:x2="7.9cm" svg:y2="5.1cm">
            <text:p/>
          </draw:line>
        </draw:g>
        <draw:line draw:style-name="gr33" draw:text-style-name="P2" draw:layer="layout" svg:x1="2.9cm" svg:y1="1.85cm" svg:x2="2.9cm" svg:y2="2.3cm">
          <text:p/>
        </draw:line>
        <draw:line draw:style-name="gr33" draw:text-style-name="P2" draw:layer="layout" svg:x1="2.9cm" svg:y1="2.55cm" svg:x2="2.9cm" svg:y2="3cm">
          <text:p/>
        </draw:line>
        <draw:line draw:style-name="gr33" draw:text-style-name="P2" draw:layer="layout" svg:x1="2.9cm" svg:y1="3.25cm" svg:x2="2.9cm" svg:y2="3.7cm">
          <text:p/>
        </draw:line>
        <draw:line draw:style-name="gr33" draw:text-style-name="P2" draw:layer="layout" svg:x1="2.9cm" svg:y1="3.95cm" svg:x2="2.9cm" svg:y2="4.4cm">
          <text:p/>
        </draw:line>
        <draw:line draw:style-name="gr33" draw:text-style-name="P2" draw:layer="layout" svg:x1="2.9cm" svg:y1="4.65cm" svg:x2="2.9cm" svg:y2="5.1cm">
          <text:p/>
        </draw:line>
        <draw:g draw:style-name="gr8">
          <draw:custom-shape draw:style-name="gr87" draw:text-style-name="P36" draw:layer="layout" svg:width="4.5cm" svg:height="0.25cm" svg:x="3.9cm" svg:y="1.95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9" draw:layer="layout" svg:width="1.65cm" svg:height="0.25cm" draw:transform="rotate (-3.14159265358979) translate (10.04cm 2.2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4cm" svg:y1="1.85cm" svg:x2="8.4cm" svg:y2="2.3cm">
            <text:p/>
          </draw:line>
          <draw:custom-shape draw:style-name="gr43" draw:text-style-name="P2" draw:layer="layout" svg:width="0.15cm" svg:height="2.6cm" draw:transform="rotate (1.5707963267949) translate (7.45cm 1.7cm)">
            <text:p/>
            <draw:enhanced-geometry svg:viewBox="0 0 21600 21600" draw:glue-points="0 0 0 21600 21600 10800" draw:text-areas="0 ?f3 15150 ?f4" draw:type="right-bracket" draw:modifiers="1756.01954686806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right $0" draw:handle-position-x="right" draw:handle-position-y="$0"/>
            </draw:enhanced-geometry>
          </draw:custom-shape>
          <draw:line draw:style-name="gr33" draw:text-style-name="P2" draw:layer="layout" svg:x1="3.9cm" svg:y1="1.85cm" svg:x2="3.9cm" svg:y2="2.3cm">
            <text:p/>
          </draw:line>
          <draw:frame draw:style-name="gr44" draw:text-style-name="P11" draw:layer="layout" svg:width="3.2cm" svg:height="0.526cm" svg:x="7.15cm" svg:y="1.001cm">
            <draw:text-box>
              <text:p text:style-name="P1"><text:span text:style-name="T1">More scattered budburst</text:span></text:p>
            </draw:text-box>
          </draw:frame>
        </draw:g>
        <draw:frame draw:style-name="gr45" draw:text-style-name="P12" draw:layer="layout" svg:width="2.45cm" svg:height="0.801cm" svg:x="3cm" svg:y="5.777cm">
          <draw:text-box>
            <text:p><text:span text:style-name="T2">Start of ‘</text:span><text:span text:style-name="T10">chilling</text:span><text:span text:style-name="T2">’</text:span></text:p>
            <text:p><text:span text:style-name="T2">conditions</text:span></text:p>
          </draw:text-box>
        </draw:frame>
        <draw:frame draw:style-name="gr63" draw:text-style-name="P14" draw:layer="layout" svg:width="2.5cm" svg:height="1.076cm" svg:x="5.25cm" svg:y="5.777cm">
          <draw:text-box>
            <text:p text:style-name="P13"><text:span text:style-name="T2">Start of ‘</text:span><text:span text:style-name="T11">forcing</text:span><text:span text:style-name="T6">’</text:span><text:span text:style-name="T2"> conditions</text:span></text:p>
          </draw:text-box>
        </draw:frame>
        <draw:line draw:style-name="gr37" draw:text-style-name="P2" draw:layer="layout" svg:x1="10.55cm" svg:y1="5.3cm" svg:x2="1.95cm" svg:y2="5.3cm">
          <text:p/>
        </draw:line>
        <draw:frame draw:style-name="gr46" draw:text-style-name="P15" draw:layer="layout" svg:width="2.5cm" svg:height="0.965cm" svg:x="-0.1cm" svg:y="2.647cm">
          <draw:text-box>
            <text:p><text:span text:style-name="T5">Dormant individual from field or greenhouse</text:span></text:p>
          </draw:text-box>
        </draw:frame>
        <draw:polyline draw:style-name="gr47" draw:text-style-name="P2" draw:layer="layout" svg:width="0.499cm" svg:height="0.549cm" svg:x="2.9cm" svg:y="5.3cm" svg:viewBox="0 0 500 550" draw:points="500,550 0,100 0,100 0,0">
          <text:p/>
        </draw:polyline>
        <draw:polyline draw:style-name="gr47" draw:text-style-name="P2" draw:layer="layout" svg:width="0.499cm" svg:height="0.549cm" svg:x="7.4cm" svg:y="5.3cm" svg:viewBox="0 0 500 550" draw:points="0,550 500,100 500,100 500,0">
          <text:p/>
        </draw:polyline>
        <draw:g draw:style-name="gr48">
          <draw:path draw:style-name="gr49" draw:text-style-name="P16" draw:layer="layout" svg:width="0.384cm" svg:height="0.239cm" svg:x="3.334cm" svg:y="1.314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3cm" svg:y="0.973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0.191986217719376) translate (3.36620991253601cm 0.756011159607377cm)" svg:viewBox="0 0 135 787" svg:d="M24 631v152l-24 4c0-36 1-160 10-194 9-36 24-72 39-105 14-29 34-54 48-83 16-36 27-77 23-115-3-32-3-67-12-98-13-35-22-78-41-111-17-28-33-54-53-81h1c24 33 49 65 69 100 8 16 13 39 19 56 7 15 13 30 18 45 8 28 11 61 13 89 3 29 0 62-9 92-12 37-35 66-49 101-10 26-21 51-28 76 0-1 1-2 2-2z">
            <text:p/>
          </draw:path>
          <draw:polygon draw:style-name="gr52" draw:text-style-name="P19" draw:layer="layout" svg:width="0cm" svg:height="0cm" svg:x="3.521cm" svg:y="1.296cm" svg:viewBox="0 0 0 1" draw:points="0,1 0,0">
            <text:p/>
          </draw:polygon>
        </draw:g>
        <draw:path draw:style-name="gr64" draw:text-style-name="P2" draw:layer="layout" svg:width="0.921cm" svg:height="1.152cm" draw:transform="skewX (-0.15707963267949) rotate (0.826064334968916) translate (1.53814570449109cm 1.36424849245493cm)" svg:viewBox="0 0 922 1153" svg:d="M0 0c838 0 922 1153 922 1153">
          <text:p/>
        </draw:path>
        <draw:frame draw:style-name="gr44" draw:text-style-name="P11" draw:layer="layout" svg:width="1.5cm" svg:height="0.526cm" svg:x="1.5cm" svg:y="0.6cm">
          <draw:text-box>
            <text:p text:style-name="P1"><text:span text:style-name="T1">Cuttings</text:span></text:p>
          </draw:text-box>
        </draw:frame>
        <draw:g draw:style-name="gr48">
          <draw:path draw:style-name="gr54" draw:text-style-name="P7" draw:layer="layout" svg:width="0.449cm" svg:height="0.602cm" svg:x="3.1cm" svg:y="1.097cm" svg:viewBox="0 0 450 603" svg:d="M45 603h360c26 0 45-17 45-41 0-22-8-37-10-38l-147-292v-192c14-15 18-25 15-32 0-3-2-8-10-8h-3-6-9-110-10-7-1c-8 0-10 5-11 8-3 7 2 17 15 32v192l-147 292c-1 1-9 16-9 38 0 24 18 41 45 41z">
            <text:p/>
          </draw:path>
          <draw:path draw:style-name="gr49" draw:text-style-name="P16" draw:layer="layout" svg:width="0.384cm" svg:height="0.239cm" svg:x="3.134cm" svg:y="1.437cm" svg:viewBox="0 0 385 240" svg:d="M7 177c0 0-11 22-6 37 4 16 7 26 49 26h300c0 0 28 0 33-25 5-24-4-37-21-66-15-30-69-134-69-134 0 0-23 15-45 14-22 0-57 7-76-1-20-8-67-37-75-25z">
            <text:p/>
          </draw:path>
          <draw:path draw:style-name="gr50" draw:text-style-name="P17" draw:layer="layout" svg:width="0.449cm" svg:height="0.602cm" svg:x="3.1cm" svg:y="1.096cm" svg:viewBox="0 0 450 603" svg:d="M164 35l1 2v197l-148 295c0 1-8 14-8 33 0 21 18 30 36 30h360c17 0 35-9 35-30s-8-32-8-33l-148-295v-197l1-2c15-19 15-24 15-24 0 0-1 0-2 0s-1 0-3 0h-1c-1-1-3-1-5-1-4 0-9 1-9 1h-111c0 0-4-1-9-1-3 0-4 0-5 1h-2-1c-2 0-2 0-4 0 0 0 0 7 16 24zM45 603c-27 0-45-17-45-41 0-22 8-37 9-38l147-292v-192c-13-15-18-25-15-32 1-3 3-8 11-8h1c2 0 4 0 7 0 5 0 9 0 10 0h110c1 0 5 0 9 0 2 0 5 0 6 0 2 0 2 0 3 0 8 0 10 5 10 8 3 7-1 17-15 32v192l147 292c2 1 10 16 10 38 0 24-19 41-45 41z">
            <text:p/>
          </draw:path>
          <draw:path draw:style-name="gr51" draw:text-style-name="P18" draw:layer="layout" svg:width="0.134cm" svg:height="0.786cm" draw:transform="rotate (-0.191986217719376) translate (3.34322603596718cm 0.85324331829688cm)" svg:viewBox="0 0 135 787" svg:d="M111 631v152l24 4c0-36-1-160-10-194-9-36-23-72-39-105-14-29-33-54-48-83-16-36-27-77-23-115 3-32 3-67 12-98 13-35 22-78 41-111 17-28 34-54 53-81h-1c-24 33-49 65-69 100-8 16-13 39-19 56-7 15-13 30-18 45-8 28-10 61-13 89-3 29 0 62 9 92 12 37 35 66 49 101 10 26 21 51 28 76 0-1-1-2-2-2z">
            <text:p/>
          </draw:path>
          <draw:path draw:style-name="gr55" draw:text-style-name="P19" draw:layer="layout" svg:width="0.09cm" svg:height="0.096cm" draw:transform="skewX (0.258134196369961) rotate (1.04475409024381) translate (3.24525500630501cm 0.998556420343723cm)" svg:viewBox="0 0 91 97" svg:d="M6 97c11-17 21-36 35-50 16-16 32-32 50-47h-1c-22 19-45 37-64 58-8 9-15 24-22 34-1 2-3 4-4 5z">
            <text:p/>
          </draw:path>
        </draw:g>
        <draw:polyline draw:style-name="gr47" draw:text-style-name="P2" draw:layer="layout" svg:width="0.499cm" svg:height="0.549cm" svg:x="8.9cm" svg:y="5.3cm" svg:viewBox="0 0 500 550" draw:points="500,550 0,100 0,100 0,0">
          <text:p/>
        </draw:polyline>
        <draw:g draw:style-name="gr8">
          <draw:path draw:style-name="gr51" draw:text-style-name="P18" draw:layer="layout" svg:width="0.33cm" svg:height="1.091cm" svg:x="12.569cm" svg:y="0.158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44cm" svg:height="0.068cm" svg:x="12.749cm" svg:y="0.38cm" svg:viewBox="0 0 45 69" svg:d="M28 0c35 3 6 71-1 69-18-4-51-73 1-69z">
              <text:p/>
            </draw:path>
            <draw:path draw:style-name="gr65" draw:text-style-name="P28" draw:layer="layout" svg:width="0.077cm" svg:height="0.041cm" svg:x="12.7cm" svg:y="0.417cm" svg:viewBox="0 0 78 42" svg:d="M3 10c15-30 78 16 74 22-11 13-95 20-74-22z">
              <text:p/>
            </draw:path>
            <draw:path draw:style-name="gr65" draw:text-style-name="P28" draw:layer="layout" svg:width="0.055cm" svg:height="0.061cm" svg:x="12.724cm" svg:y="0.448cm" svg:viewBox="0 0 56 62" svg:d="M6 55c-26-21 42-60 47-54 10 12-8 84-47 54z">
              <text:p/>
            </draw:path>
            <draw:path draw:style-name="gr65" draw:text-style-name="P28" draw:layer="layout" svg:width="0.059cm" svg:height="0.057cm" svg:x="12.775cm" svg:y="0.448cm" svg:viewBox="0 0 60 58" svg:d="M46 56c-31 16-52-54-44-55 17-6 89 33 44 55z">
              <text:p/>
            </draw:path>
            <draw:path draw:style-name="gr65" draw:text-style-name="P28" draw:layer="layout" svg:width="0.073cm" svg:height="0.043cm" svg:x="12.776cm" svg:y="0.41cm" svg:viewBox="0 0 74 44" svg:d="M73 18c8 32-73 28-73 21-1-16 62-65 73-21z">
              <text:p/>
            </draw:path>
            <draw:path draw:style-name="gr66" draw:text-style-name="P29" draw:layer="layout" svg:width="0.022cm" svg:height="0.018cm" svg:x="12.765cm" svg:y="0.438cm" svg:viewBox="0 0 23 19" svg:d="M15 19c16-3 6-19-5-19-17-1-10 19 3 19z">
              <text:p/>
            </draw:path>
          </draw:g>
          <draw:g draw:style-name="gr48">
            <draw:path draw:style-name="gr65" draw:text-style-name="P28" draw:layer="layout" svg:width="0.041cm" svg:height="0.047cm" svg:x="12.666cm" svg:y="0.89cm" svg:viewBox="0 0 42 48" svg:d="M26 0c33 2 6 49 0 48-18-3-48-51 0-48z">
              <text:p/>
            </draw:path>
            <draw:path draw:style-name="gr65" draw:text-style-name="P28" draw:layer="layout" svg:width="0.071cm" svg:height="0.028cm" svg:x="12.62cm" svg:y="0.916cm" svg:viewBox="0 0 72 29" svg:d="M3 7c14-21 72 11 69 15-11 9-89 14-69-15z">
              <text:p/>
            </draw:path>
            <draw:path draw:style-name="gr65" draw:text-style-name="P28" draw:layer="layout" svg:width="0.051cm" svg:height="0.043cm" svg:x="12.642cm" svg:y="0.937cm" svg:viewBox="0 0 52 44" svg:d="M6 38c-25-15 39-42 43-38 10 9-7 59-43 38z">
              <text:p/>
            </draw:path>
            <draw:path draw:style-name="gr65" draw:text-style-name="P28" draw:layer="layout" svg:width="0.056cm" svg:height="0.04cm" svg:x="12.69cm" svg:y="0.937cm" svg:viewBox="0 0 57 41" svg:d="M43 39c-29 11-49-38-42-39 16-4 84 23 42 39z">
              <text:p/>
            </draw:path>
            <draw:path draw:style-name="gr65" draw:text-style-name="P28" draw:layer="layout" svg:width="0.067cm" svg:height="0.03cm" svg:x="12.691cm" svg:y="0.911cm" svg:viewBox="0 0 68 31" svg:d="M68 12c7 23-68 20-68 15-1-11 58-45 68-15z">
              <text:p/>
            </draw:path>
            <draw:path draw:style-name="gr66" draw:text-style-name="P29" draw:layer="layout" svg:width="0.021cm" svg:height="0.012cm" svg:x="12.681cm" svg:y="0.93cm" svg:viewBox="0 0 22 13" svg:d="M14 13c15-2 6-13-5-13-16-1-9 13 3 13 1 0 2 0 2 0z">
              <text:p/>
            </draw:path>
          </draw:g>
          <draw:g draw:style-name="gr48">
            <draw:path draw:style-name="gr65" draw:text-style-name="P28" draw:layer="layout" svg:width="0.035cm" svg:height="0.042cm" svg:x="12.559cm" svg:y="0.77cm" svg:viewBox="0 0 36 43" svg:d="M22 0c28 2 5 44 0 43-15-3-41-45 0-43z">
              <text:p/>
            </draw:path>
            <draw:path draw:style-name="gr65" draw:text-style-name="P28" draw:layer="layout" svg:width="0.06cm" svg:height="0.024cm" svg:x="12.52cm" svg:y="0.793cm" svg:viewBox="0 0 61 25" svg:d="M3 6c11-18 62 10 58 13-8 8-75 13-58-13z">
              <text:p/>
            </draw:path>
            <draw:path draw:style-name="gr65" draw:text-style-name="P28" draw:layer="layout" svg:width="0.043cm" svg:height="0.038cm" svg:x="12.539cm" svg:y="0.811cm" svg:viewBox="0 0 44 39" svg:d="M5 34c-21-13 33-37 37-34 9 8-6 52-37 34z">
              <text:p/>
            </draw:path>
            <draw:path draw:style-name="gr65" draw:text-style-name="P28" draw:layer="layout" svg:width="0.047cm" svg:height="0.035cm" svg:x="12.58cm" svg:y="0.811cm" svg:viewBox="0 0 48 36" svg:d="M37 34c-25 10-42-33-36-34 14-3 71 21 36 34z">
              <text:p/>
            </draw:path>
            <draw:path draw:style-name="gr65" draw:text-style-name="P28" draw:layer="layout" svg:width="0.058cm" svg:height="0.026cm" svg:x="12.581cm" svg:y="0.788cm" svg:viewBox="0 0 59 27" svg:d="M59 11c6 20-59 17-59 13-1-10 50-40 59-13z">
              <text:p/>
            </draw:path>
            <draw:path draw:style-name="gr66" draw:text-style-name="P29" draw:layer="layout" svg:width="0.018cm" svg:height="0.011cm" svg:x="12.572cm" svg:y="0.80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4cm" svg:height="0.052cm" svg:x="12.749cm" svg:y="0.25cm" svg:viewBox="0 0 45 53" svg:d="M28 0c35 3 6 54-1 53-18-3-51-56 1-53z">
              <text:p/>
            </draw:path>
            <draw:path draw:style-name="gr65" draw:text-style-name="P28" draw:layer="layout" svg:width="0.077cm" svg:height="0.031cm" svg:x="12.7cm" svg:y="0.278cm" svg:viewBox="0 0 78 32" svg:d="M3 8c15-23 78 12 74 16-11 10-95 16-74-16z">
              <text:p/>
            </draw:path>
            <draw:path draw:style-name="gr65" draw:text-style-name="P28" draw:layer="layout" svg:width="0.055cm" svg:height="0.047cm" svg:x="12.724cm" svg:y="0.302cm" svg:viewBox="0 0 56 48" svg:d="M6 42c-26-16 42-46 47-42 10 10-8 65-47 42z">
              <text:p/>
            </draw:path>
            <draw:path draw:style-name="gr65" draw:text-style-name="P28" draw:layer="layout" svg:width="0.059cm" svg:height="0.044cm" svg:x="12.775cm" svg:y="0.302cm" svg:viewBox="0 0 60 45" svg:d="M46 43c-31 12-52-41-44-43 17-4 89 26 44 43z">
              <text:p/>
            </draw:path>
            <draw:path draw:style-name="gr65" draw:text-style-name="P28" draw:layer="layout" svg:width="0.073cm" svg:height="0.033cm" svg:x="12.776cm" svg:y="0.273cm" svg:viewBox="0 0 74 34" svg:d="M73 14c8 25-73 21-73 16-1-12 62-50 73-16z">
              <text:p/>
            </draw:path>
            <draw:path draw:style-name="gr66" draw:text-style-name="P29" draw:layer="layout" svg:width="0.022cm" svg:height="0.014cm" svg:x="12.765cm" svg:y="0.294cm" svg:viewBox="0 0 23 15" svg:d="M15 15c16-3 6-15-5-15-17-1-10 14 3 15z">
              <text:p/>
            </draw:path>
          </draw:g>
        </draw:g>
        <draw:frame draw:style-name="gr58" draw:text-style-name="P23" draw:layer="layout" svg:width="3.45cm" svg:height="0.823cm" svg:x="8.15cm" svg:y="5.777cm">
          <draw:text-box>
            <text:p text:style-name="P22"><text:span text:style-name="T2">Observation of the</text:span><text:span text:style-name="T6"> event</text:span><text:span text:style-name="T2"> (e.g. 50% budburst)</text:span></text:p>
          </draw:text-box>
        </draw:frame>
        <draw:frame draw:style-name="gr59" draw:text-style-name="P24" draw:layer="layout" svg:width="3.45cm" svg:height="0.569cm" draw:transform="rotate (1.5707963267949) translate (10.4cm 4.625cm)">
          <draw:text-box>
            <text:p text:style-name="P1"><text:span text:style-name="T7">Days to event</text:span></text:p>
          </draw:text-box>
        </draw:frame>
        <draw:frame draw:style-name="gr59" draw:text-style-name="P24" draw:layer="layout" svg:width="3.45cm" svg:height="0.569cm" svg:x="11.35cm" svg:y="5.331cm">
          <draw:text-box>
            <text:p text:style-name="P1"><text:span text:style-name="T7">Chill days</text:span></text:p>
          </draw:text-box>
        </draw:frame>
        <draw:frame draw:style-name="gr44" draw:text-style-name="P25" draw:layer="layout" svg:width="1.25cm" svg:height="0.526cm" svg:x="9.65cm" svg:y="4.75cm">
          <draw:text-box>
            <text:p text:style-name="P1"><text:span text:style-name="T2">Time</text:span></text:p>
          </draw:text-box>
        </draw:frame>
        <draw:g draw:style-name="gr8">
          <draw:path draw:style-name="gr51" draw:text-style-name="P18" draw:layer="layout" svg:width="0.33cm" svg:height="1.091cm" svg:x="15.849cm" svg:y="2.65cm" svg:viewBox="0 0 331 1092" svg:d="M280 1092c8-55 9-109 2-163-2-1-4-2-5-4-26-44-34-79-82-106-40-22-75-48-112-75-36-27-72-59-83-103-1-5 6-6 7-2 20 68 108 111 165 144 27 15 64 23 85 47 1 1 3 3 4 4-12-38-26-76-41-112-21-53-55-98-73-154-13-42-17-91-13-135 3-42 8-90 20-131 7-24 16-46 25-69 10-25 17-59 30-82 29-54 65-101 100-151h1c-28 39-55 79-78 121-27 50-42 113-59 167-14 44-14 99-19 145-6 57 11 119 36 171 20 42 50 80 69 124 23 51 43 103 57 157 14 53 15 103 15 157z">
            <text:p/>
          </draw:path>
          <draw:g draw:style-name="gr48">
            <draw:path draw:style-name="gr65" draw:text-style-name="P28" draw:layer="layout" svg:width="0.053cm" svg:height="0.058cm" svg:x="16.009cm" svg:y="2.89cm" svg:viewBox="0 0 54 59" svg:d="M34 0c42 3 7 60-1 59-22-5-62-62 1-59z">
              <text:p/>
            </draw:path>
            <draw:path draw:style-name="gr65" draw:text-style-name="P28" draw:layer="layout" svg:width="0.091cm" svg:height="0.035cm" svg:x="15.95cm" svg:y="2.921cm" svg:viewBox="0 0 92 36" svg:d="M4 8c17-25 93 14 88 19-13 11-113 17-88-19z">
              <text:p/>
            </draw:path>
            <draw:path draw:style-name="gr65" draw:text-style-name="P28" draw:layer="layout" svg:width="0.066cm" svg:height="0.052cm" svg:x="15.979cm" svg:y="2.947cm" svg:viewBox="0 0 67 53" svg:d="M7 47c-31-19 50-51 56-47 13 11-9 72-56 47z">
              <text:p/>
            </draw:path>
            <draw:path draw:style-name="gr65" draw:text-style-name="P28" draw:layer="layout" svg:width="0.071cm" svg:height="0.048cm" svg:x="16.04cm" svg:y="2.947cm" svg:viewBox="0 0 72 49" svg:d="M55 47c-37 14-62-45-53-47 20-4 107 28 53 47z">
              <text:p/>
            </draw:path>
            <draw:path draw:style-name="gr65" draw:text-style-name="P28" draw:layer="layout" svg:width="0.088cm" svg:height="0.036cm" svg:x="16.041cm" svg:y="2.915cm" svg:viewBox="0 0 89 37" svg:d="M88 15c9 27-88 24-88 18-1-14 75-55 88-18z">
              <text:p/>
            </draw:path>
            <draw:path draw:style-name="gr66" draw:text-style-name="P29" draw:layer="layout" svg:width="0.027cm" svg:height="0.015cm" svg:x="16.028cm" svg:y="2.939cm" svg:viewBox="0 0 28 16" svg:d="M19 16c18-2 6-16-7-16-21-1-12 16 3 16 1 0 3 0 4 0z">
              <text:p/>
            </draw:path>
          </draw:g>
          <draw:g draw:style-name="gr48">
            <draw:path draw:style-name="gr65" draw:text-style-name="P28" draw:layer="layout" svg:width="0.035cm" svg:height="0.047cm" svg:x="15.889cm" svg:y="3.34cm" svg:viewBox="0 0 36 48" svg:d="M22 0c28 2 5 49 0 48-15-3-41-51 0-48z">
              <text:p/>
            </draw:path>
            <draw:path draw:style-name="gr65" draw:text-style-name="P28" draw:layer="layout" svg:width="0.06cm" svg:height="0.028cm" svg:x="15.85cm" svg:y="3.366cm" svg:viewBox="0 0 61 29" svg:d="M3 7c11-21 62 11 58 15-8 9-75 14-58-15z">
              <text:p/>
            </draw:path>
            <draw:path draw:style-name="gr65" draw:text-style-name="P28" draw:layer="layout" svg:width="0.043cm" svg:height="0.043cm" svg:x="15.869cm" svg:y="3.387cm" svg:viewBox="0 0 44 44" svg:d="M5 38c-21-15 33-42 37-38 9 9-6 59-37 38z">
              <text:p/>
            </draw:path>
            <draw:path draw:style-name="gr65" draw:text-style-name="P28" draw:layer="layout" svg:width="0.047cm" svg:height="0.04cm" svg:x="15.91cm" svg:y="3.387cm" svg:viewBox="0 0 48 41" svg:d="M37 39c-25 11-42-38-36-39 14-4 71 23 36 39z">
              <text:p/>
            </draw:path>
            <draw:path draw:style-name="gr65" draw:text-style-name="P28" draw:layer="layout" svg:width="0.058cm" svg:height="0.03cm" svg:x="15.911cm" svg:y="3.361cm" svg:viewBox="0 0 59 31" svg:d="M59 12c6 23-59 20-59 15-1-11 50-45 59-15z">
              <text:p/>
            </draw:path>
            <draw:path draw:style-name="gr66" draw:text-style-name="P29" draw:layer="layout" svg:width="0.018cm" svg:height="0.012cm" svg:x="15.902cm" svg:y="3.38cm" svg:viewBox="0 0 19 13" svg:d="M12 13c12-2 5-13-4-13-14-1-8 13 2 13 1 0 2 0 2 0z">
              <text:p/>
            </draw:path>
          </draw:g>
          <draw:g draw:style-name="gr48">
            <draw:path draw:style-name="gr65" draw:text-style-name="P28" draw:layer="layout" svg:width="0.035cm" svg:height="0.042cm" svg:x="15.839cm" svg:y="3.262cm" svg:viewBox="0 0 36 43" svg:d="M22 0c28 2 5 44 0 43-15-3-41-45 0-43z">
              <text:p/>
            </draw:path>
            <draw:path draw:style-name="gr65" draw:text-style-name="P28" draw:layer="layout" svg:width="0.06cm" svg:height="0.024cm" svg:x="15.8cm" svg:y="3.285cm" svg:viewBox="0 0 61 25" svg:d="M3 6c11-18 62 10 58 13-8 8-75 13-58-13z">
              <text:p/>
            </draw:path>
            <draw:path draw:style-name="gr65" draw:text-style-name="P28" draw:layer="layout" svg:width="0.043cm" svg:height="0.038cm" svg:x="15.819cm" svg:y="3.303cm" svg:viewBox="0 0 44 39" svg:d="M5 34c-21-13 33-37 37-34 9 8-6 52-37 34z">
              <text:p/>
            </draw:path>
            <draw:path draw:style-name="gr65" draw:text-style-name="P28" draw:layer="layout" svg:width="0.047cm" svg:height="0.035cm" svg:x="15.86cm" svg:y="3.303cm" svg:viewBox="0 0 48 36" svg:d="M37 34c-25 10-42-33-36-34 14-3 71 21 36 34z">
              <text:p/>
            </draw:path>
            <draw:path draw:style-name="gr65" draw:text-style-name="P28" draw:layer="layout" svg:width="0.058cm" svg:height="0.026cm" svg:x="15.861cm" svg:y="3.28cm" svg:viewBox="0 0 59 27" svg:d="M59 11c6 20-59 17-59 13-1-10 50-40 59-13z">
              <text:p/>
            </draw:path>
            <draw:path draw:style-name="gr66" draw:text-style-name="P29" draw:layer="layout" svg:width="0.018cm" svg:height="0.011cm" svg:x="15.852cm" svg:y="3.298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35cm" svg:height="0.042cm" svg:x="16.039cm" svg:y="2.78cm" svg:viewBox="0 0 36 43" svg:d="M22 0c28 2 5 44 0 43-15-3-41-45 0-43z">
              <text:p/>
            </draw:path>
            <draw:path draw:style-name="gr65" draw:text-style-name="P28" draw:layer="layout" svg:width="0.06cm" svg:height="0.024cm" svg:x="16cm" svg:y="2.803cm" svg:viewBox="0 0 61 25" svg:d="M3 6c11-18 62 10 58 13-8 8-75 13-58-13z">
              <text:p/>
            </draw:path>
            <draw:path draw:style-name="gr65" draw:text-style-name="P28" draw:layer="layout" svg:width="0.043cm" svg:height="0.038cm" svg:x="16.019cm" svg:y="2.821cm" svg:viewBox="0 0 44 39" svg:d="M5 34c-21-13 33-37 37-34 9 8-6 52-37 34z">
              <text:p/>
            </draw:path>
            <draw:path draw:style-name="gr65" draw:text-style-name="P28" draw:layer="layout" svg:width="0.047cm" svg:height="0.035cm" svg:x="16.06cm" svg:y="2.821cm" svg:viewBox="0 0 48 36" svg:d="M37 34c-25 10-42-33-36-34 14-3 71 21 36 34z">
              <text:p/>
            </draw:path>
            <draw:path draw:style-name="gr65" draw:text-style-name="P28" draw:layer="layout" svg:width="0.058cm" svg:height="0.026cm" svg:x="16.061cm" svg:y="2.798cm" svg:viewBox="0 0 59 27" svg:d="M59 11c6 20-59 17-59 13-1-10 50-40 59-13z">
              <text:p/>
            </draw:path>
            <draw:path draw:style-name="gr66" draw:text-style-name="P29" draw:layer="layout" svg:width="0.018cm" svg:height="0.011cm" svg:x="16.052cm" svg:y="2.816cm" svg:viewBox="0 0 19 12" svg:d="M12 12c12-2 5-12-4-12-14 0-8 11 2 12 1 0 2 0 2 0z">
              <text:p/>
            </draw:path>
          </draw:g>
          <draw:g draw:style-name="gr48">
            <draw:path draw:style-name="gr65" draw:text-style-name="P28" draw:layer="layout" svg:width="0.041cm" svg:height="0.063cm" svg:x="16.096cm" svg:y="2.68cm" svg:viewBox="0 0 42 64" svg:d="M26 0c33 3 6 65 0 64-18-5-48-68 0-64z">
              <text:p/>
            </draw:path>
            <draw:path draw:style-name="gr65" draw:text-style-name="P28" draw:layer="layout" svg:width="0.071cm" svg:height="0.037cm" svg:x="16.05cm" svg:y="2.714cm" svg:viewBox="0 0 72 38" svg:d="M3 9c14-27 72 15 69 20-11 12-89 19-69-20z">
              <text:p/>
            </draw:path>
            <draw:path draw:style-name="gr65" draw:text-style-name="P28" draw:layer="layout" svg:width="0.051cm" svg:height="0.056cm" svg:x="16.072cm" svg:y="2.742cm" svg:viewBox="0 0 52 57" svg:d="M6 51c-25-20 39-56 43-50 10 11-7 77-43 50z">
              <text:p/>
            </draw:path>
            <draw:path draw:style-name="gr65" draw:text-style-name="P28" draw:layer="layout" svg:width="0.056cm" svg:height="0.053cm" svg:x="16.12cm" svg:y="2.742cm" svg:viewBox="0 0 57 54" svg:d="M43 52c-29 14-49-50-42-51 16-6 84 30 42 51z">
              <text:p/>
            </draw:path>
            <draw:path draw:style-name="gr65" draw:text-style-name="P28" draw:layer="layout" svg:width="0.067cm" svg:height="0.04cm" svg:x="16.121cm" svg:y="2.707cm" svg:viewBox="0 0 68 41" svg:d="M68 17c7 29-68 26-68 19-1-15 58-60 68-19z">
              <text:p/>
            </draw:path>
            <draw:path draw:style-name="gr66" draw:text-style-name="P29" draw:layer="layout" svg:width="0.021cm" svg:height="0.017cm" svg:x="16.111cm" svg:y="2.733cm" svg:viewBox="0 0 22 18" svg:d="M14 18c15-3 6-18-5-18-16-1-9 17 3 18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361cm" svg:viewBox="0 0 30 43" svg:d="M19 0c23 2 4 44-1 43-12-3-34-45 1-43z">
              <text:p/>
            </draw:path>
            <draw:path draw:style-name="gr65" draw:text-style-name="P28" draw:layer="layout" svg:width="0.05cm" svg:height="0.024cm" svg:x="15.95cm" svg:y="3.384cm" svg:viewBox="0 0 51 25" svg:d="M2 6c10-18 52 10 49 13-7 8-63 13-49-13z">
              <text:p/>
            </draw:path>
            <draw:path draw:style-name="gr65" draw:text-style-name="P28" draw:layer="layout" svg:width="0.036cm" svg:height="0.038cm" svg:x="15.966cm" svg:y="3.402cm" svg:viewBox="0 0 37 39" svg:d="M4 34c-17-13 28-37 31-34 7 8-5 52-31 34z">
              <text:p/>
            </draw:path>
            <draw:path draw:style-name="gr65" draw:text-style-name="P28" draw:layer="layout" svg:width="0.039cm" svg:height="0.035cm" svg:x="16cm" svg:y="3.402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379cm" svg:viewBox="0 0 49 27" svg:d="M49 11c5 20-49 17-49 13 0-10 42-40 49-13z">
              <text:p/>
            </draw:path>
            <draw:path draw:style-name="gr66" draw:text-style-name="P29" draw:layer="layout" svg:width="0.014cm" svg:height="0.011cm" svg:x="15.993cm" svg:y="3.397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83cm" svg:y="3.09cm" svg:viewBox="0 0 30 43" svg:d="M19 0c23 2 4 44-1 43-12-3-34-45 1-43z">
              <text:p/>
            </draw:path>
            <draw:path draw:style-name="gr65" draw:text-style-name="P28" draw:layer="layout" svg:width="0.05cm" svg:height="0.024cm" svg:x="15.95cm" svg:y="3.113cm" svg:viewBox="0 0 51 25" svg:d="M2 6c10-18 52 10 49 13-7 8-63 13-49-13z">
              <text:p/>
            </draw:path>
            <draw:path draw:style-name="gr65" draw:text-style-name="P28" draw:layer="layout" svg:width="0.036cm" svg:height="0.038cm" svg:x="15.966cm" svg:y="3.131cm" svg:viewBox="0 0 37 39" svg:d="M4 34c-17-13 28-37 31-34 7 8-5 52-31 34z">
              <text:p/>
            </draw:path>
            <draw:path draw:style-name="gr65" draw:text-style-name="P28" draw:layer="layout" svg:width="0.039cm" svg:height="0.035cm" svg:x="16cm" svg:y="3.131cm" svg:viewBox="0 0 40 36" svg:d="M31 34c-21 10-35-33-30-34 11-3 59 21 30 34z">
              <text:p/>
            </draw:path>
            <draw:path draw:style-name="gr65" draw:text-style-name="P28" draw:layer="layout" svg:width="0.048cm" svg:height="0.026cm" svg:x="16.001cm" svg:y="3.108cm" svg:viewBox="0 0 49 27" svg:d="M49 11c5 20-49 17-49 13 0-10 42-40 49-13z">
              <text:p/>
            </draw:path>
            <draw:path draw:style-name="gr66" draw:text-style-name="P29" draw:layer="layout" svg:width="0.014cm" svg:height="0.011cm" svg:x="15.993cm" svg:y="3.126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6.033cm" svg:y="3.438cm" svg:viewBox="0 0 30 43" svg:d="M19 0c23 2 4 44-1 43-12-3-34-45 1-43z">
              <text:p/>
            </draw:path>
            <draw:path draw:style-name="gr65" draw:text-style-name="P28" draw:layer="layout" svg:width="0.05cm" svg:height="0.024cm" svg:x="16cm" svg:y="3.461cm" svg:viewBox="0 0 51 25" svg:d="M2 6c10-18 52 10 49 13-7 8-63 13-49-13z">
              <text:p/>
            </draw:path>
            <draw:path draw:style-name="gr65" draw:text-style-name="P28" draw:layer="layout" svg:width="0.036cm" svg:height="0.038cm" svg:x="16.016cm" svg:y="3.479cm" svg:viewBox="0 0 37 39" svg:d="M4 34c-17-13 28-37 31-34 7 8-5 52-31 34z">
              <text:p/>
            </draw:path>
            <draw:path draw:style-name="gr65" draw:text-style-name="P28" draw:layer="layout" svg:width="0.039cm" svg:height="0.035cm" svg:x="16.05cm" svg:y="3.479cm" svg:viewBox="0 0 40 36" svg:d="M31 34c-21 10-35-33-30-34 11-3 59 21 30 34z">
              <text:p/>
            </draw:path>
            <draw:path draw:style-name="gr65" draw:text-style-name="P28" draw:layer="layout" svg:width="0.048cm" svg:height="0.026cm" svg:x="16.051cm" svg:y="3.456cm" svg:viewBox="0 0 49 27" svg:d="M49 11c5 20-49 17-49 13 0-10 42-40 49-13z">
              <text:p/>
            </draw:path>
            <draw:path draw:style-name="gr66" draw:text-style-name="P29" draw:layer="layout" svg:width="0.014cm" svg:height="0.011cm" svg:x="16.043cm" svg:y="3.474cm" svg:viewBox="0 0 15 12" svg:d="M10 12c10-2 4-12-3-12-12 0-7 11 1 12 1 0 2 0 2 0z">
              <text:p/>
            </draw:path>
          </draw:g>
          <draw:g draw:style-name="gr48">
            <draw:path draw:style-name="gr65" draw:text-style-name="P28" draw:layer="layout" svg:width="0.029cm" svg:height="0.042cm" svg:x="15.953cm" svg:y="3cm" svg:viewBox="0 0 30 43" svg:d="M19 0c23 2 4 44-1 43-12-3-34-45 1-43z">
              <text:p/>
            </draw:path>
            <draw:path draw:style-name="gr65" draw:text-style-name="P28" draw:layer="layout" svg:width="0.05cm" svg:height="0.024cm" svg:x="15.92cm" svg:y="3.023cm" svg:viewBox="0 0 51 25" svg:d="M2 6c10-18 52 10 49 13-7 8-63 13-49-13z">
              <text:p/>
            </draw:path>
            <draw:path draw:style-name="gr65" draw:text-style-name="P28" draw:layer="layout" svg:width="0.036cm" svg:height="0.038cm" svg:x="15.936cm" svg:y="3.041cm" svg:viewBox="0 0 37 39" svg:d="M4 34c-17-13 28-37 31-34 7 8-5 52-31 34z">
              <text:p/>
            </draw:path>
            <draw:path draw:style-name="gr65" draw:text-style-name="P28" draw:layer="layout" svg:width="0.039cm" svg:height="0.035cm" svg:x="15.97cm" svg:y="3.041cm" svg:viewBox="0 0 40 36" svg:d="M31 34c-21 10-35-33-30-34 11-3 59 21 30 34z">
              <text:p/>
            </draw:path>
            <draw:path draw:style-name="gr65" draw:text-style-name="P28" draw:layer="layout" svg:width="0.048cm" svg:height="0.026cm" svg:x="15.971cm" svg:y="3.018cm" svg:viewBox="0 0 49 27" svg:d="M49 11c5 20-49 17-49 13 0-10 42-40 49-13z">
              <text:p/>
            </draw:path>
            <draw:path draw:style-name="gr66" draw:text-style-name="P29" draw:layer="layout" svg:width="0.014cm" svg:height="0.011cm" svg:x="15.963cm" svg:y="3.036cm" svg:viewBox="0 0 15 12" svg:d="M10 12c10-2 4-12-3-12-12 0-7 11 1 12 1 0 2 0 2 0z">
              <text:p/>
            </draw:path>
          </draw:g>
        </draw:g>
        <draw:path draw:style-name="gr67" draw:text-style-name="P30" draw:layer="layout" svg:width="1.309cm" svg:height="2.339cm" svg:x="0.236cm" svg:y="0.279cm" svg:viewBox="0 0 1310 2340" svg:d="M559 2247c2-8 4-16 7-24 3-14 4-27 6-40 0-11 2-24 2-36s2-25 2-38c0-7-4-21-6-30-4-32-2-65-4-97-2-30-1-59-3-88 0-29-9-58-9-87 1-24-8-46-11-70-4-28-10-56-15-85-8-43-21-84-34-124-24-15-45-34-69-51-11-7-26-13-39-17s-27-3-41-8c-26-9-48-27-74-38-25-12-54-8-79-21s-39-30-58-49c-9-8-15-16-20-27-4-11-36 9-42 12-14 8-27 19-39 29-12 11-20 26-31 38-1 1-3-1-2-1 11-13 19-27 30-39 10-11 22-20 34-28 9-6 40-29 53-20 8 5 12 19 19 27 11 11 23 24 35 34 30 23 64 22 98 30 18 5 34 13 49 22-4-9-9-15-18-22-23-17-40-42-53-67-6-11-15-18-22-28-5-5-9-11-13-17-4-9-12-13-19-20-20-19-34-46-55-66 0-1 0-1 0-1 19 20 35 42 53 61 8 9 17 14 24 24 4 6 8 11 12 17 4 4 9 7 13 11 19 24 31 50 53 71 8 8 18 11 25 20 6 8 9 19 17 26 7 4 14 6 21 9 15 4 31 3 46 8 14 4 27 11 39 18 14 9 26 19 39 30 1 1 3 2 5 3-1-1-1-3-2-3-14-46-26-92-34-139-2-5-4-10-7-15-11-21-22-43-34-64-21-38-23-84-35-124-7-22-15-41-18-63-2-13-6-24-11-35-5-13-9-27-16-38-11-18-16-37-26-55-5-8-12-16-17-24-6-9-10-19-14-30-6-11-11-24-16-35-13 1-26 4-39 0-20-6-40-15-59-26-19-10-43-2-63 1-19 3-37 6-55 11 14-3 28-7 43-10 17-4 37-9 56-8 18 1 32 11 50 17 11 5 23 10 35 12 11 2 20 0 30-1-3-6-6-13-8-19-9-19-20-36-27-55-4-10-5-22-10-32-3-9-10-17-14-26-11-21-18-44-29-66-9-17-17-35-26-53-9-20-18-43-31-61 0 0 0-1 0 0 11 17 21 36 30 55 9 17 18 34 28 52 9 18 20 35 27 54 7 21 22 36 27 58 5 20 17 39 27 58 7 10 13 22 18 33 1 0 2 2 1 3 5 9 9 18 13 26 5 10 9 20 15 29 5 10 13 17 19 25 2 4 4 7 6 10 3-12 6-25 6-37 1-12 3-25 0-36-4-10-10-19-13-29-7-19-13-38-15-58 0-13 1-24-3-37-3-12-7-24-10-35-1 0 0 0 0 0 6 20 15 38 16 59 1 30 8 54 23 81 18 34 6 69 4 105 6 12 11 24 19 34 25 37 33 82 50 122 18 40 26 84 44 124 0 1 1 2 2 3 1-36 6-72 12-108 8-57 23-113 26-171 7-128 10-255 10-383 0-9 0-18-1-27-3-4-9-11-12-14-7-7-20-17-29-22-9-4-17-10-23-18-7-8-12-24-24-27-10-2-20-11-30-15-16-9-33-14-51-18-27-7-53-10-79-22h1c33 16 70 14 105 25 15 5 30 11 45 18 7 3 17 8 24 14 10 11 17 24 30 33 11 6 21 11 31 19 4 3 7 7 10 11-4-49-17-94-34-141-5-13-16-24-22-36-8-14-15-29-22-42-15-28-26-55-38-84 20 51 49 101 80 146 14 22 21 47 30 71 10 28 17 56 21 86 6 56 4 115 9 172 0 12 1 25 2 37 3-3 5-7 9-10 5-3 10-6 16-9 19-9 13-30 13-47 0-11 8-20 12-28 12-20 8-40 4-61-8-35-19-67-18-103 1-18 8-34 9-52s8-29 16-46c-9 18-14 32-15 53 0 8-4 18-6 26-3 12-2 27 0 39 2 38 20 73 23 111 1 11 2 22-4 31-4 6-9 14-12 21-4 9-1 24-1 34 1 7 1 18-5 24-5 4-13 6-19 9-8 5-11 12-19 18-1 0-2 1-2 1 2 47 4 94 6 141 0 5 0 10 0 15 15-6 30-10 44-18 18-10 40-6 60-5-27 0-45 2-69 16-11 6-22 10-34 15 2 51 3 103-5 154-9 56-10 117-8 174s16 116 34 169c0 2 1 3 1 4 1 0 1 1 1 2 0-14-3-28-4-41-3-15-3-31-4-47-2-15 1-28 3-42 1-6-1-12 2-17 4-6 12-15 13-23 2-31 29-50 42-75 6-12 17-19 22-30 2-2 3-4 4-6-1-11-7-24-8-28-5-19-3-39-9-58-1 0 0-1 0 0 8 24 11 50 19 75 0 2 1 4 2 7 4-5 9-9 13-12 30-21 48-55 50-92 1-27-2-54 13-78 1-1 3 0 2 2-15 27-9 58-10 87-2 26-17 54-33 75-7 9-19 13-26 23-3 3-6 8-9 12 0 2-2 4-4 6-2 4-4 7-7 9-8 10-13 21-20 30-11 13-21 29-26 45-2 5 0 12-2 16-2 5-5 10-8 15-8 12-8 37-7 51 1 29 6 59 11 88 3 15 2 31 3 47 2 16 4 31 6 47 7 20 14 42 22 62 11 28 17 59 21 88 3 16 6 31 9 46 2 17 9 34 11 52 2 26 9 53 12 80 3 26 4 52 5 78 8-42 16-85 19-128 1-27 1-53 3-80 2-28 5-56 5-84 1-25 4-49 8-74 6-30 8-60 17-90 4-8 7-17 9-25 0-3 0-5 0-8 0-11-6-22-6-34-3-26-6-51-18-75-6-11-15-30-10-45 3-8 8-13 14-20 14-12 18-26 10-43 0 0 1-1 1 0 5 13 7 26-3 39-9 12-20 17-18 36 0 14 11 29 17 40 11 19 11 41 15 61 1 8 4 15 6 23 12-39 24-78 41-114 10-22 22-42 36-62 0-10 0-19 6-29 7-11 16-20 21-33s9-27 10-41c4-30 1-59-3-89-1-15 0-30-2-44 0-3 0-7-1-10-5-5-11-10-18-14-9-5-17-10-24-17-10-10-9-17-15-28-8-11-13-23-20-34-9-14-19-28-26-43-6-13-13-26-17-39-6-15-10-30-17-44-1-1 0-1 0-1 11 25 17 50 31 73 3 4 4 10 6 15 5 9 11 17 17 26 7 11 15 20 20 32 4 9 12 16 14 26 2 16 21 24 33 31 4 2 9 5 14 8-3-10-7-19-10-29-9-30-17-61-24-92-3-15-5-30-9-45-4-14-9-28-12-42-4-14-8-27-9-41 0-17-2-34-7-50-8-26-11-51-10-79 0 17 4 32 6 48 1 14 10 27 14 42s6 29 8 45c2 17 12 38 18 55 11 28 18 56 27 84 1 4 2 8 4 11 2-6 6-10 9-17 4-7 7-14 11-20 20-26 18-60 13-90-5-25-11-49-9-74 1-18-3-37 5-54-7 13-4 25-3 39 1 11-1 22-1 33 0 28 13 54 14 81 1 20 2 37-6 56-2 6-8 16-13 22-4 5-13 24-14 29 0 2-2 3-4 3 3 10 7 20 10 30 6 19 15 37 19 55 7 29 7 59 10 89 3 27 6 56 0 83 12-17 21-35 33-52 17-24 31-50 42-76 16-39 27-80 38-119 13-46 21-94 28-141 6-43 7-90 23-132 3-8 6-17 10-25 2-19 2-39-6-55-13-27-18-58-33-83-16-25-24-54-42-77-6-9-12-18-18-26-7-14-9-31-15-46h1c5 15 9 31 16 45s19 23 27 36c16 27 32 53 46 80 7 13 10 28 14 41 5 13 13 25 17 39 2 5 2 11 3 17 0 0 1-1 1-2 7-20 8-44 13-65s3-43 2-64c0-25-1-49-1-74 1-12 0-25-1-37 0-1 0-1 0-2-2-33-6-66-13-99-7-43-7-87-17-129-4-20-9-38-13-57-4-20-6-40-11-60 0-1 1-1 1-1 5 25 10 49 16 73 6 28 16 55 19 83 4 28 7 55 12 83 6 30 13 60 15 91v1c2-3 3-6 3-10 0-2 1-3 2-4 19-4 9-52 18-63 7-10 12-19 22-26 9-6 22-9 33-12 2 0 2 2 1 3-20 5-34 11-47 28-8 11-8 18-8 31 0 8-4 15-4 23s-1 16-9 21c-3 2-1 7-2 10 0 4-4 7-7 11 1 7 2 13 2 20 0 15 1 30 1 45 1 32 5 64 6 96 0 25-9 50-12 75-3 27-16 52-24 78-10 29-10 63-13 92-3 31-7 62-12 93-8 58-21 117-35 174-6 26-15 51-25 76-11 24-25 46-37 71-11 22-22 44-37 64-18 23-34 45-46 71-9 19-18 37-24 57-4 12-7 23-11 35 0-1 0-1 0-1 6-7 13-12 19-19 7-7 11-17 19-25 7-5 14-9 21-13 11-6 22-19 30-28 15-17 26-34 44-47 21-14 43-24 61-42 15-15 26-35 33-56 0-4-1-10-1-15 0-11 2-22 4-32 9-28 18-56 30-83 4-8 1-20 4-30 3-11 12-19 18-28 5-7 11-15 17-22h1c-7 9-13 19-20 28-9 13-15 22-15 39 0 12-6 20-9 31-8 26-20 54-23 82-1 3-1 8-1 12 11-36 24-71 48-101 26-34 64-48 97-75 12-11 25-19 38-27 8-8 13-20 18-32 4-11 10-24 13-36 3-11-8-32-12-43-5-16-11-25-11-42v-31c0-13 4-25 5-37 0-1 0 0 0 0-3 25-4 49-3 74 0 15 9 28 15 41 3 11 7 21 10 32 1 9-3 17-6 25-5 12-8 24-14 36-1 2-2 4-3 6 20-14 27-36 37-55 6-11 5-22 9-33 2-9 8-15 11-24 7-20 10-41 19-60h1c-9 18-8 39-16 58-2 7-4 15-8 23-5 8 0 19-4 27-5 11-10 21-13 32-1 5-2 11-5 15-15 18-29 30-48 42-15 9-28 24-43 34-20 13-41 25-58 41-33 34-48 77-59 122-11 40-33 73-65 99-18 13-38 22-54 37-7 7-12 17-18 25-9 11-19 21-29 31-6 7-12 10-21 15-8 6-12 16-18 24-10 16-24 32-37 46-15 16-28 34-39 54-7 21-12 43-14 64-2 20-7 39-9 59-3 20-2 41-2 62-2 42-7 83-7 124-1 42-9 84-16 126-3 19-7 39-10 60 8-19 16-37 24-56 9-24 20-47 25-71 5-20 10-38 10-58 0-18 2-35 8-52 3-11 12-25 23-31 18-8 34-20 49-33-1-1-1-2 0-3 7-16 15-27 13-46-1-16-1-32 0-48 0-16 2-33 13-46 1-1 2 1 2 2-16 20-10 55-8 78 0 11 6 23 4 34-1 1-1 2-1 2 9-11 17-23 25-35 11-17 17-37 30-53 9-13 23-25 37-33 13-7 28-16 42-22 8-2 17-5 26-7s21-7 30-8c22-3 43-3 65-3 0 0 1 0 0 0-17 0-34 1-51 3-21 3-42 12-62 18-15 5-32 17-46 25-18 11-33 28-43 47-9 14-13 31-22 46-10 17-22 34-34 50-13 15-28 26-44 36-4 3-9 6-13 9 16 0 32-1 46 5 11 4 19 12 30 17 13 8 31 13 45 19-19-7-38-13-56-23-14-7-25-13-41-14-11 0-21 0-31 0-1 2-2 3-4 5-7 7-9 19-12 29-4 18-1 38-2 55s-6 33-9 50c-5 20-14 39-21 58-7 20-14 39-23 59-6 16-14 31-23 47-3 6-1 16-1 24 0 10 0 20 0 31-1 21-7 43-6 65 0 13-1 23-3 34 0 0 0 2 0 3-2 45-1 90-1 136 0 1 0 2 0 3s0 1 1 3c3 2 5 5 7 7 3 0 5 0 8 0-1 1-1 2-1 3-3-1-6-1-9-1-14-2-28-3-41-2-23-2-46-5-68-6-38-2-74-3-110 0 2-1 4-1 5-2 12-6 28-9 39-16 1-8 2-15 5-21z">
          <text:p/>
        </draw:path>
        <draw:path draw:style-name="gr61" draw:text-style-name="P27" draw:layer="layout" svg:width="0.107cm" svg:height="0.103cm" draw:transform="skewX (0.0097738438111682) rotate (0.96656333975446) translate (1.42048133813602cm 1.50021988130382cm)" svg:viewBox="0 0 108 104" svg:d="M52 0c-9 0-17 2-25 7-26 14-35 46-20 70 15 25 48 34 74 20 25-14 34-46 19-71-10-17-29-26-48-26zM53 18c12 0 24 6 31 17 10 16 4 37-13 46-16 9-38 4-47-13-10-16-5-36 12-45 5-3 11-5 17-5z">
          <text:p/>
        </draw:path>
        <draw:path draw:style-name="gr61" draw:text-style-name="P27" draw:layer="layout" svg:width="0.189cm" svg:height="0.303cm" draw:transform="skewX (0.00331612557878928) rotate (0.959931088596881) translate (1.15885258442812cm 1.48268494785207cm)" svg:viewBox="0 0 190 304" svg:d="M181 0c-3 0-7 1-9 5l-171 286c-1 2-1 4-1 7 1 2 2 4 5 5 4 3 10 1 13-3l170-286c2-3 2-5 1-7 0-3-2-5-4-6-1 0-2-1-4-1z">
          <text:p/>
        </draw:path>
        <draw:path draw:style-name="gr61" draw:text-style-name="P27" draw:layer="layout" svg:width="0.107cm" svg:height="0.103cm" draw:transform="skewX (0.00977384381116828) rotate (0.96656333975446) translate (1.2941564563643cm 1.68062985863223cm)" svg:viewBox="0 0 108 104" svg:d="M7 26c-15 24-6 56 20 70 26 15 59 7 73-18 15-25 6-57-19-71-9-4-17-7-26-7-19-1-38 9-48 26zM55 18c5 0 11 2 16 5 17 9 23 30 13 46s-31 21-48 12c-17-10-22-30-13-46 7-11 19-17 32-17z">
          <text:p/>
        </draw:path>
        <draw:custom-shape draw:style-name="gr68" draw:text-style-name="P31" draw:layer="layout" svg:width="1cm" svg:height="0.6cm" svg:x="16.35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1" draw:layer="layout" svg:width="2.1cm" svg:height="0.801cm" svg:x="16.2cm" svg:y="3.75cm">
          <draw:text-box>
            <text:p text:style-name="P40"><text:span text:style-name="T12">No further advancement</text:span></text:p>
          </draw:text-box>
        </draw:frame>
        <draw:line draw:style-name="gr89" draw:text-style-name="P2" draw:layer="layout" svg:x1="14.65cm" svg:y1="3.92cm" svg:x2="14.65cm" svg:y2="5.29cm">
          <text:p/>
        </draw:line>
        <draw:frame draw:style-name="gr63" draw:text-style-name="P43" draw:layer="layout" svg:width="2.1cm" svg:height="1.076cm" svg:x="14.15cm" svg:y="5.424cm">
          <draw:text-box>
            <text:p text:style-name="P42"><text:span text:style-name="T13">Chilling requirement met?</text:span></text:p>
          </draw:text-box>
        </draw:frame>
        <draw:line draw:style-name="gr90" draw:text-style-name="P2" draw:layer="layout" svg:x1="14.65cm" svg:y1="5.3cm" svg:x2="14.65cm" svg:y2="5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2" draw:display-name="Transparency 22" draw:style="linear" draw:start="100%" draw:end="0%" draw:angle="270deg" draw:border="5%">
      <loext:opacity-stop svg:offset="0" svg:stop-opacity="1"/>
      <loext:opacity-stop svg:offset="1" svg:stop-opacity="0"/>
    </draw:opacity>
    <draw:opacity draw:name="Transparency_20_24" draw:display-name="Transparency 24" draw:style="linear" draw:start="0%" draw:end="100%" draw:angle="270deg" draw:border="5%">
      <loext:opacity-stop svg:offset="0" svg:stop-opacity="0"/>
      <loext:opacity-stop svg:offset="1" svg:stop-opacity="1"/>
    </draw:opacity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10:26:16.429375905</meta:creation-date>
    <meta:print-date>2026-04-16T11:32:35.031410126</meta:print-date>
    <meta:printed-by>PDF files</meta:printed-by>
    <dc:date>2026-04-29T12:28:39.598680508</dc:date>
    <meta:editing-duration>PT1H16M2S</meta:editing-duration>
    <meta:editing-cycles>19</meta:editing-cycles>
    <meta:generator>LibreOffice/25.8.5.2$Linux_X86_64 LibreOffice_project/580$Build-2</meta:generator>
    <meta:document-statistic meta:object-count="568"/>
  </office:meta>
</office:document-meta>
</file>